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throught" table:style-name="ta1">
        <table:shapes>
          <draw:frame draw:z-index="0" draw:style-name="gr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2.13" calcext:value-type="float">
            <text:p>1022.13</text:p>
          </table:table-cell>
          <table:table-cell table:formula="of:=[.D130]" office:value-type="float" office:value="698.061666666667" calcext:value-type="float">
            <text:p>698.0616666667</text:p>
          </table:table-cell>
          <table:table-cell table:formula="of:=[.D255]" office:value-type="float" office:value="1016.05" calcext:value-type="float">
            <text:p>1016.05</text:p>
          </table:table-cell>
          <table:table-cell table:formula="of:=[.D380]" office:value-type="float" office:value="913.760333333333" calcext:value-type="float">
            <text:p>913.760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8.22" calcext:value-type="float">
            <text:p>1018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2.12333333333" calcext:value-type="float">
            <text:p>1022.1233333333</text:p>
          </table:table-cell>
          <table:table-cell table:formula="of:=[.D135]" office:value-type="float" office:value="648.662" calcext:value-type="float">
            <text:p>648.662</text:p>
          </table:table-cell>
          <table:table-cell table:formula="of:=[.D260]" office:value-type="float" office:value="1017.80666666667" calcext:value-type="float">
            <text:p>1017.8066666667</text:p>
          </table:table-cell>
          <table:table-cell table:formula="of:=[.D385]" office:value-type="float" office:value="855.943" calcext:value-type="float">
            <text:p>855.94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22.1" calcext:value-type="float">
            <text:p>1022.1</text:p>
          </table:table-cell>
          <table:table-cell table:formula="of:=[.D140]" office:value-type="float" office:value="611.719333333333" calcext:value-type="float">
            <text:p>611.7193333333</text:p>
          </table:table-cell>
          <table:table-cell table:formula="of:=[.D265]" office:value-type="float" office:value="923.562333333333" calcext:value-type="float">
            <text:p>923.5623333333</text:p>
          </table:table-cell>
          <table:table-cell table:formula="of:=[.D390]" office:value-type="float" office:value="834.593" calcext:value-type="float">
            <text:p>834.59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1022.13" calcext:value-type="float">
            <text:p>1022.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76.661" calcext:value-type="float">
            <text:p>976.661</text:p>
          </table:table-cell>
          <table:table-cell table:formula="of:=[.D145]" office:value-type="float" office:value="619.284333333333" calcext:value-type="float">
            <text:p>619.2843333333</text:p>
          </table:table-cell>
          <table:table-cell table:formula="of:=[.D270]" office:value-type="float" office:value="1001.802" calcext:value-type="float">
            <text:p>1001.802</text:p>
          </table:table-cell>
          <table:table-cell table:formula="of:=[.D395]" office:value-type="float" office:value="821.858" calcext:value-type="float">
            <text:p>821.85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894.755666666667" calcext:value-type="float">
            <text:p>894.7556666667</text:p>
          </table:table-cell>
          <table:table-cell table:formula="of:=[.D150]" office:value-type="float" office:value="613.815333333333" calcext:value-type="float">
            <text:p>613.8153333333</text:p>
          </table:table-cell>
          <table:table-cell table:formula="of:=[.D275]" office:value-type="float" office:value="993.865666666667" calcext:value-type="float">
            <text:p>993.8656666667</text:p>
          </table:table-cell>
          <table:table-cell table:formula="of:=[.D400]" office:value-type="float" office:value="741.654333333333" calcext:value-type="float">
            <text:p>741.654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865.793333333334" calcext:value-type="float">
            <text:p>865.7933333333</text:p>
          </table:table-cell>
          <table:table-cell table:formula="of:=[.D155]" office:value-type="float" office:value="611.695333333333" calcext:value-type="float">
            <text:p>611.6953333333</text:p>
          </table:table-cell>
          <table:table-cell table:formula="of:=[.D280]" office:value-type="float" office:value="969.462333333333" calcext:value-type="float">
            <text:p>969.4623333333</text:p>
          </table:table-cell>
          <table:table-cell table:formula="of:=[.D405]" office:value-type="float" office:value="783.224" calcext:value-type="float">
            <text:p>783.22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846.927333333333" calcext:value-type="float">
            <text:p>846.9273333333</text:p>
          </table:table-cell>
          <table:table-cell table:formula="of:=[.D160]" office:value-type="float" office:value="706.709666666667" calcext:value-type="float">
            <text:p>706.7096666667</text:p>
          </table:table-cell>
          <table:table-cell table:formula="of:=[.D285]" office:value-type="float" office:value="909.684333333333" calcext:value-type="float">
            <text:p>909.6843333333</text:p>
          </table:table-cell>
          <table:table-cell table:formula="of:=[.D410]" office:value-type="float" office:value="813.441" calcext:value-type="float">
            <text:p>813.44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836.993333333333" calcext:value-type="float">
            <text:p>836.9933333333</text:p>
          </table:table-cell>
          <table:table-cell table:formula="of:=[.D165]" office:value-type="float" office:value="661.673333333333" calcext:value-type="float">
            <text:p>661.6733333333</text:p>
          </table:table-cell>
          <table:table-cell table:formula="of:=[.D290]" office:value-type="float" office:value="898.714" calcext:value-type="float">
            <text:p>898.714</text:p>
          </table:table-cell>
          <table:table-cell table:formula="of:=[.D415]" office:value-type="float" office:value="754.666333333333" calcext:value-type="float">
            <text:p>754.666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1022.12333333333" calcext:value-type="float">
            <text:p>1022.123333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848.972" calcext:value-type="float">
            <text:p>848.972</text:p>
          </table:table-cell>
          <table:table-cell table:formula="of:=[.D170]" office:value-type="float" office:value="657.508666666667" calcext:value-type="float">
            <text:p>657.5086666667</text:p>
          </table:table-cell>
          <table:table-cell table:formula="of:=[.D295]" office:value-type="float" office:value="876.833333333333" calcext:value-type="float">
            <text:p>876.8333333333</text:p>
          </table:table-cell>
          <table:table-cell table:formula="of:=[.D420]" office:value-type="float" office:value="696.683" calcext:value-type="float">
            <text:p>696.68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856.44" calcext:value-type="float">
            <text:p>856.44</text:p>
          </table:table-cell>
          <table:table-cell table:formula="of:=[.D175]" office:value-type="float" office:value="641.104666666667" calcext:value-type="float">
            <text:p>641.1046666667</text:p>
          </table:table-cell>
          <table:table-cell table:formula="of:=[.D300]" office:value-type="float" office:value="960.105" calcext:value-type="float">
            <text:p>960.105</text:p>
          </table:table-cell>
          <table:table-cell table:formula="of:=[.D425]" office:value-type="float" office:value="721.542" calcext:value-type="float">
            <text:p>721.54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825.542333333333" calcext:value-type="float">
            <text:p>825.5423333333</text:p>
          </table:table-cell>
          <table:table-cell table:formula="of:=[.D180]" office:value-type="float" office:value="657.450666666667" calcext:value-type="float">
            <text:p>657.4506666667</text:p>
          </table:table-cell>
          <table:table-cell table:formula="of:=[.D305]" office:value-type="float" office:value="949.182" calcext:value-type="float">
            <text:p>949.182</text:p>
          </table:table-cell>
          <table:table-cell table:formula="of:=[.D430]" office:value-type="float" office:value="732.494333333333" calcext:value-type="float">
            <text:p>732.494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65" calcext:value-type="float">
            <text:p>971.5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797.495333333333" calcext:value-type="float">
            <text:p>797.4953333333</text:p>
          </table:table-cell>
          <table:table-cell table:formula="of:=[.D185]" office:value-type="float" office:value="669.844333333334" calcext:value-type="float">
            <text:p>669.8443333333</text:p>
          </table:table-cell>
          <table:table-cell table:formula="of:=[.D310]" office:value-type="float" office:value="831.251333333333" calcext:value-type="float">
            <text:p>831.2513333333</text:p>
          </table:table-cell>
          <table:table-cell table:formula="of:=[.D435]" office:value-type="float" office:value="703.301666666667" calcext:value-type="float">
            <text:p>703.301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797.246333333333" calcext:value-type="float">
            <text:p>797.2463333333</text:p>
          </table:table-cell>
          <table:table-cell table:formula="of:=[.D190]" office:value-type="float" office:value="623.675333333333" calcext:value-type="float">
            <text:p>623.6753333333</text:p>
          </table:table-cell>
          <table:table-cell table:formula="of:=[.D315]" office:value-type="float" office:value="862.854666666667" calcext:value-type="float">
            <text:p>862.8546666667</text:p>
          </table:table-cell>
          <table:table-cell table:formula="of:=[.D440]" office:value-type="float" office:value="782.39" calcext:value-type="float">
            <text:p>782.3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1022.1" calcext:value-type="float">
            <text:p>1022.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797.409" calcext:value-type="float">
            <text:p>797.409</text:p>
          </table:table-cell>
          <table:table-cell table:formula="of:=[.D195]" office:value-type="float" office:value="654.002333333333" calcext:value-type="float">
            <text:p>654.0023333333</text:p>
          </table:table-cell>
          <table:table-cell table:formula="of:=[.D320]" office:value-type="float" office:value="820.336333333333" calcext:value-type="float">
            <text:p>820.3363333333</text:p>
          </table:table-cell>
          <table:table-cell table:formula="of:=[.D445]" office:value-type="float" office:value="770.114" calcext:value-type="float">
            <text:p>770.11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108" calcext:value-type="float">
            <text:p>916.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846.068666666667" calcext:value-type="float">
            <text:p>846.0686666667</text:p>
          </table:table-cell>
          <table:table-cell table:formula="of:=[.D200]" office:value-type="float" office:value="673.11" calcext:value-type="float">
            <text:p>673.11</text:p>
          </table:table-cell>
          <table:table-cell table:formula="of:=[.D325]" office:value-type="float" office:value="963.068666666667" calcext:value-type="float">
            <text:p>963.0686666667</text:p>
          </table:table-cell>
          <table:table-cell table:formula="of:=[.D450]" office:value-type="float" office:value="755.102" calcext:value-type="float">
            <text:p>755.10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1.97" calcext:value-type="float">
            <text:p>1021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837.542" calcext:value-type="float">
            <text:p>837.542</text:p>
          </table:table-cell>
          <table:table-cell table:formula="of:=[.D205]" office:value-type="float" office:value="683.317" calcext:value-type="float">
            <text:p>683.317</text:p>
          </table:table-cell>
          <table:table-cell table:formula="of:=[.D330]" office:value-type="float" office:value="960.032666666667" calcext:value-type="float">
            <text:p>960.0326666667</text:p>
          </table:table-cell>
          <table:table-cell table:formula="of:=[.D455]" office:value-type="float" office:value="663.471" calcext:value-type="float">
            <text:p>663.47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3.358" calcext:value-type="float">
            <text:p>763.3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854.962333333333" calcext:value-type="float">
            <text:p>854.9623333333</text:p>
          </table:table-cell>
          <table:table-cell table:formula="of:=[.D210]" office:value-type="float" office:value="678.863666666667" calcext:value-type="float">
            <text:p>678.8636666667</text:p>
          </table:table-cell>
          <table:table-cell table:formula="of:=[.D335]" office:value-type="float" office:value="962.457" calcext:value-type="float">
            <text:p>962.457</text:p>
          </table:table-cell>
          <table:table-cell table:formula="of:=[.D460]" office:value-type="float" office:value="734.203" calcext:value-type="float">
            <text:p>734.2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905" calcext:value-type="float">
            <text:p>991.9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843.965" calcext:value-type="float">
            <text:p>843.965</text:p>
          </table:table-cell>
          <table:table-cell table:formula="of:=[.D215]" office:value-type="float" office:value="706.722666666667" calcext:value-type="float">
            <text:p>706.7226666667</text:p>
          </table:table-cell>
          <table:table-cell table:formula="of:=[.D340]" office:value-type="float" office:value="970.183333333333" calcext:value-type="float">
            <text:p>970.1833333333</text:p>
          </table:table-cell>
          <table:table-cell table:formula="of:=[.D465]" office:value-type="float" office:value="760.737" calcext:value-type="float">
            <text:p>760.73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976.661" calcext:value-type="float">
            <text:p>976.66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852.499666666667" calcext:value-type="float">
            <text:p>852.4996666667</text:p>
          </table:table-cell>
          <table:table-cell table:formula="of:=[.D220]" office:value-type="float" office:value="741.077333333333" calcext:value-type="float">
            <text:p>741.0773333333</text:p>
          </table:table-cell>
          <table:table-cell table:formula="of:=[.D345]" office:value-type="float" office:value="796.015" calcext:value-type="float">
            <text:p>796.015</text:p>
          </table:table-cell>
          <table:table-cell table:formula="of:=[.D470]" office:value-type="float" office:value="756.056333333333" calcext:value-type="float">
            <text:p>756.056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682" calcext:value-type="float">
            <text:p>806.6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841.666333333333" calcext:value-type="float">
            <text:p>841.6663333333</text:p>
          </table:table-cell>
          <table:table-cell table:formula="of:=[.D225]" office:value-type="float" office:value="718.166" calcext:value-type="float">
            <text:p>718.166</text:p>
          </table:table-cell>
          <table:table-cell table:formula="of:=[.D350]" office:value-type="float" office:value="929.72" calcext:value-type="float">
            <text:p>929.72</text:p>
          </table:table-cell>
          <table:table-cell table:formula="of:=[.D475]" office:value-type="float" office:value="735.183333333333" calcext:value-type="float">
            <text:p>735.183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896" calcext:value-type="float">
            <text:p>987.8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838.686333333333" calcext:value-type="float">
            <text:p>838.6863333333</text:p>
          </table:table-cell>
          <table:table-cell table:formula="of:=[.D230]" office:value-type="float" office:value="683.009" calcext:value-type="float">
            <text:p>683.009</text:p>
          </table:table-cell>
          <table:table-cell table:formula="of:=[.D355]" office:value-type="float" office:value="960.875666666667" calcext:value-type="float">
            <text:p>960.8756666667</text:p>
          </table:table-cell>
          <table:table-cell table:formula="of:=[.D480]" office:value-type="float" office:value="752.768666666667" calcext:value-type="float">
            <text:p>752.768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21" calcext:value-type="float">
            <text:p>814.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855.235" calcext:value-type="float">
            <text:p>855.235</text:p>
          </table:table-cell>
          <table:table-cell table:formula="of:=[.D235]" office:value-type="float" office:value="759.775" calcext:value-type="float">
            <text:p>759.775</text:p>
          </table:table-cell>
          <table:table-cell table:formula="of:=[.D360]" office:value-type="float" office:value="922.155666666667" calcext:value-type="float">
            <text:p>922.1556666667</text:p>
          </table:table-cell>
          <table:table-cell table:formula="of:=[.D485]" office:value-type="float" office:value="754.089333333333" calcext:value-type="float">
            <text:p>754.089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161" calcext:value-type="float">
            <text:p>882.1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855.661" calcext:value-type="float">
            <text:p>855.661</text:p>
          </table:table-cell>
          <table:table-cell table:formula="of:=[.D240]" office:value-type="float" office:value="726.866" calcext:value-type="float">
            <text:p>726.866</text:p>
          </table:table-cell>
          <table:table-cell table:formula="of:=[.D365]" office:value-type="float" office:value="835.518" calcext:value-type="float">
            <text:p>835.518</text:p>
          </table:table-cell>
          <table:table-cell table:formula="of:=[.D490]" office:value-type="float" office:value="725.830666666667" calcext:value-type="float">
            <text:p>725.83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69" calcext:value-type="float">
            <text:p>999.69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894.755666666667" calcext:value-type="float">
            <text:p>894.755666666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819.065666666667" calcext:value-type="float">
            <text:p>819.0656666667</text:p>
          </table:table-cell>
          <table:table-cell table:formula="of:=[.D245]" office:value-type="float" office:value="704.297333333333" calcext:value-type="float">
            <text:p>704.2973333333</text:p>
          </table:table-cell>
          <table:table-cell table:formula="of:=[.D370]" office:value-type="float" office:value="922.617" calcext:value-type="float">
            <text:p>922.617</text:p>
          </table:table-cell>
          <table:table-cell table:formula="of:=[.D495]" office:value-type="float" office:value="703.275" calcext:value-type="float">
            <text:p>703.2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648" calcext:value-type="float">
            <text:p>764.6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835.212333333333" calcext:value-type="float">
            <text:p>835.2123333333</text:p>
          </table:table-cell>
          <table:table-cell table:formula="of:=[.D250]" office:value-type="float" office:value="740.034333333333" calcext:value-type="float">
            <text:p>740.0343333333</text:p>
          </table:table-cell>
          <table:table-cell table:formula="of:=[.D375]" office:value-type="float" office:value="833.784666666667" calcext:value-type="float">
            <text:p>833.7846666667</text:p>
          </table:table-cell>
          <table:table-cell table:formula="of:=[.D500]" office:value-type="float" office:value="626.292" calcext:value-type="float">
            <text:p>626.29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683" calcext:value-type="float">
            <text:p>933.6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17" calcext:value-type="float">
            <text:p>822.1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865.793333333334" calcext:value-type="float">
            <text:p>865.79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4" calcext:value-type="float">
            <text:p>759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936" calcext:value-type="float">
            <text:p>889.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661" calcext:value-type="float">
            <text:p>871.6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185" calcext:value-type="float">
            <text:p>779.1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1.559" calcext:value-type="float">
            <text:p>951.559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846.927333333333" calcext:value-type="float">
            <text:p>846.92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98" calcext:value-type="float">
            <text:p>804.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7.487" calcext:value-type="float">
            <text:p>817.48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515" calcext:value-type="float">
            <text:p>811.5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1.978" calcext:value-type="float">
            <text:p>881.97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096" calcext:value-type="float">
            <text:p>895.09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836.993333333333" calcext:value-type="float">
            <text:p>836.99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3.371" calcext:value-type="float">
            <text:p>853.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929" calcext:value-type="float">
            <text:p>855.92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286" calcext:value-type="float">
            <text:p>788.28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616" calcext:value-type="float">
            <text:p>837.6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137" calcext:value-type="float">
            <text:p>859.137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848.972" calcext:value-type="float">
            <text:p>848.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74" calcext:value-type="float">
            <text:p>822.17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486" calcext:value-type="float">
            <text:p>806.4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399" calcext:value-type="float">
            <text:p>882.3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903" calcext:value-type="float">
            <text:p>893.9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747" calcext:value-type="float">
            <text:p>864.747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856.44" calcext:value-type="float">
            <text:p>856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5.031" calcext:value-type="float">
            <text:p>875.03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348" calcext:value-type="float">
            <text:p>791.3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39" calcext:value-type="float">
            <text:p>887.8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723" calcext:value-type="float">
            <text:p>799.7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1.873" calcext:value-type="float">
            <text:p>801.873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825.542333333333" calcext:value-type="float">
            <text:p>825.54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655" calcext:value-type="float">
            <text:p>836.6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203" calcext:value-type="float">
            <text:p>764.20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318" calcext:value-type="float">
            <text:p>855.31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3.615" calcext:value-type="float">
            <text:p>753.6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628" calcext:value-type="float">
            <text:p>791.628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797.495333333333" calcext:value-type="float">
            <text:p>797.49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7.065" calcext:value-type="float">
            <text:p>797.0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616" calcext:value-type="float">
            <text:p>916.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4.802" calcext:value-type="float">
            <text:p>774.8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487" calcext:value-type="float">
            <text:p>788.487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797.246333333333" calcext:value-type="float">
            <text:p>797.24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2.413" calcext:value-type="float">
            <text:p>792.4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8.676" calcext:value-type="float">
            <text:p>878.6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0.891" calcext:value-type="float">
            <text:p>760.8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025" calcext:value-type="float">
            <text:p>754.025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797.409" calcext:value-type="float">
            <text:p>797.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192" calcext:value-type="float">
            <text:p>869.1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76" calcext:value-type="float">
            <text:p>904.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0.431" calcext:value-type="float">
            <text:p>790.4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19" calcext:value-type="float">
            <text:p>804.819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846.068666666667" calcext:value-type="float">
            <text:p>846.06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61" calcext:value-type="float">
            <text:p>852.6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3.749" calcext:value-type="float">
            <text:p>843.7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227" calcext:value-type="float">
            <text:p>942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67" calcext:value-type="float">
            <text:p>816.267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837.542" calcext:value-type="float">
            <text:p>837.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847" calcext:value-type="float">
            <text:p>854.84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984" calcext:value-type="float">
            <text:p>861.9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78" calcext:value-type="float">
            <text:p>925.7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956" calcext:value-type="float">
            <text:p>799.9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8.056" calcext:value-type="float">
            <text:p>848.056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854.962333333333" calcext:value-type="float">
            <text:p>854.96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616" calcext:value-type="float">
            <text:p>851.61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51" calcext:value-type="float">
            <text:p>851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8" calcext:value-type="float">
            <text:p>884.7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6.385" calcext:value-type="float">
            <text:p>826.3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8.769" calcext:value-type="float">
            <text:p>828.769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843.965" calcext:value-type="float">
            <text:p>843.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607" calcext:value-type="float">
            <text:p>838.6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254" calcext:value-type="float">
            <text:p>855.2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3.638" calcext:value-type="float">
            <text:p>863.63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274" calcext:value-type="float">
            <text:p>809.2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7.785" calcext:value-type="float">
            <text:p>867.785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852.499666666667" calcext:value-type="float">
            <text:p>852.49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0.475" calcext:value-type="float">
            <text:p>910.4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578" calcext:value-type="float">
            <text:p>854.5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5.185" calcext:value-type="float">
            <text:p>775.1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0.007" calcext:value-type="float">
            <text:p>850.007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841.666333333333" calcext:value-type="float">
            <text:p>841.66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502" calcext:value-type="float">
            <text:p>833.5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809" calcext:value-type="float">
            <text:p>819.8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52" calcext:value-type="float">
            <text:p>887.8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1.115" calcext:value-type="float">
            <text:p>821.1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442" calcext:value-type="float">
            <text:p>861.442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838.686333333333" calcext:value-type="float">
            <text:p>838.68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725" calcext:value-type="float">
            <text:p>871.7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772" calcext:value-type="float">
            <text:p>819.77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323" calcext:value-type="float">
            <text:p>788.3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4.208" calcext:value-type="float">
            <text:p>874.20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5.93" calcext:value-type="float">
            <text:p>905.93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855.235" calcext:value-type="float">
            <text:p>855.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47" calcext:value-type="float">
            <text:p>859.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185" calcext:value-type="float">
            <text:p>836.18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9.635" calcext:value-type="float">
            <text:p>879.63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6" calcext:value-type="float">
            <text:p>811.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28" calcext:value-type="float">
            <text:p>871.328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855.661" calcext:value-type="float">
            <text:p>855.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005" calcext:value-type="float">
            <text:p>761.0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53" calcext:value-type="float">
            <text:p>871.3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619" calcext:value-type="float">
            <text:p>751.61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39" calcext:value-type="float">
            <text:p>824.8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269" calcext:value-type="float">
            <text:p>873.269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819.065666666667" calcext:value-type="float">
            <text:p>819.06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3.287" calcext:value-type="float">
            <text:p>803.2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258" calcext:value-type="float">
            <text:p>884.2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923" calcext:value-type="float">
            <text:p>837.9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74" calcext:value-type="float">
            <text:p>804.8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2.84" calcext:value-type="float">
            <text:p>862.84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835.212333333333" calcext:value-type="float">
            <text:p>835.21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5.007" calcext:value-type="float">
            <text:p>685.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332" calcext:value-type="float">
            <text:p>660.3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4.864" calcext:value-type="float">
            <text:p>714.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33" calcext:value-type="float">
            <text:p>702.7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6.445" calcext:value-type="float">
            <text:p>706.445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698.061666666667" calcext:value-type="float">
            <text:p>698.06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991" calcext:value-type="float">
            <text:p>663.9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8.669" calcext:value-type="float">
            <text:p>558.6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6.548" calcext:value-type="float">
            <text:p>636.5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47" calcext:value-type="float">
            <text:p>645.4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843" calcext:value-type="float">
            <text:p>796.843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648.662" calcext:value-type="float">
            <text:p>648.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72" calcext:value-type="float">
            <text:p>825.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304" calcext:value-type="float">
            <text:p>601.3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249" calcext:value-type="float">
            <text:p>628.2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05" calcext:value-type="float">
            <text:p>605.605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611.719333333333" calcext:value-type="float">
            <text:p>611.719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8" calcext:value-type="float">
            <text:p>495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438" calcext:value-type="float">
            <text:p>465.4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8.535" calcext:value-type="float">
            <text:p>748.53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355" calcext:value-type="float">
            <text:p>630.355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619.284333333333" calcext:value-type="float">
            <text:p>619.28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547" calcext:value-type="float">
            <text:p>628.5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476" calcext:value-type="float">
            <text:p>542.47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4.881" calcext:value-type="float">
            <text:p>524.8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138" calcext:value-type="float">
            <text:p>679.13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0.423" calcext:value-type="float">
            <text:p>670.423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613.815333333333" calcext:value-type="float">
            <text:p>613.81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8.45" calcext:value-type="float">
            <text:p>518.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338" calcext:value-type="float">
            <text:p>554.33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552" calcext:value-type="float">
            <text:p>669.5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196" calcext:value-type="float">
            <text:p>611.1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1.119" calcext:value-type="float">
            <text:p>721.119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611.695333333333" calcext:value-type="float">
            <text:p>611.69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" calcext:value-type="float">
            <text:p>726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442" calcext:value-type="float">
            <text:p>667.44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87" calcext:value-type="float">
            <text:p>726.2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4.402" calcext:value-type="float">
            <text:p>614.4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234" calcext:value-type="float">
            <text:p>777.234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706.709666666667" calcext:value-type="float">
            <text:p>706.70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924" calcext:value-type="float">
            <text:p>576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512" calcext:value-type="float">
            <text:p>695.5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812" calcext:value-type="float">
            <text:p>683.8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012" calcext:value-type="float">
            <text:p>732.012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661.673333333333" calcext:value-type="float">
            <text:p>661.67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4" calcext:value-type="float">
            <text:p>639.0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521" calcext:value-type="float">
            <text:p>639.5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72" calcext:value-type="float">
            <text:p>663.7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285" calcext:value-type="float">
            <text:p>669.28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447" calcext:value-type="float">
            <text:p>683.447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657.508666666667" calcext:value-type="float">
            <text:p>657.50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1.273" calcext:value-type="float">
            <text:p>621.2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2.272" calcext:value-type="float">
            <text:p>562.2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792" calcext:value-type="float">
            <text:p>743.7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27" calcext:value-type="float">
            <text:p>675.3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714" calcext:value-type="float">
            <text:p>626.714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641.104666666667" calcext:value-type="float">
            <text:p>641.10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9.393" calcext:value-type="float">
            <text:p>609.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433" calcext:value-type="float">
            <text:p>571.4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712" calcext:value-type="float">
            <text:p>694.7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93" calcext:value-type="float">
            <text:p>713.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247" calcext:value-type="float">
            <text:p>668.247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657.450666666667" calcext:value-type="float">
            <text:p>657.45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885" calcext:value-type="float">
            <text:p>660.8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8.167" calcext:value-type="float">
            <text:p>618.1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3.271" calcext:value-type="float">
            <text:p>773.27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57" calcext:value-type="float">
            <text:p>662.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6.078" calcext:value-type="float">
            <text:p>686.078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669.844333333334" calcext:value-type="float">
            <text:p>669.84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2.164" calcext:value-type="float">
            <text:p>602.1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01" calcext:value-type="float">
            <text:p>703.40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293" calcext:value-type="float">
            <text:p>548.29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375" calcext:value-type="float">
            <text:p>695.375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623.675333333333" calcext:value-type="float">
            <text:p>623.67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677" calcext:value-type="float">
            <text:p>675.6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8.087" calcext:value-type="float">
            <text:p>758.08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2.737" calcext:value-type="float">
            <text:p>672.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593" calcext:value-type="float">
            <text:p>613.593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654.002333333333" calcext:value-type="float">
            <text:p>654.00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743" calcext:value-type="float">
            <text:p>695.7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3.455" calcext:value-type="float">
            <text:p>603.45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638" calcext:value-type="float">
            <text:p>692.6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147" calcext:value-type="float">
            <text:p>747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949" calcext:value-type="float">
            <text:p>630.949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673.11" calcext:value-type="float">
            <text:p>673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202" calcext:value-type="float">
            <text:p>720.2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052" calcext:value-type="float">
            <text:p>534.0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893" calcext:value-type="float">
            <text:p>795.89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819" calcext:value-type="float">
            <text:p>713.8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5.93" calcext:value-type="float">
            <text:p>615.93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683.317" calcext:value-type="float">
            <text:p>683.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7.295" calcext:value-type="float">
            <text:p>537.29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3.025" calcext:value-type="float">
            <text:p>653.0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0.416" calcext:value-type="float">
            <text:p>830.4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958" calcext:value-type="float">
            <text:p>720.9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608" calcext:value-type="float">
            <text:p>662.608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678.863666666667" calcext:value-type="float">
            <text:p>678.86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275" calcext:value-type="float">
            <text:p>662.27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866" calcext:value-type="float">
            <text:p>691.86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362" calcext:value-type="float">
            <text:p>806.3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7.756" calcext:value-type="float">
            <text:p>727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546" calcext:value-type="float">
            <text:p>700.546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706.722666666667" calcext:value-type="float">
            <text:p>706.72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6.041" calcext:value-type="float">
            <text:p>716.0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7.411" calcext:value-type="float">
            <text:p>697.41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7.67" calcext:value-type="float">
            <text:p>767.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85" calcext:value-type="float">
            <text:p>769.8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9.521" calcext:value-type="float">
            <text:p>739.521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741.077333333333" calcext:value-type="float">
            <text:p>741.07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0.2" calcext:value-type="float">
            <text:p>750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54" calcext:value-type="float">
            <text:p>726.2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615" calcext:value-type="float">
            <text:p>691.6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3.788" calcext:value-type="float">
            <text:p>723.7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4.456" calcext:value-type="float">
            <text:p>704.456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718.166" calcext:value-type="float">
            <text:p>718.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692" calcext:value-type="float">
            <text:p>668.6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714" calcext:value-type="float">
            <text:p>665.7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08" calcext:value-type="float">
            <text:p>698.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1.566" calcext:value-type="float">
            <text:p>741.5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1.527" calcext:value-type="float">
            <text:p>681.527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683.009" calcext:value-type="float">
            <text:p>683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3.451" calcext:value-type="float">
            <text:p>763.4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6.664" calcext:value-type="float">
            <text:p>696.6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776" calcext:value-type="float">
            <text:p>814.7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7.755" calcext:value-type="float">
            <text:p>737.7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8.119" calcext:value-type="float">
            <text:p>778.119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759.775" calcext:value-type="float">
            <text:p>759.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9.779" calcext:value-type="float">
            <text:p>719.77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647" calcext:value-type="float">
            <text:p>730.6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172" calcext:value-type="float">
            <text:p>730.1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4.592" calcext:value-type="float">
            <text:p>764.5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8.087" calcext:value-type="float">
            <text:p>638.087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726.866" calcext:value-type="float">
            <text:p>726.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029" calcext:value-type="float">
            <text:p>730.0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9.231" calcext:value-type="float">
            <text:p>699.23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2.112" calcext:value-type="float">
            <text:p>752.1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43" calcext:value-type="float">
            <text:p>679.643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704.297333333333" calcext:value-type="float">
            <text:p>704.29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3.247" calcext:value-type="float">
            <text:p>733.2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161" calcext:value-type="float">
            <text:p>694.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969" calcext:value-type="float">
            <text:p>761.9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0.412" calcext:value-type="float">
            <text:p>760.41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44" calcext:value-type="float">
            <text:p>726.444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740.034333333333" calcext:value-type="float">
            <text:p>740.03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6.428" calcext:value-type="float">
            <text:p>746.4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1016.05" calcext:value-type="float">
            <text:p>101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783" calcext:value-type="float">
            <text:p>742.7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98" calcext:value-type="float">
            <text:p>1021.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1017.80666666667" calcext:value-type="float">
            <text:p>1017.80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685" calcext:value-type="float">
            <text:p>742.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4.682" calcext:value-type="float">
            <text:p>974.68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9.085" calcext:value-type="float">
            <text:p>779.0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923.562333333333" calcext:value-type="float">
            <text:p>923.56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396" calcext:value-type="float">
            <text:p>985.39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74" calcext:value-type="float">
            <text:p>1010.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2.472" calcext:value-type="float">
            <text:p>542.4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27" calcext:value-type="float">
            <text:p>1009.2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1001.802" calcext:value-type="float">
            <text:p>1001.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4.447" calcext:value-type="float">
            <text:p>964.4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7.826" calcext:value-type="float">
            <text:p>727.8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993.865666666667" calcext:value-type="float">
            <text:p>993.86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.7099" calcext:value-type="float">
            <text:p>81.709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3.584" calcext:value-type="float">
            <text:p>963.58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213" calcext:value-type="float">
            <text:p>930.2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969.462333333333" calcext:value-type="float">
            <text:p>969.46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0.348" calcext:value-type="float">
            <text:p>600.3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14" calcext:value-type="float">
            <text:p>1014.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226" calcext:value-type="float">
            <text:p>969.2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1.557" calcext:value-type="float">
            <text:p>751.557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909.684333333333" calcext:value-type="float">
            <text:p>909.68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301" calcext:value-type="float">
            <text:p>842.3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9.752" calcext:value-type="float">
            <text:p>789.75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5.045" calcext:value-type="float">
            <text:p>925.0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8" calcext:value-type="float">
            <text:p>1000.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796" calcext:value-type="float">
            <text:p>928.796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898.714" calcext:value-type="float">
            <text:p>898.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2.028" calcext:value-type="float">
            <text:p>712.0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978" calcext:value-type="float">
            <text:p>970.9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43" calcext:value-type="float">
            <text:p>920.4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9.092" calcext:value-type="float">
            <text:p>739.092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876.833333333333" calcext:value-type="float">
            <text:p>876.8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456" calcext:value-type="float">
            <text:p>937.4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017" calcext:value-type="float">
            <text:p>990.0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287" calcext:value-type="float">
            <text:p>955.2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7.572" calcext:value-type="float">
            <text:p>987.5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604" calcext:value-type="float">
            <text:p>870.604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960.105" calcext:value-type="float">
            <text:p>960.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387" calcext:value-type="float">
            <text:p>927.38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73" calcext:value-type="float">
            <text:p>976.7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841" calcext:value-type="float">
            <text:p>950.84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944" calcext:value-type="float">
            <text:p>930.944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949.182" calcext:value-type="float">
            <text:p>949.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452" calcext:value-type="float">
            <text:p>938.45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91.421" calcext:value-type="float">
            <text:p>591.4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81" calcext:value-type="float">
            <text:p>948.5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637" calcext:value-type="float">
            <text:p>932.63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665" calcext:value-type="float">
            <text:p>622.665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831.251333333333" calcext:value-type="float">
            <text:p>831.251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134" calcext:value-type="float">
            <text:p>922.1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3.354" calcext:value-type="float">
            <text:p>873.35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076" calcext:value-type="float">
            <text:p>793.07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74.351" calcext:value-type="float">
            <text:p>474.3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2" calcext:value-type="float">
            <text:p>955.642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862.854666666667" calcext:value-type="float">
            <text:p>862.85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9.272" calcext:value-type="float">
            <text:p>849.27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5.793" calcext:value-type="float">
            <text:p>885.79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5.944" calcext:value-type="float">
            <text:p>725.9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4.53" calcext:value-type="float">
            <text:p>654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65" calcext:value-type="float">
            <text:p>965.165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820.336333333333" calcext:value-type="float">
            <text:p>820.33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423" calcext:value-type="float">
            <text:p>995.42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853" calcext:value-type="float">
            <text:p>900.8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3.477" calcext:value-type="float">
            <text:p>883.4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93" calcext:value-type="float">
            <text:p>992.93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963.068666666667" calcext:value-type="float">
            <text:p>963.06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389" calcext:value-type="float">
            <text:p>939.3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2" calcext:value-type="float">
            <text:p>961.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778" calcext:value-type="float">
            <text:p>982.7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189" calcext:value-type="float">
            <text:p>979.1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960.032666666667" calcext:value-type="float">
            <text:p>960.03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18" calcext:value-type="float">
            <text:p>984.5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588" calcext:value-type="float">
            <text:p>927.5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074" calcext:value-type="float">
            <text:p>970.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434" calcext:value-type="float">
            <text:p>933.43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3.863" calcext:value-type="float">
            <text:p>983.863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962.457" calcext:value-type="float">
            <text:p>962.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801" calcext:value-type="float">
            <text:p>972.80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8.672" calcext:value-type="float">
            <text:p>978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9.07" calcext:value-type="float">
            <text:p>999.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754" calcext:value-type="float">
            <text:p>954.7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077" calcext:value-type="float">
            <text:p>959.077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970.183333333333" calcext:value-type="float">
            <text:p>970.18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028" calcext:value-type="float">
            <text:p>788.0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1.077" calcext:value-type="float">
            <text:p>621.0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9.528" calcext:value-type="float">
            <text:p>699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26" calcext:value-type="float">
            <text:p>979.6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489" calcext:value-type="float">
            <text:p>900.489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796.015" calcext:value-type="float">
            <text:p>796.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893" calcext:value-type="float">
            <text:p>951.8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515" calcext:value-type="float">
            <text:p>966.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4.772" calcext:value-type="float">
            <text:p>934.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2.495" calcext:value-type="float">
            <text:p>902.495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929.72" calcext:value-type="float">
            <text:p>929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77" calcext:value-type="float">
            <text:p>950.17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1.039" calcext:value-type="float">
            <text:p>931.0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0.23" calcext:value-type="float">
            <text:p>960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26" calcext:value-type="float">
            <text:p>984.5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22" calcext:value-type="float">
            <text:p>972.22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960.875666666667" calcext:value-type="float">
            <text:p>960.87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1.801" calcext:value-type="float">
            <text:p>811.8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44" calcext:value-type="float">
            <text:p>861.1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637" calcext:value-type="float">
            <text:p>935.6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686" calcext:value-type="float">
            <text:p>969.68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33" calcext:value-type="float">
            <text:p>985.633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922.155666666667" calcext:value-type="float">
            <text:p>922.15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7.886" calcext:value-type="float">
            <text:p>717.8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4.142" calcext:value-type="float">
            <text:p>844.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138" calcext:value-type="float">
            <text:p>901.13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1.274" calcext:value-type="float">
            <text:p>761.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658" calcext:value-type="float">
            <text:p>901.658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835.518" calcext:value-type="float">
            <text:p>835.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0.985" calcext:value-type="float">
            <text:p>680.98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189" calcext:value-type="float">
            <text:p>969.18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826" calcext:value-type="float">
            <text:p>911.82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615" calcext:value-type="float">
            <text:p>920.6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41" calcext:value-type="float">
            <text:p>935.41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922.617" calcext:value-type="float">
            <text:p>922.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8.847" calcext:value-type="float">
            <text:p>328.8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2.3" calcext:value-type="float">
            <text:p>672.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779" calcext:value-type="float">
            <text:p>895.77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275" calcext:value-type="float">
            <text:p>933.27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8.077" calcext:value-type="float">
            <text:p>968.077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833.784666666667" calcext:value-type="float">
            <text:p>833.78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844" calcext:value-type="float">
            <text:p>905.8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6.67" calcext:value-type="float">
            <text:p>956.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8.842" calcext:value-type="float">
            <text:p>858.8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8.991" calcext:value-type="float">
            <text:p>898.9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6.446" calcext:value-type="float">
            <text:p>936.446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913.760333333333" calcext:value-type="float">
            <text:p>913.76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3.432" calcext:value-type="float">
            <text:p>853.4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16" calcext:value-type="float">
            <text:p>808.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6.237" calcext:value-type="float">
            <text:p>906.2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9.25" calcext:value-type="float">
            <text:p>1019.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2.765" calcext:value-type="float">
            <text:p>752.765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855.943" calcext:value-type="float">
            <text:p>855.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2.005" calcext:value-type="float">
            <text:p>842.0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6.522" calcext:value-type="float">
            <text:p>816.5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4.307" calcext:value-type="float">
            <text:p>984.30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5.252" calcext:value-type="float">
            <text:p>845.2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4" calcext:value-type="float">
            <text:p>614.64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834.593" calcext:value-type="float">
            <text:p>834.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2.677" calcext:value-type="float">
            <text:p>792.67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329" calcext:value-type="float">
            <text:p>865.32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9.231" calcext:value-type="float">
            <text:p>899.23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7.568" calcext:value-type="float">
            <text:p>807.5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068" calcext:value-type="float">
            <text:p>619.068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821.858" calcext:value-type="float">
            <text:p>821.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22" calcext:value-type="float">
            <text:p>536.62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2.542" calcext:value-type="float">
            <text:p>822.5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2.549" calcext:value-type="float">
            <text:p>782.54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186" calcext:value-type="float">
            <text:p>767.18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5.228" calcext:value-type="float">
            <text:p>675.228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741.654333333333" calcext:value-type="float">
            <text:p>741.65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2.633" calcext:value-type="float">
            <text:p>662.6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583" calcext:value-type="float">
            <text:p>826.5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223" calcext:value-type="float">
            <text:p>732.22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7.561" calcext:value-type="float">
            <text:p>907.56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866" calcext:value-type="float">
            <text:p>790.866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783.224" calcext:value-type="float">
            <text:p>783.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328" calcext:value-type="float">
            <text:p>794.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025" calcext:value-type="float">
            <text:p>843.0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2.97" calcext:value-type="float">
            <text:p>802.9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7.327" calcext:value-type="float">
            <text:p>887.3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605" calcext:value-type="float">
            <text:p>680.605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813.441" calcext:value-type="float">
            <text:p>813.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6.926" calcext:value-type="float">
            <text:p>736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649" calcext:value-type="float">
            <text:p>777.6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9.424" calcext:value-type="float">
            <text:p>749.4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185" calcext:value-type="float">
            <text:p>780.18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162" calcext:value-type="float">
            <text:p>646.162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754.666333333333" calcext:value-type="float">
            <text:p>754.66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175" calcext:value-type="float">
            <text:p>670.17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311" calcext:value-type="float">
            <text:p>696.31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4.798" calcext:value-type="float">
            <text:p>714.79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894" calcext:value-type="float">
            <text:p>794.89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94" calcext:value-type="float">
            <text:p>678.94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696.683" calcext:value-type="float">
            <text:p>696.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9.256" calcext:value-type="float">
            <text:p>679.2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69" calcext:value-type="float">
            <text:p>702.0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68" calcext:value-type="float">
            <text:p>835.6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8.974" calcext:value-type="float">
            <text:p>648.974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721.542" calcext:value-type="float">
            <text:p>721.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519" calcext:value-type="float">
            <text:p>753.5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029" calcext:value-type="float">
            <text:p>676.0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911" calcext:value-type="float">
            <text:p>838.91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935" calcext:value-type="float">
            <text:p>767.9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2.571" calcext:value-type="float">
            <text:p>602.571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732.494333333333" calcext:value-type="float">
            <text:p>732.49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55" calcext:value-type="float">
            <text:p>655.3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707" calcext:value-type="float">
            <text:p>699.70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7.38" calcext:value-type="float">
            <text:p>757.3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2.782" calcext:value-type="float">
            <text:p>712.7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16" calcext:value-type="float">
            <text:p>697.416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703.301666666667" calcext:value-type="float">
            <text:p>703.30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7.635" calcext:value-type="float">
            <text:p>707.63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5.928" calcext:value-type="float">
            <text:p>795.9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281" calcext:value-type="float">
            <text:p>766.28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7.028" calcext:value-type="float">
            <text:p>847.0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961" calcext:value-type="float">
            <text:p>784.961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782.39" calcext:value-type="float">
            <text:p>782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886" calcext:value-type="float">
            <text:p>766.88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9.385" calcext:value-type="float">
            <text:p>759.38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48" calcext:value-type="float">
            <text:p>870.84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071" calcext:value-type="float">
            <text:p>784.07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537" calcext:value-type="float">
            <text:p>724.537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770.114" calcext:value-type="float">
            <text:p>770.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328" calcext:value-type="float">
            <text:p>719.3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8.75" calcext:value-type="float">
            <text:p>758.7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1.062" calcext:value-type="float">
            <text:p>791.0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7.228" calcext:value-type="float">
            <text:p>787.2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3.785" calcext:value-type="float">
            <text:p>663.785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755.102" calcext:value-type="float">
            <text:p>755.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0.979" calcext:value-type="float">
            <text:p>650.97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1.863" calcext:value-type="float">
            <text:p>611.8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08" calcext:value-type="float">
            <text:p>765.10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8.468" calcext:value-type="float">
            <text:p>708.46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966" calcext:value-type="float">
            <text:p>630.966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663.471" calcext:value-type="float">
            <text:p>663.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4.33" calcext:value-type="float">
            <text:p>684.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753" calcext:value-type="float">
            <text:p>765.7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293" calcext:value-type="float">
            <text:p>729.29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908" calcext:value-type="float">
            <text:p>724.90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8.408" calcext:value-type="float">
            <text:p>748.408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734.203" calcext:value-type="float">
            <text:p>734.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9.448" calcext:value-type="float">
            <text:p>809.44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746" calcext:value-type="float">
            <text:p>614.7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972" calcext:value-type="float">
            <text:p>788.9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2.472" calcext:value-type="float">
            <text:p>762.4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67" calcext:value-type="float">
            <text:p>730.767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760.737" calcext:value-type="float">
            <text:p>760.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9.781" calcext:value-type="float">
            <text:p>739.7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0.795" calcext:value-type="float">
            <text:p>710.79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0.574" calcext:value-type="float">
            <text:p>810.5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3.244" calcext:value-type="float">
            <text:p>763.244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756.056333333333" calcext:value-type="float">
            <text:p>756.05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3.971" calcext:value-type="float">
            <text:p>733.97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1.123" calcext:value-type="float">
            <text:p>741.12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456" calcext:value-type="float">
            <text:p>730.45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2.297" calcext:value-type="float">
            <text:p>772.29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2.263" calcext:value-type="float">
            <text:p>652.263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735.183333333333" calcext:value-type="float">
            <text:p>735.18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0.222" calcext:value-type="float">
            <text:p>760.22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1.029" calcext:value-type="float">
            <text:p>771.02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679" calcext:value-type="float">
            <text:p>729.6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8.405" calcext:value-type="float">
            <text:p>768.40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5.577" calcext:value-type="float">
            <text:p>665.577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752.768666666667" calcext:value-type="float">
            <text:p>752.76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722" calcext:value-type="float">
            <text:p>788.72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695" calcext:value-type="float">
            <text:p>726.69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6.851" calcext:value-type="float">
            <text:p>746.8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702" calcext:value-type="float">
            <text:p>790.7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9.094" calcext:value-type="float">
            <text:p>529.094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754.089333333333" calcext:value-type="float">
            <text:p>754.089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655" calcext:value-type="float">
            <text:p>719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5.719" calcext:value-type="float">
            <text:p>725.71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3.24" calcext:value-type="float">
            <text:p>823.2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725.830666666667" calcext:value-type="float">
            <text:p>725.83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524" calcext:value-type="float">
            <text:p>699.52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254" calcext:value-type="float">
            <text:p>689.2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047" calcext:value-type="float">
            <text:p>721.04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7.598" calcext:value-type="float">
            <text:p>797.59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58" calcext:value-type="float">
            <text:p>643.358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703.275" calcext:value-type="float">
            <text:p>703.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1.984" calcext:value-type="float">
            <text:p>631.9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555" calcext:value-type="float">
            <text:p>726.55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274" calcext:value-type="float">
            <text:p>643.2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18" calcext:value-type="float">
            <text:p>603.6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626.292" calcext:value-type="float">
            <text:p>626.292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99795" calcext:value-type="float">
            <text:p>0.999795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61807" calcext:value-type="float">
            <text:p>0.2618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753867333333333" calcext:value-type="float">
            <text:p>0.7538673333</text:p>
          </table:table-cell>
          <table:table-cell table:formula="of:=[.D130]" office:value-type="float" office:value="0.579466" calcext:value-type="float">
            <text:p>0.579466</text:p>
          </table:table-cell>
          <table:table-cell table:formula="of:=[.D255]" office:value-type="float" office:value="0.905612666666666" calcext:value-type="float">
            <text:p>0.9056126667</text:p>
          </table:table-cell>
          <table:table-cell table:formula="of:=[.D380]" office:value-type="float" office:value="0.751266333333333" calcext:value-type="float">
            <text:p>0.751266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882067" calcext:value-type="float">
            <text:p>0.882067</text:p>
          </table:table-cell>
          <table:table-cell table:formula="of:=[.D135]" office:value-type="float" office:value="0.708487333333334" calcext:value-type="float">
            <text:p>0.7084873333</text:p>
          </table:table-cell>
          <table:table-cell table:formula="of:=[.D260]" office:value-type="float" office:value="0.737098" calcext:value-type="float">
            <text:p>0.737098</text:p>
          </table:table-cell>
          <table:table-cell table:formula="of:=[.D385]" office:value-type="float" office:value="0.835866" calcext:value-type="float">
            <text:p>0.8358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29979" calcext:value-type="float">
            <text:p>0.2299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838329666666667" calcext:value-type="float">
            <text:p>0.8383296667</text:p>
          </table:table-cell>
          <table:table-cell table:formula="of:=[.D140]" office:value-type="float" office:value="0.690828" calcext:value-type="float">
            <text:p>0.690828</text:p>
          </table:table-cell>
          <table:table-cell table:formula="of:=[.D265]" office:value-type="float" office:value="0.780150666666667" calcext:value-type="float">
            <text:p>0.7801506667</text:p>
          </table:table-cell>
          <table:table-cell table:formula="of:=[.D390]" office:value-type="float" office:value="0.713689333333333" calcext:value-type="float">
            <text:p>0.71368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/>
          <table:table-cell table:formula="of:=(SUM([.B1:.B5])-MIN([.B1:.B5])-MAX([.B1:.B5]))/3" office:value-type="float" office:value="0.753867333333333" calcext:value-type="float">
            <text:p>0.753867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819028333333333" calcext:value-type="float">
            <text:p>0.8190283333</text:p>
          </table:table-cell>
          <table:table-cell table:formula="of:=[.D145]" office:value-type="float" office:value="0.629021333333333" calcext:value-type="float">
            <text:p>0.6290213333</text:p>
          </table:table-cell>
          <table:table-cell table:formula="of:=[.D270]" office:value-type="float" office:value="0.809309" calcext:value-type="float">
            <text:p>0.809309</text:p>
          </table:table-cell>
          <table:table-cell table:formula="of:=[.D395]" office:value-type="float" office:value="0.653319666666667" calcext:value-type="float">
            <text:p>0.653319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4517" calcext:value-type="float">
            <text:p>0.7045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794045" calcext:value-type="float">
            <text:p>0.794045</text:p>
          </table:table-cell>
          <table:table-cell table:formula="of:=[.D150]" office:value-type="float" office:value="0.600274" calcext:value-type="float">
            <text:p>0.600274</text:p>
          </table:table-cell>
          <table:table-cell table:formula="of:=[.D275]" office:value-type="float" office:value="0.917864666666667" calcext:value-type="float">
            <text:p>0.9178646667</text:p>
          </table:table-cell>
          <table:table-cell table:formula="of:=[.D400]" office:value-type="float" office:value="0.749213" calcext:value-type="float">
            <text:p>0.74921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441" calcext:value-type="float">
            <text:p>0.85544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815331666666667" calcext:value-type="float">
            <text:p>0.8153316667</text:p>
          </table:table-cell>
          <table:table-cell table:formula="of:=[.D155]" office:value-type="float" office:value="0.542573666666667" calcext:value-type="float">
            <text:p>0.5425736667</text:p>
          </table:table-cell>
          <table:table-cell table:formula="of:=[.D280]" office:value-type="float" office:value="0.528405333333333" calcext:value-type="float">
            <text:p>0.5284053333</text:p>
          </table:table-cell>
          <table:table-cell table:formula="of:=[.D405]" office:value-type="float" office:value="0.733675666666667" calcext:value-type="float">
            <text:p>0.73367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854483" calcext:value-type="float">
            <text:p>0.854483</text:p>
          </table:table-cell>
          <table:table-cell table:formula="of:=[.D160]" office:value-type="float" office:value="0.581930333333333" calcext:value-type="float">
            <text:p>0.5819303333</text:p>
          </table:table-cell>
          <table:table-cell table:formula="of:=[.D285]" office:value-type="float" office:value="0.610883" calcext:value-type="float">
            <text:p>0.610883</text:p>
          </table:table-cell>
          <table:table-cell table:formula="of:=[.D410]" office:value-type="float" office:value="0.766735" calcext:value-type="float">
            <text:p>0.7667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2998" calcext:value-type="float">
            <text:p>0.9229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826009666666667" calcext:value-type="float">
            <text:p>0.8260096667</text:p>
          </table:table-cell>
          <table:table-cell table:formula="of:=[.D165]" office:value-type="float" office:value="0.563107666666667" calcext:value-type="float">
            <text:p>0.5631076667</text:p>
          </table:table-cell>
          <table:table-cell table:formula="of:=[.D290]" office:value-type="float" office:value="0.768651666666667" calcext:value-type="float">
            <text:p>0.7686516667</text:p>
          </table:table-cell>
          <table:table-cell table:formula="of:=[.D415]" office:value-type="float" office:value="0.690486" calcext:value-type="float">
            <text:p>0.69048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762" calcext:value-type="float">
            <text:p>0.867762</text:p>
          </table:table-cell>
          <table:table-cell/>
          <table:table-cell table:formula="of:=(SUM([.B6:.B10])-MIN([.B6:.B10])-MAX([.B6:.B10]))/3" office:value-type="float" office:value="0.882067" calcext:value-type="float">
            <text:p>0.88206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810814666666666" calcext:value-type="float">
            <text:p>0.8108146667</text:p>
          </table:table-cell>
          <table:table-cell table:formula="of:=[.D170]" office:value-type="float" office:value="0.555852" calcext:value-type="float">
            <text:p>0.555852</text:p>
          </table:table-cell>
          <table:table-cell table:formula="of:=[.D295]" office:value-type="float" office:value="0.874880333333333" calcext:value-type="float">
            <text:p>0.8748803333</text:p>
          </table:table-cell>
          <table:table-cell table:formula="of:=[.D420]" office:value-type="float" office:value="0.711019666666666" calcext:value-type="float">
            <text:p>0.711019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9048666666667" calcext:value-type="float">
            <text:p>0.7890486667</text:p>
          </table:table-cell>
          <table:table-cell table:formula="of:=[.D175]" office:value-type="float" office:value="0.523751" calcext:value-type="float">
            <text:p>0.523751</text:p>
          </table:table-cell>
          <table:table-cell table:formula="of:=[.D300]" office:value-type="float" office:value="0.901300333333333" calcext:value-type="float">
            <text:p>0.9013003333</text:p>
          </table:table-cell>
          <table:table-cell table:formula="of:=[.D425]" office:value-type="float" office:value="0.670773333333333" calcext:value-type="float">
            <text:p>0.67077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782" calcext:value-type="float">
            <text:p>0.83778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826214666666667" calcext:value-type="float">
            <text:p>0.8262146667</text:p>
          </table:table-cell>
          <table:table-cell table:formula="of:=[.D180]" office:value-type="float" office:value="0.587542666666667" calcext:value-type="float">
            <text:p>0.5875426667</text:p>
          </table:table-cell>
          <table:table-cell table:formula="of:=[.D305]" office:value-type="float" office:value="0.896783" calcext:value-type="float">
            <text:p>0.896783</text:p>
          </table:table-cell>
          <table:table-cell table:formula="of:=[.D430]" office:value-type="float" office:value="0.596509333333333" calcext:value-type="float">
            <text:p>0.59650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8624" calcext:value-type="float">
            <text:p>0.70862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846269666666667" calcext:value-type="float">
            <text:p>0.8462696667</text:p>
          </table:table-cell>
          <table:table-cell table:formula="of:=[.D185]" office:value-type="float" office:value="0.594182" calcext:value-type="float">
            <text:p>0.594182</text:p>
          </table:table-cell>
          <table:table-cell table:formula="of:=[.D310]" office:value-type="float" office:value="0.535249666666667" calcext:value-type="float">
            <text:p>0.5352496667</text:p>
          </table:table-cell>
          <table:table-cell table:formula="of:=[.D435]" office:value-type="float" office:value="0.765777333333333" calcext:value-type="float">
            <text:p>0.7657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849418" calcext:value-type="float">
            <text:p>0.849418</text:p>
          </table:table-cell>
          <table:table-cell table:formula="of:=[.D190]" office:value-type="float" office:value="0.626078" calcext:value-type="float">
            <text:p>0.626078</text:p>
          </table:table-cell>
          <table:table-cell table:formula="of:=[.D315]" office:value-type="float" office:value="0.719233333333333" calcext:value-type="float">
            <text:p>0.7192333333</text:p>
          </table:table-cell>
          <table:table-cell table:formula="of:=[.D440]" office:value-type="float" office:value="0.734291333333333" calcext:value-type="float">
            <text:p>0.73429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7207" calcext:value-type="float">
            <text:p>0.877207</text:p>
          </table:table-cell>
          <table:table-cell/>
          <table:table-cell table:formula="of:=(SUM([.B11:.B15])-MIN([.B11:.B15])-MAX([.B11:.B15]))/3" office:value-type="float" office:value="0.838329666666667" calcext:value-type="float">
            <text:p>0.838329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799931333333333" calcext:value-type="float">
            <text:p>0.7999313333</text:p>
          </table:table-cell>
          <table:table-cell table:formula="of:=[.D195]" office:value-type="float" office:value="0.623408333333333" calcext:value-type="float">
            <text:p>0.6234083333</text:p>
          </table:table-cell>
          <table:table-cell table:formula="of:=[.D320]" office:value-type="float" office:value="0.374743333333333" calcext:value-type="float">
            <text:p>0.3747433333</text:p>
          </table:table-cell>
          <table:table-cell table:formula="of:=[.D445]" office:value-type="float" office:value="0.741820666666666" calcext:value-type="float">
            <text:p>0.74182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5873" calcext:value-type="float">
            <text:p>0.82587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812662666666667" calcext:value-type="float">
            <text:p>0.8126626667</text:p>
          </table:table-cell>
          <table:table-cell table:formula="of:=[.D200]" office:value-type="float" office:value="0.617248333333333" calcext:value-type="float">
            <text:p>0.6172483333</text:p>
          </table:table-cell>
          <table:table-cell table:formula="of:=[.D325]" office:value-type="float" office:value="0.544284666666667" calcext:value-type="float">
            <text:p>0.5442846667</text:p>
          </table:table-cell>
          <table:table-cell table:formula="of:=[.D450]" office:value-type="float" office:value="0.685420666666666" calcext:value-type="float">
            <text:p>0.68542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8029" calcext:value-type="float">
            <text:p>0.8780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781040666666667" calcext:value-type="float">
            <text:p>0.7810406667</text:p>
          </table:table-cell>
          <table:table-cell table:formula="of:=[.D205]" office:value-type="float" office:value="0.665092333333333" calcext:value-type="float">
            <text:p>0.6650923333</text:p>
          </table:table-cell>
          <table:table-cell table:formula="of:=[.D330]" office:value-type="float" office:value="0.567624666666667" calcext:value-type="float">
            <text:p>0.5676246667</text:p>
          </table:table-cell>
          <table:table-cell table:formula="of:=[.D455]" office:value-type="float" office:value="0.739630666666667" calcext:value-type="float">
            <text:p>0.73963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3183" calcext:value-type="float">
            <text:p>0.75318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91375666666667" calcext:value-type="float">
            <text:p>0.7913756667</text:p>
          </table:table-cell>
          <table:table-cell table:formula="of:=[.D210]" office:value-type="float" office:value="0.651334666666666" calcext:value-type="float">
            <text:p>0.6513346667</text:p>
          </table:table-cell>
          <table:table-cell table:formula="of:=[.D335]" office:value-type="float" office:value="0.484462666666667" calcext:value-type="float">
            <text:p>0.4844626667</text:p>
          </table:table-cell>
          <table:table-cell table:formula="of:=[.D460]" office:value-type="float" office:value="0.703148666666667" calcext:value-type="float">
            <text:p>0.703148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786242333333333" calcext:value-type="float">
            <text:p>0.7862423333</text:p>
          </table:table-cell>
          <table:table-cell table:formula="of:=[.D215]" office:value-type="float" office:value="0.650513333333333" calcext:value-type="float">
            <text:p>0.6505133333</text:p>
          </table:table-cell>
          <table:table-cell table:formula="of:=[.D340]" office:value-type="float" office:value="0.473374666666667" calcext:value-type="float">
            <text:p>0.4733746667</text:p>
          </table:table-cell>
          <table:table-cell table:formula="of:=[.D465]" office:value-type="float" office:value="0.653799" calcext:value-type="float">
            <text:p>0.65379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3655" calcext:value-type="float">
            <text:p>0.663655</text:p>
          </table:table-cell>
          <table:table-cell/>
          <table:table-cell table:formula="of:=(SUM([.B16:.B20])-MIN([.B16:.B20])-MAX([.B16:.B20]))/3" office:value-type="float" office:value="0.819028333333333" calcext:value-type="float">
            <text:p>0.819028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795961666666667" calcext:value-type="float">
            <text:p>0.7959616667</text:p>
          </table:table-cell>
          <table:table-cell table:formula="of:=[.D220]" office:value-type="float" office:value="0.630869" calcext:value-type="float">
            <text:p>0.630869</text:p>
          </table:table-cell>
          <table:table-cell table:formula="of:=[.D345]" office:value-type="float" office:value="0.381519333333333" calcext:value-type="float">
            <text:p>0.3815193333</text:p>
          </table:table-cell>
          <table:table-cell table:formula="of:=[.D470]" office:value-type="float" office:value="0.730321666666667" calcext:value-type="float">
            <text:p>0.73032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6304" calcext:value-type="float">
            <text:p>0.6963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563" calcext:value-type="float">
            <text:p>0.798563</text:p>
          </table:table-cell>
          <table:table-cell table:formula="of:=[.D225]" office:value-type="float" office:value="0.659959" calcext:value-type="float">
            <text:p>0.659959</text:p>
          </table:table-cell>
          <table:table-cell table:formula="of:=[.D350]" office:value-type="float" office:value="0.273237666666667" calcext:value-type="float">
            <text:p>0.2732376667</text:p>
          </table:table-cell>
          <table:table-cell table:formula="of:=[.D475]" office:value-type="float" office:value="0.70089" calcext:value-type="float">
            <text:p>0.7008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0513" calcext:value-type="float">
            <text:p>0.85051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809856333333333" calcext:value-type="float">
            <text:p>0.8098563333</text:p>
          </table:table-cell>
          <table:table-cell table:formula="of:=[.D230]" office:value-type="float" office:value="0.669062" calcext:value-type="float">
            <text:p>0.669062</text:p>
          </table:table-cell>
          <table:table-cell table:formula="of:=[.D355]" office:value-type="float" office:value="0.617864666666667" calcext:value-type="float">
            <text:p>0.6178646667</text:p>
          </table:table-cell>
          <table:table-cell table:formula="of:=[.D480]" office:value-type="float" office:value="0.699178666666667" calcext:value-type="float">
            <text:p>0.699178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5318" calcext:value-type="float">
            <text:p>0.83531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99589333333333" calcext:value-type="float">
            <text:p>0.7995893333</text:p>
          </table:table-cell>
          <table:table-cell table:formula="of:=[.D235]" office:value-type="float" office:value="0.653662" calcext:value-type="float">
            <text:p>0.653662</text:p>
          </table:table-cell>
          <table:table-cell table:formula="of:=[.D360]" office:value-type="float" office:value="0.400068666666667" calcext:value-type="float">
            <text:p>0.4000686667</text:p>
          </table:table-cell>
          <table:table-cell table:formula="of:=[.D485]" office:value-type="float" office:value="0.671663" calcext:value-type="float">
            <text:p>0.67166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9199" calcext:value-type="float">
            <text:p>0.96919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81519333333333" calcext:value-type="float">
            <text:p>0.7815193333</text:p>
          </table:table-cell>
          <table:table-cell table:formula="of:=[.D240]" office:value-type="float" office:value="0.669062333333333" calcext:value-type="float">
            <text:p>0.6690623333</text:p>
          </table:table-cell>
          <table:table-cell table:formula="of:=[.D365]" office:value-type="float" office:value="0.401848" calcext:value-type="float">
            <text:p>0.401848</text:p>
          </table:table-cell>
          <table:table-cell table:formula="of:=[.D490]" office:value-type="float" office:value="0.673853666666667" calcext:value-type="float">
            <text:p>0.67385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0287" calcext:value-type="float">
            <text:p>0.680287</text:p>
          </table:table-cell>
          <table:table-cell/>
          <table:table-cell table:formula="of:=(SUM([.B21:.B25])-MIN([.B21:.B25])-MAX([.B21:.B25]))/3" office:value-type="float" office:value="0.794045" calcext:value-type="float">
            <text:p>0.79404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74264" calcext:value-type="float">
            <text:p>0.774264</text:p>
          </table:table-cell>
          <table:table-cell table:formula="of:=[.D245]" office:value-type="float" office:value="0.683299" calcext:value-type="float">
            <text:p>0.683299</text:p>
          </table:table-cell>
          <table:table-cell table:formula="of:=[.D370]" office:value-type="float" office:value="0.797604333333333" calcext:value-type="float">
            <text:p>0.7976043333</text:p>
          </table:table-cell>
          <table:table-cell table:formula="of:=[.D495]" office:value-type="float" office:value="0.655852333333333" calcext:value-type="float">
            <text:p>0.65585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0842" calcext:value-type="float">
            <text:p>0.57084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71047" calcext:value-type="float">
            <text:p>0.771047</text:p>
          </table:table-cell>
          <table:table-cell table:formula="of:=[.D250]" office:value-type="float" office:value="0.701026666666667" calcext:value-type="float">
            <text:p>0.7010266667</text:p>
          </table:table-cell>
          <table:table-cell table:formula="of:=[.D375]" office:value-type="float" office:value="0.536892666666667" calcext:value-type="float">
            <text:p>0.5368926667</text:p>
          </table:table-cell>
          <table:table-cell table:formula="of:=[.D500]" office:value-type="float" office:value="0.658248" calcext:value-type="float">
            <text:p>0.65824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6324" calcext:value-type="float">
            <text:p>0.866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2464" calcext:value-type="float">
            <text:p>0.9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6427" calcext:value-type="float">
            <text:p>0.9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7207" calcext:value-type="float">
            <text:p>0.677207</text:p>
          </table:table-cell>
          <table:table-cell/>
          <table:table-cell table:formula="of:=(SUM([.B26:.B30])-MIN([.B26:.B30])-MAX([.B26:.B30]))/3" office:value-type="float" office:value="0.815331666666667" calcext:value-type="float">
            <text:p>0.81533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4928" calcext:value-type="float">
            <text:p>0.9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501" calcext:value-type="float">
            <text:p>0.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8152" calcext:value-type="float">
            <text:p>0.89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287" calcext:value-type="float">
            <text:p>0.7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3819" calcext:value-type="float">
            <text:p>0.723819</text:p>
          </table:table-cell>
          <table:table-cell/>
          <table:table-cell table:formula="of:=(SUM([.B31:.B35])-MIN([.B31:.B35])-MAX([.B31:.B35]))/3" office:value-type="float" office:value="0.854483" calcext:value-type="float">
            <text:p>0.854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6653" calcext:value-type="float">
            <text:p>0.886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5585" calcext:value-type="float">
            <text:p>0.8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5175" calcext:value-type="float">
            <text:p>0.8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269" calcext:value-type="float">
            <text:p>0.787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0144" calcext:value-type="float">
            <text:p>0.690144</text:p>
          </table:table-cell>
          <table:table-cell/>
          <table:table-cell table:formula="of:=(SUM([.B36:.B40])-MIN([.B36:.B40])-MAX([.B36:.B40]))/3" office:value-type="float" office:value="0.826009666666667" calcext:value-type="float">
            <text:p>0.82600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2772" calcext:value-type="float">
            <text:p>0.8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6735" calcext:value-type="float">
            <text:p>0.766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115" calcext:value-type="float">
            <text:p>0.8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559" calcext:value-type="float">
            <text:p>0.84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754" calcext:value-type="float">
            <text:p>0.759754</text:p>
          </table:table-cell>
          <table:table-cell/>
          <table:table-cell table:formula="of:=(SUM([.B41:.B45])-MIN([.B41:.B45])-MAX([.B41:.B45]))/3" office:value-type="float" office:value="0.810814666666666" calcext:value-type="float">
            <text:p>0.81081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943" calcext:value-type="float">
            <text:p>0.743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441" calcext:value-type="float">
            <text:p>0.855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6407" calcext:value-type="float">
            <text:p>0.746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5975" calcext:value-type="float">
            <text:p>0.775975</text:p>
          </table:table-cell>
          <table:table-cell/>
          <table:table-cell table:formula="of:=(SUM([.B46:.B50])-MIN([.B46:.B50])-MAX([.B46:.B50]))/3" office:value-type="float" office:value="0.789048666666667" calcext:value-type="float">
            <text:p>0.7890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1273" calcext:value-type="float">
            <text:p>0.841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7433" calcext:value-type="float">
            <text:p>0.8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3593" calcext:value-type="float">
            <text:p>0.853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1376" calcext:value-type="float">
            <text:p>0.691376</text:p>
          </table:table-cell>
          <table:table-cell/>
          <table:table-cell table:formula="of:=(SUM([.B51:.B55])-MIN([.B51:.B55])-MAX([.B51:.B55]))/3" office:value-type="float" office:value="0.826214666666667" calcext:value-type="float">
            <text:p>0.82621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9076" calcext:value-type="float">
            <text:p>0.8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1478" calcext:value-type="float">
            <text:p>0.8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98152" calcext:value-type="float">
            <text:p>0.49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255" calcext:value-type="float">
            <text:p>0.8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2834" calcext:value-type="float">
            <text:p>0.862834</text:p>
          </table:table-cell>
          <table:table-cell/>
          <table:table-cell table:formula="of:=(SUM([.B56:.B60])-MIN([.B56:.B60])-MAX([.B56:.B60]))/3" office:value-type="float" office:value="0.846269666666667" calcext:value-type="float">
            <text:p>0.84626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86" calcext:value-type="float">
            <text:p>0.8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7248" calcext:value-type="float">
            <text:p>0.8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146" calcext:value-type="float">
            <text:p>0.8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1869" calcext:value-type="float">
            <text:p>0.8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4579" calcext:value-type="float">
            <text:p>0.714579</text:p>
          </table:table-cell>
          <table:table-cell/>
          <table:table-cell table:formula="of:=(SUM([.B61:.B65])-MIN([.B61:.B65])-MAX([.B61:.B65]))/3" office:value-type="float" office:value="0.849418" calcext:value-type="float">
            <text:p>0.849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1745" calcext:value-type="float">
            <text:p>0.851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1848" calcext:value-type="float">
            <text:p>0.80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6201" calcext:value-type="float">
            <text:p>0.7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1828" calcext:value-type="float">
            <text:p>0.7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4887" calcext:value-type="float">
            <text:p>0.864887</text:p>
          </table:table-cell>
          <table:table-cell/>
          <table:table-cell table:formula="of:=(SUM([.B66:.B70])-MIN([.B66:.B70])-MAX([.B66:.B70]))/3" office:value-type="float" office:value="0.799931333333333" calcext:value-type="float">
            <text:p>0.7999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655" calcext:value-type="float">
            <text:p>0.8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0965" calcext:value-type="float">
            <text:p>0.790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4127" calcext:value-type="float">
            <text:p>0.8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368" calcext:value-type="float">
            <text:p>0.783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326" calcext:value-type="float">
            <text:p>0.743326</text:p>
          </table:table-cell>
          <table:table-cell/>
          <table:table-cell table:formula="of:=(SUM([.B71:.B75])-MIN([.B71:.B75])-MAX([.B71:.B75]))/3" office:value-type="float" office:value="0.812662666666667" calcext:value-type="float">
            <text:p>0.81266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988" calcext:value-type="float">
            <text:p>0.837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4538" calcext:value-type="float">
            <text:p>0.8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2649" calcext:value-type="float">
            <text:p>0.732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0021" calcext:value-type="float">
            <text:p>0.7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5113" calcext:value-type="float">
            <text:p>0.735113</text:p>
          </table:table-cell>
          <table:table-cell/>
          <table:table-cell table:formula="of:=(SUM([.B76:.B80])-MIN([.B76:.B80])-MAX([.B76:.B80]))/3" office:value-type="float" office:value="0.781040666666667" calcext:value-type="float">
            <text:p>0.7810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5934" calcext:value-type="float">
            <text:p>0.8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287" calcext:value-type="float">
            <text:p>0.7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084" calcext:value-type="float">
            <text:p>0.857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7906" calcext:value-type="float">
            <text:p>0.757906</text:p>
          </table:table-cell>
          <table:table-cell/>
          <table:table-cell table:formula="of:=(SUM([.B81:.B85])-MIN([.B81:.B85])-MAX([.B81:.B85]))/3" office:value-type="float" office:value="0.791375666666667" calcext:value-type="float">
            <text:p>0.79137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0411" calcext:value-type="float">
            <text:p>0.8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9117" calcext:value-type="float">
            <text:p>0.78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1191" calcext:value-type="float">
            <text:p>0.8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3265" calcext:value-type="float">
            <text:p>0.733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/>
          <table:table-cell table:formula="of:=(SUM([.B86:.B90])-MIN([.B86:.B90])-MAX([.B86:.B90]))/3" office:value-type="float" office:value="0.786242333333333" calcext:value-type="float">
            <text:p>0.78624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6961" calcext:value-type="float">
            <text:p>0.8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949" calcext:value-type="float">
            <text:p>0.7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731" calcext:value-type="float">
            <text:p>0.8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5626" calcext:value-type="float">
            <text:p>0.785626</text:p>
          </table:table-cell>
          <table:table-cell/>
          <table:table-cell table:formula="of:=(SUM([.B91:.B95])-MIN([.B91:.B95])-MAX([.B91:.B95]))/3" office:value-type="float" office:value="0.795961666666667" calcext:value-type="float">
            <text:p>0.79596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7474" calcext:value-type="float">
            <text:p>0.68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372" calcext:value-type="float">
            <text:p>0.8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6099" calcext:value-type="float">
            <text:p>0.796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236" calcext:value-type="float">
            <text:p>0.855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2218" calcext:value-type="float">
            <text:p>0.762218</text:p>
          </table:table-cell>
          <table:table-cell/>
          <table:table-cell table:formula="of:=(SUM([.B96:.B100])-MIN([.B96:.B100])-MAX([.B96:.B100]))/3" office:value-type="float" office:value="0.798563" calcext:value-type="float">
            <text:p>0.798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152" calcext:value-type="float">
            <text:p>0.79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9158" calcext:value-type="float">
            <text:p>0.8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004" calcext:value-type="float">
            <text:p>0.854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7351" calcext:value-type="float">
            <text:p>0.667351</text:p>
          </table:table-cell>
          <table:table-cell/>
          <table:table-cell table:formula="of:=(SUM([.B101:.B105])-MIN([.B101:.B105])-MAX([.B101:.B105]))/3" office:value-type="float" office:value="0.809856333333333" calcext:value-type="float">
            <text:p>0.80985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0144" calcext:value-type="float">
            <text:p>0.790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049" calcext:value-type="float">
            <text:p>0.84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082" calcext:value-type="float">
            <text:p>0.780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9138" calcext:value-type="float">
            <text:p>0.659138</text:p>
          </table:table-cell>
          <table:table-cell/>
          <table:table-cell table:formula="of:=(SUM([.B106:.B110])-MIN([.B106:.B110])-MAX([.B106:.B110]))/3" office:value-type="float" office:value="0.799589333333333" calcext:value-type="float">
            <text:p>0.79958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039" calcext:value-type="float">
            <text:p>0.8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6324" calcext:value-type="float">
            <text:p>0.766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7741" calcext:value-type="float">
            <text:p>0.7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6263" calcext:value-type="float">
            <text:p>0.656263</text:p>
          </table:table-cell>
          <table:table-cell/>
          <table:table-cell table:formula="of:=(SUM([.B111:.B115])-MIN([.B111:.B115])-MAX([.B111:.B115]))/3" office:value-type="float" office:value="0.781519333333333" calcext:value-type="float">
            <text:p>0.78151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3799" calcext:value-type="float">
            <text:p>0.7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271" calcext:value-type="float">
            <text:p>0.8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1437" calcext:value-type="float">
            <text:p>0.8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6982" calcext:value-type="float">
            <text:p>0.70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556" calcext:value-type="float">
            <text:p>0.767556</text:p>
          </table:table-cell>
          <table:table-cell/>
          <table:table-cell table:formula="of:=(SUM([.B116:.B120])-MIN([.B116:.B120])-MAX([.B116:.B120]))/3" office:value-type="float" office:value="0.774264" calcext:value-type="float">
            <text:p>0.774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3819" calcext:value-type="float">
            <text:p>0.823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277" calcext:value-type="float">
            <text:p>0.7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7823" calcext:value-type="float">
            <text:p>0.7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0041" calcext:value-type="float">
            <text:p>0.7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121:.B125])-MIN([.B121:.B125])-MAX([.B121:.B125]))/3" office:value-type="float" office:value="0.771047" calcext:value-type="float">
            <text:p>0.771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99795" calcext:value-type="float">
            <text:p>0.9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0821" calcext:value-type="float">
            <text:p>0.3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7639" calcext:value-type="float">
            <text:p>0.447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9938" calcext:value-type="float">
            <text:p>0.9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1232" calcext:value-type="float">
            <text:p>0.11232</text:p>
          </table:table-cell>
          <table:table-cell/>
          <table:table-cell table:formula="of:=(SUM([.B126:.B130])-MIN([.B126:.B130])-MAX([.B126:.B130]))/3" office:value-type="float" office:value="0.579466" calcext:value-type="float">
            <text:p>0.579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5606" calcext:value-type="float">
            <text:p>0.7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2053" calcext:value-type="float">
            <text:p>0.702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77002" calcext:value-type="float">
            <text:p>0.877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7125" calcext:value-type="float">
            <text:p>0.197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7803" calcext:value-type="float">
            <text:p>0.707803</text:p>
          </table:table-cell>
          <table:table-cell/>
          <table:table-cell table:formula="of:=(SUM([.B131:.B135])-MIN([.B131:.B135])-MAX([.B131:.B135]))/3" office:value-type="float" office:value="0.708487333333334" calcext:value-type="float">
            <text:p>0.70848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8316" calcext:value-type="float">
            <text:p>0.8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271" calcext:value-type="float">
            <text:p>0.7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1437" calcext:value-type="float">
            <text:p>0.6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8337" calcext:value-type="float">
            <text:p>0.7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8563" calcext:value-type="float">
            <text:p>0.198563</text:p>
          </table:table-cell>
          <table:table-cell/>
          <table:table-cell table:formula="of:=(SUM([.B136:.B140])-MIN([.B136:.B140])-MAX([.B136:.B140]))/3" office:value-type="float" office:value="0.690828" calcext:value-type="float">
            <text:p>0.6908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8542" calcext:value-type="float">
            <text:p>0.7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9117" calcext:value-type="float">
            <text:p>0.58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0452" calcext:value-type="float">
            <text:p>0.64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9158" calcext:value-type="float">
            <text:p>0.229158</text:p>
          </table:table-cell>
          <table:table-cell/>
          <table:table-cell table:formula="of:=(SUM([.B141:.B145])-MIN([.B141:.B145])-MAX([.B141:.B145]))/3" office:value-type="float" office:value="0.629021333333333" calcext:value-type="float">
            <text:p>0.62902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2526" calcext:value-type="float">
            <text:p>0.7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4251" calcext:value-type="float">
            <text:p>0.594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0308" calcext:value-type="float">
            <text:p>0.65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0575" calcext:value-type="float">
            <text:p>0.460575</text:p>
          </table:table-cell>
          <table:table-cell/>
          <table:table-cell table:formula="of:=(SUM([.B146:.B150])-MIN([.B146:.B150])-MAX([.B146:.B150]))/3" office:value-type="float" office:value="0.600274" calcext:value-type="float">
            <text:p>0.600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3347" calcext:value-type="float">
            <text:p>0.6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/>
          <table:table-cell table:formula="of:=(SUM([.B151:.B155])-MIN([.B151:.B155])-MAX([.B151:.B155]))/3" office:value-type="float" office:value="0.542573666666667" calcext:value-type="float">
            <text:p>0.54257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5688" calcext:value-type="float">
            <text:p>0.5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0801" calcext:value-type="float">
            <text:p>0.730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0472" calcext:value-type="float">
            <text:p>0.5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3963" calcext:value-type="float">
            <text:p>0.513963</text:p>
          </table:table-cell>
          <table:table-cell/>
          <table:table-cell table:formula="of:=(SUM([.B156:.B160])-MIN([.B156:.B160])-MAX([.B156:.B160]))/3" office:value-type="float" office:value="0.581930333333333" calcext:value-type="float">
            <text:p>0.58193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674" calcext:value-type="float">
            <text:p>0.556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4928" calcext:value-type="float">
            <text:p>0.6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2772" calcext:value-type="float">
            <text:p>0.4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7721" calcext:value-type="float">
            <text:p>0.527721</text:p>
          </table:table-cell>
          <table:table-cell/>
          <table:table-cell table:formula="of:=(SUM([.B161:.B165])-MIN([.B161:.B165])-MAX([.B161:.B165]))/3" office:value-type="float" office:value="0.563107666666667" calcext:value-type="float">
            <text:p>0.5631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0164" calcext:value-type="float">
            <text:p>0.7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8809" calcext:value-type="float">
            <text:p>0.5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5195" calcext:value-type="float">
            <text:p>0.615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1848" calcext:value-type="float">
            <text:p>0.50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3552" calcext:value-type="float">
            <text:p>0.513552</text:p>
          </table:table-cell>
          <table:table-cell/>
          <table:table-cell table:formula="of:=(SUM([.B166:.B170])-MIN([.B166:.B170])-MAX([.B166:.B170]))/3" office:value-type="float" office:value="0.555852" calcext:value-type="float">
            <text:p>0.5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7187" calcext:value-type="float">
            <text:p>0.80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762" calcext:value-type="float">
            <text:p>0.567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7721" calcext:value-type="float">
            <text:p>0.527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577" calcext:value-type="float">
            <text:p>0.4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5791" calcext:value-type="float">
            <text:p>0.445791</text:p>
          </table:table-cell>
          <table:table-cell/>
          <table:table-cell table:formula="of:=(SUM([.B171:.B175])-MIN([.B171:.B175])-MAX([.B171:.B175]))/3" office:value-type="float" office:value="0.523751" calcext:value-type="float">
            <text:p>0.523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5606" calcext:value-type="float">
            <text:p>0.7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164" calcext:value-type="float">
            <text:p>0.6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4189" calcext:value-type="float">
            <text:p>0.5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275" calcext:value-type="float">
            <text:p>0.518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4702" calcext:value-type="float">
            <text:p>0.434702</text:p>
          </table:table-cell>
          <table:table-cell/>
          <table:table-cell table:formula="of:=(SUM([.B176:.B180])-MIN([.B176:.B180])-MAX([.B176:.B180]))/3" office:value-type="float" office:value="0.587542666666667" calcext:value-type="float">
            <text:p>0.58754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7864" calcext:value-type="float">
            <text:p>0.517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5811" calcext:value-type="float">
            <text:p>0.615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871" calcext:value-type="float">
            <text:p>0.648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82546" calcext:value-type="float">
            <text:p>0.7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81:.B185])-MIN([.B181:.B185])-MAX([.B181:.B185]))/3" office:value-type="float" office:value="0.594182" calcext:value-type="float">
            <text:p>0.594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5708" calcext:value-type="float">
            <text:p>0.7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8131" calcext:value-type="float">
            <text:p>0.6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4559" calcext:value-type="float">
            <text:p>0.64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5544" calcext:value-type="float">
            <text:p>0.6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/>
          <table:table-cell table:formula="of:=(SUM([.B186:.B190])-MIN([.B186:.B190])-MAX([.B186:.B190]))/3" office:value-type="float" office:value="0.626078" calcext:value-type="float">
            <text:p>0.6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9425" calcext:value-type="float">
            <text:p>0.639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7248" calcext:value-type="float">
            <text:p>0.7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398" calcext:value-type="float">
            <text:p>0.638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368" calcext:value-type="float">
            <text:p>0.583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402" calcext:value-type="float">
            <text:p>0.592402</text:p>
          </table:table-cell>
          <table:table-cell/>
          <table:table-cell table:formula="of:=(SUM([.B191:.B195])-MIN([.B191:.B195])-MAX([.B191:.B195]))/3" office:value-type="float" office:value="0.623408333333333" calcext:value-type="float">
            <text:p>0.6234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9836" calcext:value-type="float">
            <text:p>0.83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721" calcext:value-type="float">
            <text:p>0.627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55" calcext:value-type="float">
            <text:p>0.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7474" calcext:value-type="float">
            <text:p>0.58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/>
          <table:table-cell table:formula="of:=(SUM([.B196:.B200])-MIN([.B196:.B200])-MAX([.B196:.B200]))/3" office:value-type="float" office:value="0.617248333333333" calcext:value-type="float">
            <text:p>0.61724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9076" calcext:value-type="float">
            <text:p>0.7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7926" calcext:value-type="float">
            <text:p>0.7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4025" calcext:value-type="float">
            <text:p>0.62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0041" calcext:value-type="float">
            <text:p>0.6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31" calcext:value-type="float">
            <text:p>0.62731</text:p>
          </table:table-cell>
          <table:table-cell/>
          <table:table-cell table:formula="of:=(SUM([.B201:.B205])-MIN([.B201:.B205])-MAX([.B201:.B205]))/3" office:value-type="float" office:value="0.665092333333333" calcext:value-type="float">
            <text:p>0.66509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501" calcext:value-type="float">
            <text:p>0.6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99" calcext:value-type="float">
            <text:p>0.61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9918" calcext:value-type="float">
            <text:p>0.619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5585" calcext:value-type="float">
            <text:p>0.645585</text:p>
          </table:table-cell>
          <table:table-cell/>
          <table:table-cell table:formula="of:=(SUM([.B206:.B210])-MIN([.B206:.B210])-MAX([.B206:.B210]))/3" office:value-type="float" office:value="0.651334666666666" calcext:value-type="float">
            <text:p>0.65133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2587" calcext:value-type="float">
            <text:p>0.7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813" calcext:value-type="float">
            <text:p>0.592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0616" calcext:value-type="float">
            <text:p>0.600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7433" calcext:value-type="float">
            <text:p>0.647433</text:p>
          </table:table-cell>
          <table:table-cell/>
          <table:table-cell table:formula="of:=(SUM([.B211:.B215])-MIN([.B211:.B215])-MAX([.B211:.B215]))/3" office:value-type="float" office:value="0.650513333333333" calcext:value-type="float">
            <text:p>0.6505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1211" calcext:value-type="float">
            <text:p>0.73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5236" calcext:value-type="float">
            <text:p>0.655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049" calcext:value-type="float">
            <text:p>0.64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9322" calcext:value-type="float">
            <text:p>0.589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0903" calcext:value-type="float">
            <text:p>0.580903</text:p>
          </table:table-cell>
          <table:table-cell/>
          <table:table-cell table:formula="of:=(SUM([.B216:.B220])-MIN([.B216:.B220])-MAX([.B216:.B220]))/3" office:value-type="float" office:value="0.630869" calcext:value-type="float">
            <text:p>0.630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655" calcext:value-type="float">
            <text:p>0.6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577" calcext:value-type="float">
            <text:p>0.6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4846" calcext:value-type="float">
            <text:p>0.62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0452" calcext:value-type="float">
            <text:p>0.64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21:.B225])-MIN([.B221:.B225])-MAX([.B221:.B225]))/3" office:value-type="float" office:value="0.659959" calcext:value-type="float">
            <text:p>0.659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7474" calcext:value-type="float">
            <text:p>0.68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10062" calcext:value-type="float">
            <text:p>0.7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0349" calcext:value-type="float">
            <text:p>0.690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9918" calcext:value-type="float">
            <text:p>0.619918</text:p>
          </table:table-cell>
          <table:table-cell/>
          <table:table-cell table:formula="of:=(SUM([.B226:.B230])-MIN([.B226:.B230])-MAX([.B226:.B230]))/3" office:value-type="float" office:value="0.669062" calcext:value-type="float">
            <text:p>0.669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039" calcext:value-type="float">
            <text:p>0.6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6899" calcext:value-type="float">
            <text:p>0.7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3347" calcext:value-type="float">
            <text:p>0.6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031" calcext:value-type="float">
            <text:p>0.555031</text:p>
          </table:table-cell>
          <table:table-cell/>
          <table:table-cell table:formula="of:=(SUM([.B231:.B235])-MIN([.B231:.B235])-MAX([.B231:.B235]))/3" office:value-type="float" office:value="0.653662" calcext:value-type="float">
            <text:p>0.65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6366" calcext:value-type="float">
            <text:p>0.706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7803" calcext:value-type="float">
            <text:p>0.60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/>
          <table:table-cell table:formula="of:=(SUM([.B236:.B240])-MIN([.B236:.B240])-MAX([.B236:.B240]))/3" office:value-type="float" office:value="0.669062333333333" calcext:value-type="float">
            <text:p>0.6690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2772" calcext:value-type="float">
            <text:p>0.7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012" calcext:value-type="float">
            <text:p>0.66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9179" calcext:value-type="float">
            <text:p>0.6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4476" calcext:value-type="float">
            <text:p>0.564476</text:p>
          </table:table-cell>
          <table:table-cell/>
          <table:table-cell table:formula="of:=(SUM([.B241:.B245])-MIN([.B241:.B245])-MAX([.B241:.B245]))/3" office:value-type="float" office:value="0.683299" calcext:value-type="float">
            <text:p>0.683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4127" calcext:value-type="float">
            <text:p>0.7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023" calcext:value-type="float">
            <text:p>0.747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6632" calcext:value-type="float">
            <text:p>0.6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7351" calcext:value-type="float">
            <text:p>0.667351</text:p>
          </table:table-cell>
          <table:table-cell/>
          <table:table-cell table:formula="of:=(SUM([.B246:.B250])-MIN([.B246:.B250])-MAX([.B246:.B250]))/3" office:value-type="float" office:value="0.701026666666667" calcext:value-type="float">
            <text:p>0.7010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885" calcext:value-type="float">
            <text:p>0.6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795" calcext:value-type="float">
            <text:p>0.9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7885" calcext:value-type="float">
            <text:p>0.9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733" calcext:value-type="float">
            <text:p>0.989733</text:p>
          </table:table-cell>
          <table:table-cell/>
          <table:table-cell table:formula="of:=(SUM([.B251:.B255])-MIN([.B251:.B255])-MAX([.B251:.B255]))/3" office:value-type="float" office:value="0.905612666666666" calcext:value-type="float">
            <text:p>0.9056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265" calcext:value-type="float">
            <text:p>0.733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2813" calcext:value-type="float">
            <text:p>0.992813</text:p>
          </table:table-cell>
          <table:table-cell/>
          <table:table-cell table:formula="of:=(SUM([.B256:.B260])-MIN([.B256:.B260])-MAX([.B256:.B260]))/3" office:value-type="float" office:value="0.737098" calcext:value-type="float">
            <text:p>0.7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3491" calcext:value-type="float">
            <text:p>0.6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795" calcext:value-type="float">
            <text:p>0.999795</text:p>
          </table:table-cell>
          <table:table-cell/>
          <table:table-cell table:formula="of:=(SUM([.B261:.B265])-MIN([.B261:.B265])-MAX([.B261:.B265]))/3" office:value-type="float" office:value="0.780150666666667" calcext:value-type="float">
            <text:p>0.78015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795" calcext:value-type="float">
            <text:p>0.9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1376" calcext:value-type="float">
            <text:p>0.691376</text:p>
          </table:table-cell>
          <table:table-cell/>
          <table:table-cell table:formula="of:=(SUM([.B266:.B270])-MIN([.B266:.B270])-MAX([.B266:.B270]))/3" office:value-type="float" office:value="0.809309" calcext:value-type="float">
            <text:p>0.809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037" calcext:value-type="float">
            <text:p>0.1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1951" calcext:value-type="float">
            <text:p>0.8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384" calcext:value-type="float">
            <text:p>0.9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7803" calcext:value-type="float">
            <text:p>0.90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/>
          <table:table-cell table:formula="of:=(SUM([.B271:.B275])-MIN([.B271:.B275])-MAX([.B271:.B275]))/3" office:value-type="float" office:value="0.917864666666667" calcext:value-type="float">
            <text:p>0.91786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01027" calcext:value-type="float">
            <text:p>0.201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889" calcext:value-type="float">
            <text:p>0.7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5955" calcext:value-type="float">
            <text:p>0.3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733" calcext:value-type="float">
            <text:p>0.989733</text:p>
          </table:table-cell>
          <table:table-cell/>
          <table:table-cell table:formula="of:=(SUM([.B276:.B280])-MIN([.B276:.B280])-MAX([.B276:.B280]))/3" office:value-type="float" office:value="0.528405333333333" calcext:value-type="float">
            <text:p>0.52840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86448" calcext:value-type="float">
            <text:p>0.2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7885" calcext:value-type="float">
            <text:p>0.3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889" calcext:value-type="float">
            <text:p>0.7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91" calcext:value-type="float">
            <text:p>0.7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119" calcext:value-type="float">
            <text:p>0.766119</text:p>
          </table:table-cell>
          <table:table-cell/>
          <table:table-cell table:formula="of:=(SUM([.B281:.B285])-MIN([.B281:.B285])-MAX([.B281:.B285]))/3" office:value-type="float" office:value="0.610883" calcext:value-type="float">
            <text:p>0.610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5688" calcext:value-type="float">
            <text:p>0.4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1869" calcext:value-type="float">
            <text:p>0.8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48" calcext:value-type="float">
            <text:p>0.7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5606" calcext:value-type="float">
            <text:p>0.7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286:.B290])-MIN([.B286:.B290])-MAX([.B286:.B290]))/3" office:value-type="float" office:value="0.768651666666667" calcext:value-type="float">
            <text:p>0.76865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1478" calcext:value-type="float">
            <text:p>0.2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6345" calcext:value-type="float">
            <text:p>0.73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384" calcext:value-type="float">
            <text:p>0.9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6448" calcext:value-type="float">
            <text:p>0.9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1848" calcext:value-type="float">
            <text:p>0.901848</text:p>
          </table:table-cell>
          <table:table-cell/>
          <table:table-cell table:formula="of:=(SUM([.B291:.B295])-MIN([.B291:.B295])-MAX([.B291:.B295]))/3" office:value-type="float" office:value="0.874880333333333" calcext:value-type="float">
            <text:p>0.87488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9179" calcext:value-type="float">
            <text:p>0.9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5934" calcext:value-type="float">
            <text:p>0.7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9569" calcext:value-type="float">
            <text:p>0.9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893" calcext:value-type="float">
            <text:p>0.895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439" calcext:value-type="float">
            <text:p>0.878439</text:p>
          </table:table-cell>
          <table:table-cell/>
          <table:table-cell table:formula="of:=(SUM([.B296:.B300])-MIN([.B296:.B300])-MAX([.B296:.B300]))/3" office:value-type="float" office:value="0.901300333333333" calcext:value-type="float">
            <text:p>0.9013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9343" calcext:value-type="float">
            <text:p>0.559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9774" calcext:value-type="float">
            <text:p>0.72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4271" calcext:value-type="float">
            <text:p>0.964271</text:p>
          </table:table-cell>
          <table:table-cell/>
          <table:table-cell table:formula="of:=(SUM([.B301:.B305])-MIN([.B301:.B305])-MAX([.B301:.B305]))/3" office:value-type="float" office:value="0.896783" calcext:value-type="float">
            <text:p>0.896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6283" calcext:value-type="float">
            <text:p>0.326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46" calcext:value-type="float">
            <text:p>0.6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791" calcext:value-type="float">
            <text:p>0.745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006" calcext:value-type="float">
            <text:p>0.631006</text:p>
          </table:table-cell>
          <table:table-cell/>
          <table:table-cell table:formula="of:=(SUM([.B306:.B310])-MIN([.B306:.B310])-MAX([.B306:.B310]))/3" office:value-type="float" office:value="0.535249666666667" calcext:value-type="float">
            <text:p>0.53524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7002" calcext:value-type="float">
            <text:p>0.577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5072" calcext:value-type="float">
            <text:p>0.69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747" calcext:value-type="float">
            <text:p>0.728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731" calcext:value-type="float">
            <text:p>0.92731</text:p>
          </table:table-cell>
          <table:table-cell/>
          <table:table-cell table:formula="of:=(SUM([.B311:.B315])-MIN([.B311:.B315])-MAX([.B311:.B315]))/3" office:value-type="float" office:value="0.719233333333333" calcext:value-type="float">
            <text:p>0.7192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29" calcext:value-type="float">
            <text:p>0.2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8891" calcext:value-type="float">
            <text:p>0.118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8583" calcext:value-type="float">
            <text:p>0.468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98357" calcext:value-type="float">
            <text:p>0.3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9405" calcext:value-type="float">
            <text:p>0.669405</text:p>
          </table:table-cell>
          <table:table-cell/>
          <table:table-cell table:formula="of:=(SUM([.B316:.B320])-MIN([.B316:.B320])-MAX([.B316:.B320]))/3" office:value-type="float" office:value="0.374743333333333" calcext:value-type="float">
            <text:p>0.3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347" calcext:value-type="float">
            <text:p>0.2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85" calcext:value-type="float">
            <text:p>0.4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5975" calcext:value-type="float">
            <text:p>0.47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7598" calcext:value-type="float">
            <text:p>0.7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8029" calcext:value-type="float">
            <text:p>0.678029</text:p>
          </table:table-cell>
          <table:table-cell/>
          <table:table-cell table:formula="of:=(SUM([.B321:.B325])-MIN([.B321:.B325])-MAX([.B321:.B325]))/3" office:value-type="float" office:value="0.544284666666667" calcext:value-type="float">
            <text:p>0.54428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924" calcext:value-type="float">
            <text:p>0.10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1232" calcext:value-type="float">
            <text:p>0.4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2279" calcext:value-type="float">
            <text:p>0.5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2177" calcext:value-type="float">
            <text:p>0.922177</text:p>
          </table:table-cell>
          <table:table-cell/>
          <table:table-cell table:formula="of:=(SUM([.B326:.B330])-MIN([.B326:.B330])-MAX([.B326:.B330]))/3" office:value-type="float" office:value="0.567624666666667" calcext:value-type="float">
            <text:p>0.56762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6591" calcext:value-type="float">
            <text:p>0.476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85" calcext:value-type="float">
            <text:p>0.4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7947" calcext:value-type="float">
            <text:p>0.4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191" calcext:value-type="float">
            <text:p>0.91191</text:p>
          </table:table-cell>
          <table:table-cell/>
          <table:table-cell table:formula="of:=(SUM([.B331:.B335])-MIN([.B331:.B335])-MAX([.B331:.B335]))/3" office:value-type="float" office:value="0.484462666666667" calcext:value-type="float">
            <text:p>0.48446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70226" calcext:value-type="float">
            <text:p>0.270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0821355" calcext:value-type="float">
            <text:p>0.000821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3717" calcext:value-type="float">
            <text:p>0.473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871" calcext:value-type="float">
            <text:p>0.948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6181" calcext:value-type="float">
            <text:p>0.676181</text:p>
          </table:table-cell>
          <table:table-cell/>
          <table:table-cell table:formula="of:=(SUM([.B336:.B340])-MIN([.B336:.B340])-MAX([.B336:.B340]))/3" office:value-type="float" office:value="0.473374666666667" calcext:value-type="float">
            <text:p>0.4733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82341" calcext:value-type="float">
            <text:p>0.1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9774" calcext:value-type="float">
            <text:p>0.22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3244" calcext:value-type="float">
            <text:p>0.4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5154" calcext:value-type="float">
            <text:p>0.45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9774" calcext:value-type="float">
            <text:p>0.729774</text:p>
          </table:table-cell>
          <table:table-cell/>
          <table:table-cell table:formula="of:=(SUM([.B341:.B345])-MIN([.B341:.B345])-MAX([.B341:.B345]))/3" office:value-type="float" office:value="0.381519333333333" calcext:value-type="float">
            <text:p>0.38151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349076" calcext:value-type="float">
            <text:p>0.003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73922" calcext:value-type="float">
            <text:p>0.0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0801" calcext:value-type="float">
            <text:p>0.130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704" calcext:value-type="float">
            <text:p>0.71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499" calcext:value-type="float">
            <text:p>0.61499</text:p>
          </table:table-cell>
          <table:table-cell/>
          <table:table-cell table:formula="of:=(SUM([.B346:.B350])-MIN([.B346:.B350])-MAX([.B346:.B350]))/3" office:value-type="float" office:value="0.273237666666667" calcext:value-type="float">
            <text:p>0.27323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2834" calcext:value-type="float">
            <text:p>0.462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6304" calcext:value-type="float">
            <text:p>0.4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0945" calcext:value-type="float">
            <text:p>0.7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0431" calcext:value-type="float">
            <text:p>0.8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345" calcext:value-type="float">
            <text:p>0.636345</text:p>
          </table:table-cell>
          <table:table-cell/>
          <table:table-cell table:formula="of:=(SUM([.B351:.B355])-MIN([.B351:.B355])-MAX([.B351:.B355]))/3" office:value-type="float" office:value="0.617864666666667" calcext:value-type="float">
            <text:p>0.61786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211499" calcext:value-type="float">
            <text:p>0.0211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7803" calcext:value-type="float">
            <text:p>0.30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7105" calcext:value-type="float">
            <text:p>0.4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5298" calcext:value-type="float">
            <text:p>0.4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99179" calcext:value-type="float">
            <text:p>0.499179</text:p>
          </table:table-cell>
          <table:table-cell/>
          <table:table-cell table:formula="of:=(SUM([.B356:.B360])-MIN([.B356:.B360])-MAX([.B356:.B360]))/3" office:value-type="float" office:value="0.400068666666667" calcext:value-type="float">
            <text:p>0.40006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0678" calcext:value-type="float">
            <text:p>0.2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93018" calcext:value-type="float">
            <text:p>0.3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1253" calcext:value-type="float">
            <text:p>0.471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8337" calcext:value-type="float">
            <text:p>0.5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273" calcext:value-type="float">
            <text:p>0.341273</text:p>
          </table:table-cell>
          <table:table-cell/>
          <table:table-cell table:formula="of:=(SUM([.B361:.B365])-MIN([.B361:.B365])-MAX([.B361:.B365]))/3" office:value-type="float" office:value="0.401848" calcext:value-type="float">
            <text:p>0.401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394" calcext:value-type="float">
            <text:p>0.68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053" calcext:value-type="float">
            <text:p>0.902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899" calcext:value-type="float">
            <text:p>0.5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8645" calcext:value-type="float">
            <text:p>0.978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6366" calcext:value-type="float">
            <text:p>0.806366</text:p>
          </table:table-cell>
          <table:table-cell/>
          <table:table-cell table:formula="of:=(SUM([.B366:.B370])-MIN([.B366:.B370])-MAX([.B366:.B370]))/3" office:value-type="float" office:value="0.797604333333333" calcext:value-type="float">
            <text:p>0.79760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1848" calcext:value-type="float">
            <text:p>0.41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1314" calcext:value-type="float">
            <text:p>0.381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43943" calcext:value-type="float">
            <text:p>0.543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255" calcext:value-type="float">
            <text:p>0.6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906" calcext:value-type="float">
            <text:p>0.657906</text:p>
          </table:table-cell>
          <table:table-cell/>
          <table:table-cell table:formula="of:=(SUM([.B371:.B375])-MIN([.B371:.B375])-MAX([.B371:.B375]))/3" office:value-type="float" office:value="0.536892666666667" calcext:value-type="float">
            <text:p>0.5368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7947" calcext:value-type="float">
            <text:p>0.9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1376" calcext:value-type="float">
            <text:p>0.791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89938" calcext:value-type="float">
            <text:p>0.9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2485" calcext:value-type="float">
            <text:p>0.472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2464" calcext:value-type="float">
            <text:p>0.202464</text:p>
          </table:table-cell>
          <table:table-cell/>
          <table:table-cell table:formula="of:=(SUM([.B376:.B380])-MIN([.B376:.B380])-MAX([.B376:.B380]))/3" office:value-type="float" office:value="0.751266333333333" calcext:value-type="float">
            <text:p>0.75126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4723" calcext:value-type="float">
            <text:p>0.804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115" calcext:value-type="float">
            <text:p>0.8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6571" calcext:value-type="float">
            <text:p>0.9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1725" calcext:value-type="float">
            <text:p>0.88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9405" calcext:value-type="float">
            <text:p>0.769405</text:p>
          </table:table-cell>
          <table:table-cell/>
          <table:table-cell table:formula="of:=(SUM([.B381:.B385])-MIN([.B381:.B385])-MAX([.B381:.B385]))/3" office:value-type="float" office:value="0.835866" calcext:value-type="float">
            <text:p>0.835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0329" calcext:value-type="float">
            <text:p>0.620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973" calcext:value-type="float">
            <text:p>0.798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1335" calcext:value-type="float">
            <text:p>0.751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1027" calcext:value-type="float">
            <text:p>0.701027</text:p>
          </table:table-cell>
          <table:table-cell/>
          <table:table-cell table:formula="of:=(SUM([.B386:.B390])-MIN([.B386:.B390])-MAX([.B386:.B390]))/3" office:value-type="float" office:value="0.713689333333333" calcext:value-type="float">
            <text:p>0.71368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879" calcext:value-type="float">
            <text:p>0.5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727" calcext:value-type="float">
            <text:p>0.758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4353" calcext:value-type="float">
            <text:p>0.6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9774" calcext:value-type="float">
            <text:p>0.82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3737" calcext:value-type="float">
            <text:p>0.543737</text:p>
          </table:table-cell>
          <table:table-cell/>
          <table:table-cell table:formula="of:=(SUM([.B391:.B395])-MIN([.B391:.B395])-MAX([.B391:.B395]))/3" office:value-type="float" office:value="0.653319666666667" calcext:value-type="float">
            <text:p>0.65331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0842" calcext:value-type="float">
            <text:p>0.77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5934" calcext:value-type="float">
            <text:p>0.8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193" calcext:value-type="float">
            <text:p>0.738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743" calcext:value-type="float">
            <text:p>0.574743</text:p>
          </table:table-cell>
          <table:table-cell/>
          <table:table-cell table:formula="of:=(SUM([.B396:.B400])-MIN([.B396:.B400])-MAX([.B396:.B400]))/3" office:value-type="float" office:value="0.749213" calcext:value-type="float">
            <text:p>0.749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6448" calcext:value-type="float">
            <text:p>0.7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078" calcext:value-type="float">
            <text:p>0.726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501" calcext:value-type="float">
            <text:p>0.6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9158" calcext:value-type="float">
            <text:p>0.529158</text:p>
          </table:table-cell>
          <table:table-cell/>
          <table:table-cell table:formula="of:=(SUM([.B401:.B405])-MIN([.B401:.B405])-MAX([.B401:.B405]))/3" office:value-type="float" office:value="0.733675666666667" calcext:value-type="float">
            <text:p>0.73367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984" calcext:value-type="float">
            <text:p>0.4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0965" calcext:value-type="float">
            <text:p>0.790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8172" calcext:value-type="float">
            <text:p>0.8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031" calcext:value-type="float">
            <text:p>0.655031</text:p>
          </table:table-cell>
          <table:table-cell/>
          <table:table-cell table:formula="of:=(SUM([.B406:.B410])-MIN([.B406:.B410])-MAX([.B406:.B410]))/3" office:value-type="float" office:value="0.766735" calcext:value-type="float">
            <text:p>0.766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329" calcext:value-type="float">
            <text:p>0.520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076" calcext:value-type="float">
            <text:p>0.7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0821" calcext:value-type="float">
            <text:p>0.8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5873" calcext:value-type="float">
            <text:p>0.625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825" calcext:value-type="float">
            <text:p>0.654825</text:p>
          </table:table-cell>
          <table:table-cell/>
          <table:table-cell table:formula="of:=(SUM([.B411:.B415])-MIN([.B411:.B415])-MAX([.B411:.B415]))/3" office:value-type="float" office:value="0.690486" calcext:value-type="float">
            <text:p>0.690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46" calcext:value-type="float">
            <text:p>0.8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078" calcext:value-type="float">
            <text:p>0.726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3737" calcext:value-type="float">
            <text:p>0.643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246" calcext:value-type="float">
            <text:p>0.6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416:.B420])-MIN([.B416:.B420])-MAX([.B416:.B420]))/3" office:value-type="float" office:value="0.711019666666666" calcext:value-type="float">
            <text:p>0.71101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115" calcext:value-type="float">
            <text:p>0.9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963" calcext:value-type="float">
            <text:p>0.73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16" calcext:value-type="float">
            <text:p>0.70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53" calcext:value-type="float">
            <text:p>0.56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729" calcext:value-type="float">
            <text:p>0.55729</text:p>
          </table:table-cell>
          <table:table-cell/>
          <table:table-cell table:formula="of:=(SUM([.B421:.B425])-MIN([.B421:.B425])-MAX([.B421:.B425]))/3" office:value-type="float" office:value="0.670773333333333" calcext:value-type="float">
            <text:p>0.6707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9713" calcext:value-type="float">
            <text:p>0.919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68" calcext:value-type="float">
            <text:p>0.5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187" calcext:value-type="float">
            <text:p>0.50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513" calcext:value-type="float">
            <text:p>0.450513</text:p>
          </table:table-cell>
          <table:table-cell/>
          <table:table-cell table:formula="of:=(SUM([.B426:.B430])-MIN([.B426:.B430])-MAX([.B426:.B430]))/3" office:value-type="float" office:value="0.596509333333333" calcext:value-type="float">
            <text:p>0.59650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5318" calcext:value-type="float">
            <text:p>0.8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097" calcext:value-type="float">
            <text:p>0.819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3676" calcext:value-type="float">
            <text:p>0.73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4559" calcext:value-type="float">
            <text:p>0.74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3614" calcext:value-type="float">
            <text:p>0.623614</text:p>
          </table:table-cell>
          <table:table-cell/>
          <table:table-cell table:formula="of:=(SUM([.B431:.B435])-MIN([.B431:.B435])-MAX([.B431:.B435]))/3" office:value-type="float" office:value="0.765777333333333" calcext:value-type="float">
            <text:p>0.7657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0205" calcext:value-type="float">
            <text:p>0.900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209" calcext:value-type="float">
            <text:p>0.6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5585" calcext:value-type="float">
            <text:p>0.7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308" calcext:value-type="float">
            <text:p>0.8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3676" calcext:value-type="float">
            <text:p>0.633676</text:p>
          </table:table-cell>
          <table:table-cell/>
          <table:table-cell table:formula="of:=(SUM([.B436:.B440])-MIN([.B436:.B440])-MAX([.B436:.B440]))/3" office:value-type="float" office:value="0.734291333333333" calcext:value-type="float">
            <text:p>0.73429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78" calcext:value-type="float">
            <text:p>0.76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0082" calcext:value-type="float">
            <text:p>0.780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402" calcext:value-type="float">
            <text:p>0.592402</text:p>
          </table:table-cell>
          <table:table-cell/>
          <table:table-cell table:formula="of:=(SUM([.B441:.B445])-MIN([.B441:.B445])-MAX([.B441:.B445]))/3" office:value-type="float" office:value="0.741820666666666" calcext:value-type="float">
            <text:p>0.7418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823" calcext:value-type="float">
            <text:p>0.6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2279" calcext:value-type="float">
            <text:p>0.6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501" calcext:value-type="float">
            <text:p>0.6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9938" calcext:value-type="float">
            <text:p>0.689938</text:p>
          </table:table-cell>
          <table:table-cell/>
          <table:table-cell table:formula="of:=(SUM([.B446:.B450])-MIN([.B446:.B450])-MAX([.B446:.B450]))/3" office:value-type="float" office:value="0.685420666666666" calcext:value-type="float">
            <text:p>0.6854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2895" calcext:value-type="float">
            <text:p>0.8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873" calcext:value-type="float">
            <text:p>0.725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6037" calcext:value-type="float">
            <text:p>0.78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982" calcext:value-type="float">
            <text:p>0.70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0205" calcext:value-type="float">
            <text:p>0.600205</text:p>
          </table:table-cell>
          <table:table-cell/>
          <table:table-cell table:formula="of:=(SUM([.B451:.B455])-MIN([.B451:.B455])-MAX([.B451:.B455]))/3" office:value-type="float" office:value="0.739630666666667" calcext:value-type="float">
            <text:p>0.73963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7721" calcext:value-type="float">
            <text:p>0.527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187" calcext:value-type="float">
            <text:p>0.80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3306" calcext:value-type="float">
            <text:p>0.77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4497" calcext:value-type="float">
            <text:p>0.6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1643" calcext:value-type="float">
            <text:p>0.701643</text:p>
          </table:table-cell>
          <table:table-cell/>
          <table:table-cell table:formula="of:=(SUM([.B456:.B460])-MIN([.B456:.B460])-MAX([.B456:.B460]))/3" office:value-type="float" office:value="0.703148666666667" calcext:value-type="float">
            <text:p>0.7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7454" calcext:value-type="float">
            <text:p>0.717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836" calcext:value-type="float">
            <text:p>0.63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117" calcext:value-type="float">
            <text:p>0.5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2094" calcext:value-type="float">
            <text:p>0.742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4107" calcext:value-type="float">
            <text:p>0.604107</text:p>
          </table:table-cell>
          <table:table-cell/>
          <table:table-cell table:formula="of:=(SUM([.B461:.B465])-MIN([.B461:.B465])-MAX([.B461:.B465]))/3" office:value-type="float" office:value="0.653799" calcext:value-type="float">
            <text:p>0.653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918" calcext:value-type="float">
            <text:p>0.719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3573" calcext:value-type="float">
            <text:p>0.783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6961" calcext:value-type="float">
            <text:p>0.736961</text:p>
          </table:table-cell>
          <table:table-cell/>
          <table:table-cell table:formula="of:=(SUM([.B466:.B470])-MIN([.B466:.B470])-MAX([.B466:.B470]))/3" office:value-type="float" office:value="0.730321666666667" calcext:value-type="float">
            <text:p>0.7303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006" calcext:value-type="float">
            <text:p>0.731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984" calcext:value-type="float">
            <text:p>0.6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3203" calcext:value-type="float">
            <text:p>0.523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68" calcext:value-type="float">
            <text:p>0.6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649" calcext:value-type="float">
            <text:p>0.732649</text:p>
          </table:table-cell>
          <table:table-cell/>
          <table:table-cell table:formula="of:=(SUM([.B471:.B475])-MIN([.B471:.B475])-MAX([.B471:.B475]))/3" office:value-type="float" office:value="0.70089" calcext:value-type="float">
            <text:p>0.70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394" calcext:value-type="float">
            <text:p>0.68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5934" calcext:value-type="float">
            <text:p>0.535934</text:p>
          </table:table-cell>
          <table:table-cell/>
          <table:table-cell table:formula="of:=(SUM([.B476:.B480])-MIN([.B476:.B480])-MAX([.B476:.B480]))/3" office:value-type="float" office:value="0.699178666666667" calcext:value-type="float">
            <text:p>0.69917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589" calcext:value-type="float">
            <text:p>0.699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3799" calcext:value-type="float">
            <text:p>0.5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7351" calcext:value-type="float">
            <text:p>0.6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049" calcext:value-type="float">
            <text:p>0.648049</text:p>
          </table:table-cell>
          <table:table-cell/>
          <table:table-cell table:formula="of:=(SUM([.B481:.B485])-MIN([.B481:.B485])-MAX([.B481:.B485]))/3" office:value-type="float" office:value="0.671663" calcext:value-type="float">
            <text:p>0.67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838" calcext:value-type="float">
            <text:p>0.7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4641" calcext:value-type="float">
            <text:p>0.624641</text:p>
          </table:table-cell>
          <table:table-cell/>
          <table:table-cell table:formula="of:=(SUM([.B486:.B490])-MIN([.B486:.B490])-MAX([.B486:.B490]))/3" office:value-type="float" office:value="0.673853666666667" calcext:value-type="float">
            <text:p>0.67385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138" calcext:value-type="float">
            <text:p>0.6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0062" calcext:value-type="float">
            <text:p>0.7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1458" calcext:value-type="float">
            <text:p>0.671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2444" calcext:value-type="float">
            <text:p>0.5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6961" calcext:value-type="float">
            <text:p>0.636961</text:p>
          </table:table-cell>
          <table:table-cell/>
          <table:table-cell table:formula="of:=(SUM([.B491:.B495])-MIN([.B491:.B495])-MAX([.B491:.B495]))/3" office:value-type="float" office:value="0.655852333333333" calcext:value-type="float">
            <text:p>0.65585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495" calcext:value-type="float">
            <text:p>0.7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041" calcext:value-type="float">
            <text:p>0.6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1253" calcext:value-type="float">
            <text:p>0.671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402" calcext:value-type="float">
            <text:p>0.592402</text:p>
          </table:table-cell>
          <table:table-cell/>
          <table:table-cell table:formula="of:=(SUM([.B496:.B500])-MIN([.B496:.B500])-MAX([.B496:.B500]))/3" office:value-type="float" office:value="0.658248" calcext:value-type="float">
            <text:p>0.658248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4.01535" calcext:value-type="float">
            <text:p>4.01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.82195" calcext:value-type="float">
            <text:p>9.82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5.10212666666667" calcext:value-type="float">
            <text:p>5.1021266667</text:p>
          </table:table-cell>
          <table:table-cell table:formula="of:=[.D130]" office:value-type="float" office:value="8.50749333333333" calcext:value-type="float">
            <text:p>8.5074933333</text:p>
          </table:table-cell>
          <table:table-cell table:formula="of:=[.D255]" office:value-type="float" office:value="3.93335333333333" calcext:value-type="float">
            <text:p>3.9333533333</text:p>
          </table:table-cell>
          <table:table-cell table:formula="of:=[.D380]" office:value-type="float" office:value="5.56987" calcext:value-type="float">
            <text:p>5.5698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6528" calcext:value-type="float">
            <text:p>3.06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5.01101" calcext:value-type="float">
            <text:p>5.01101</text:p>
          </table:table-cell>
          <table:table-cell table:formula="of:=[.D135]" office:value-type="float" office:value="6.30532666666667" calcext:value-type="float">
            <text:p>6.3053266667</text:p>
          </table:table-cell>
          <table:table-cell table:formula="of:=[.D260]" office:value-type="float" office:value="4.13563666666667" calcext:value-type="float">
            <text:p>4.1356366667</text:p>
          </table:table-cell>
          <table:table-cell table:formula="of:=[.D385]" office:value-type="float" office:value="5.92758" calcext:value-type="float">
            <text:p>5.9275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20398" calcext:value-type="float">
            <text:p>8.20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4.81327" calcext:value-type="float">
            <text:p>4.81327</text:p>
          </table:table-cell>
          <table:table-cell table:formula="of:=[.D140]" office:value-type="float" office:value="6.00450666666667" calcext:value-type="float">
            <text:p>6.0045066667</text:p>
          </table:table-cell>
          <table:table-cell table:formula="of:=[.D265]" office:value-type="float" office:value="3.04700666666667" calcext:value-type="float">
            <text:p>3.0470066667</text:p>
          </table:table-cell>
          <table:table-cell table:formula="of:=[.D390]" office:value-type="float" office:value="5.77070666666667" calcext:value-type="float">
            <text:p>5.7707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705" calcext:value-type="float">
            <text:p>3.08705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5.10212666666667" calcext:value-type="float">
            <text:p>5.10212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4.99915666666667" calcext:value-type="float">
            <text:p>4.9991566667</text:p>
          </table:table-cell>
          <table:table-cell table:formula="of:=[.D145]" office:value-type="float" office:value="5.77580666666667" calcext:value-type="float">
            <text:p>5.7758066667</text:p>
          </table:table-cell>
          <table:table-cell table:formula="of:=[.D270]" office:value-type="float" office:value="2.62772333333333" calcext:value-type="float">
            <text:p>2.6277233333</text:p>
          </table:table-cell>
          <table:table-cell table:formula="of:=[.D395]" office:value-type="float" office:value="6.07552" calcext:value-type="float">
            <text:p>6.0755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07048" calcext:value-type="float">
            <text:p>8.070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4.73770333333333" calcext:value-type="float">
            <text:p>4.7377033333</text:p>
          </table:table-cell>
          <table:table-cell table:formula="of:=[.D150]" office:value-type="float" office:value="6.38659333333333" calcext:value-type="float">
            <text:p>6.3865933333</text:p>
          </table:table-cell>
          <table:table-cell table:formula="of:=[.D275]" office:value-type="float" office:value="4.29222" calcext:value-type="float">
            <text:p>4.29222</text:p>
          </table:table-cell>
          <table:table-cell table:formula="of:=[.D400]" office:value-type="float" office:value="5.67030666666667" calcext:value-type="float">
            <text:p>5.6703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4688" calcext:value-type="float">
            <text:p>5.646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4.60883666666667" calcext:value-type="float">
            <text:p>4.6088366667</text:p>
          </table:table-cell>
          <table:table-cell table:formula="of:=[.D155]" office:value-type="float" office:value="6.29033666666667" calcext:value-type="float">
            <text:p>6.2903366667</text:p>
          </table:table-cell>
          <table:table-cell table:formula="of:=[.D280]" office:value-type="float" office:value="4.00154333333333" calcext:value-type="float">
            <text:p>4.0015433333</text:p>
          </table:table-cell>
          <table:table-cell table:formula="of:=[.D405]" office:value-type="float" office:value="5.53867666666667" calcext:value-type="float">
            <text:p>5.53867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897" calcext:value-type="float">
            <text:p>3.078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4.81100333333333" calcext:value-type="float">
            <text:p>4.8110033333</text:p>
          </table:table-cell>
          <table:table-cell table:formula="of:=[.D160]" office:value-type="float" office:value="5.79346" calcext:value-type="float">
            <text:p>5.79346</text:p>
          </table:table-cell>
          <table:table-cell table:formula="of:=[.D285]" office:value-type="float" office:value="3.99149333333333" calcext:value-type="float">
            <text:p>3.9914933333</text:p>
          </table:table-cell>
          <table:table-cell table:formula="of:=[.D410]" office:value-type="float" office:value="5.46253333333333" calcext:value-type="float">
            <text:p>5.4625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922" calcext:value-type="float">
            <text:p>4.909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4.75266" calcext:value-type="float">
            <text:p>4.75266</text:p>
          </table:table-cell>
          <table:table-cell table:formula="of:=[.D165]" office:value-type="float" office:value="5.85035666666667" calcext:value-type="float">
            <text:p>5.8503566667</text:p>
          </table:table-cell>
          <table:table-cell table:formula="of:=[.D290]" office:value-type="float" office:value="4.21991666666667" calcext:value-type="float">
            <text:p>4.2199166667</text:p>
          </table:table-cell>
          <table:table-cell table:formula="of:=[.D415]" office:value-type="float" office:value="5.47585" calcext:value-type="float">
            <text:p>5.475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693" calcext:value-type="float">
            <text:p>4.47693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5.01101" calcext:value-type="float">
            <text:p>5.011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4.62963333333333" calcext:value-type="float">
            <text:p>4.6296333333</text:p>
          </table:table-cell>
          <table:table-cell table:formula="of:=[.D170]" office:value-type="float" office:value="5.99237333333333" calcext:value-type="float">
            <text:p>5.9923733333</text:p>
          </table:table-cell>
          <table:table-cell table:formula="of:=[.D295]" office:value-type="float" office:value="4.03595" calcext:value-type="float">
            <text:p>4.03595</text:p>
          </table:table-cell>
          <table:table-cell table:formula="of:=[.D420]" office:value-type="float" office:value="5.31797" calcext:value-type="float">
            <text:p>5.3179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78808" calcext:value-type="float">
            <text:p>7.788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5.06172333333333" calcext:value-type="float">
            <text:p>5.0617233333</text:p>
          </table:table-cell>
          <table:table-cell table:formula="of:=[.D175]" office:value-type="float" office:value="7.09989" calcext:value-type="float">
            <text:p>7.09989</text:p>
          </table:table-cell>
          <table:table-cell table:formula="of:=[.D300]" office:value-type="float" office:value="4.24354333333333" calcext:value-type="float">
            <text:p>4.2435433333</text:p>
          </table:table-cell>
          <table:table-cell table:formula="of:=[.D425]" office:value-type="float" office:value="5.51476333333333" calcext:value-type="float">
            <text:p>5.51476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88158" calcext:value-type="float">
            <text:p>3.881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4.53648666666667" calcext:value-type="float">
            <text:p>4.5364866667</text:p>
          </table:table-cell>
          <table:table-cell table:formula="of:=[.D180]" office:value-type="float" office:value="6.47142333333333" calcext:value-type="float">
            <text:p>6.4714233333</text:p>
          </table:table-cell>
          <table:table-cell table:formula="of:=[.D305]" office:value-type="float" office:value="4.25099666666667" calcext:value-type="float">
            <text:p>4.2509966667</text:p>
          </table:table-cell>
          <table:table-cell table:formula="of:=[.D430]" office:value-type="float" office:value="6.13798666666667" calcext:value-type="float">
            <text:p>6.1379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7796" calcext:value-type="float">
            <text:p>5.977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4.53761666666667" calcext:value-type="float">
            <text:p>4.5376166667</text:p>
          </table:table-cell>
          <table:table-cell table:formula="of:=[.D185]" office:value-type="float" office:value="6.35436" calcext:value-type="float">
            <text:p>6.35436</text:p>
          </table:table-cell>
          <table:table-cell table:formula="of:=[.D310]" office:value-type="float" office:value="3.86869" calcext:value-type="float">
            <text:p>3.86869</text:p>
          </table:table-cell>
          <table:table-cell table:formula="of:=[.D435]" office:value-type="float" office:value="5.42485666666667" calcext:value-type="float">
            <text:p>5.4248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66" calcext:value-type="float">
            <text:p>3.080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4.94156666666667" calcext:value-type="float">
            <text:p>4.9415666667</text:p>
          </table:table-cell>
          <table:table-cell table:formula="of:=[.D190]" office:value-type="float" office:value="6.64157" calcext:value-type="float">
            <text:p>6.64157</text:p>
          </table:table-cell>
          <table:table-cell table:formula="of:=[.D315]" office:value-type="float" office:value="4.18917666666667" calcext:value-type="float">
            <text:p>4.1891766667</text:p>
          </table:table-cell>
          <table:table-cell table:formula="of:=[.D440]" office:value-type="float" office:value="5.82758666666667" calcext:value-type="float">
            <text:p>5.8275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027" calcext:value-type="float">
            <text:p>4.58027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4.81327" calcext:value-type="float">
            <text:p>4.8132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4.58816333333333" calcext:value-type="float">
            <text:p>4.5881633333</text:p>
          </table:table-cell>
          <table:table-cell table:formula="of:=[.D195]" office:value-type="float" office:value="6.20731" calcext:value-type="float">
            <text:p>6.20731</text:p>
          </table:table-cell>
          <table:table-cell table:formula="of:=[.D320]" office:value-type="float" office:value="3.51344" calcext:value-type="float">
            <text:p>3.51344</text:p>
          </table:table-cell>
          <table:table-cell table:formula="of:=[.D445]" office:value-type="float" office:value="5.65454666666667" calcext:value-type="float">
            <text:p>5.65454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9019" calcext:value-type="float">
            <text:p>5.690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4.93313" calcext:value-type="float">
            <text:p>4.93313</text:p>
          </table:table-cell>
          <table:table-cell table:formula="of:=[.D200]" office:value-type="float" office:value="6.12933" calcext:value-type="float">
            <text:p>6.12933</text:p>
          </table:table-cell>
          <table:table-cell table:formula="of:=[.D325]" office:value-type="float" office:value="3.92575666666667" calcext:value-type="float">
            <text:p>3.9257566667</text:p>
          </table:table-cell>
          <table:table-cell table:formula="of:=[.D450]" office:value-type="float" office:value="6.01918333333333" calcext:value-type="float">
            <text:p>6.01918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2859" calcext:value-type="float">
            <text:p>4.3285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4.66788333333333" calcext:value-type="float">
            <text:p>4.6678833333</text:p>
          </table:table-cell>
          <table:table-cell table:formula="of:=[.D205]" office:value-type="float" office:value="6.33297333333333" calcext:value-type="float">
            <text:p>6.3329733333</text:p>
          </table:table-cell>
          <table:table-cell table:formula="of:=[.D330]" office:value-type="float" office:value="6.74215666666667" calcext:value-type="float">
            <text:p>6.7421566667</text:p>
          </table:table-cell>
          <table:table-cell table:formula="of:=[.D455]" office:value-type="float" office:value="5.23515666666667" calcext:value-type="float">
            <text:p>5.2351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3979" calcext:value-type="float">
            <text:p>5.4397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4.78034666666667" calcext:value-type="float">
            <text:p>4.7803466667</text:p>
          </table:table-cell>
          <table:table-cell table:formula="of:=[.D210]" office:value-type="float" office:value="6.42835333333333" calcext:value-type="float">
            <text:p>6.4283533333</text:p>
          </table:table-cell>
          <table:table-cell table:formula="of:=[.D335]" office:value-type="float" office:value="4.17942" calcext:value-type="float">
            <text:p>4.17942</text:p>
          </table:table-cell>
          <table:table-cell table:formula="of:=[.D460]" office:value-type="float" office:value="5.28619666666667" calcext:value-type="float">
            <text:p>5.28619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911" calcext:value-type="float">
            <text:p>3.079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5.12003333333333" calcext:value-type="float">
            <text:p>5.1200333333</text:p>
          </table:table-cell>
          <table:table-cell table:formula="of:=[.D215]" office:value-type="float" office:value="7.75546333333333" calcext:value-type="float">
            <text:p>7.7554633333</text:p>
          </table:table-cell>
          <table:table-cell table:formula="of:=[.D340]" office:value-type="float" office:value="4.83572333333333" calcext:value-type="float">
            <text:p>4.8357233333</text:p>
          </table:table-cell>
          <table:table-cell table:formula="of:=[.D465]" office:value-type="float" office:value="5.85732333333333" calcext:value-type="float">
            <text:p>5.85732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909" calcext:value-type="float">
            <text:p>5.22909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4.99915666666667" calcext:value-type="float">
            <text:p>4.999156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69814333333333" calcext:value-type="float">
            <text:p>5.6981433333</text:p>
          </table:table-cell>
          <table:table-cell table:formula="of:=[.D220]" office:value-type="float" office:value="6.96367333333333" calcext:value-type="float">
            <text:p>6.9636733333</text:p>
          </table:table-cell>
          <table:table-cell table:formula="of:=[.D345]" office:value-type="float" office:value="4.84565333333333" calcext:value-type="float">
            <text:p>4.8456533333</text:p>
          </table:table-cell>
          <table:table-cell table:formula="of:=[.D470]" office:value-type="float" office:value="5.62781333333333" calcext:value-type="float">
            <text:p>5.62781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068" calcext:value-type="float">
            <text:p>4.670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5.47315333333333" calcext:value-type="float">
            <text:p>5.4731533333</text:p>
          </table:table-cell>
          <table:table-cell table:formula="of:=[.D225]" office:value-type="float" office:value="6.45564333333333" calcext:value-type="float">
            <text:p>6.4556433333</text:p>
          </table:table-cell>
          <table:table-cell table:formula="of:=[.D350]" office:value-type="float" office:value="6.12526333333333" calcext:value-type="float">
            <text:p>6.1252633333</text:p>
          </table:table-cell>
          <table:table-cell table:formula="of:=[.D475]" office:value-type="float" office:value="6.39504" calcext:value-type="float">
            <text:p>6.395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74" calcext:value-type="float">
            <text:p>5.0887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4.84729" calcext:value-type="float">
            <text:p>4.84729</text:p>
          </table:table-cell>
          <table:table-cell table:formula="of:=[.D230]" office:value-type="float" office:value="6.17011" calcext:value-type="float">
            <text:p>6.17011</text:p>
          </table:table-cell>
          <table:table-cell table:formula="of:=[.D355]" office:value-type="float" office:value="4.82745" calcext:value-type="float">
            <text:p>4.82745</text:p>
          </table:table-cell>
          <table:table-cell table:formula="of:=[.D480]" office:value-type="float" office:value="5.13438666666667" calcext:value-type="float">
            <text:p>5.1343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369" calcext:value-type="float">
            <text:p>4.4536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4.86935666666667" calcext:value-type="float">
            <text:p>4.8693566667</text:p>
          </table:table-cell>
          <table:table-cell table:formula="of:=[.D235]" office:value-type="float" office:value="6.30138333333333" calcext:value-type="float">
            <text:p>6.3013833333</text:p>
          </table:table-cell>
          <table:table-cell table:formula="of:=[.D360]" office:value-type="float" office:value="4.54841333333334" calcext:value-type="float">
            <text:p>4.5484133333</text:p>
          </table:table-cell>
          <table:table-cell table:formula="of:=[.D485]" office:value-type="float" office:value="6.00028666666667" calcext:value-type="float">
            <text:p>6.00028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2028" calcext:value-type="float">
            <text:p>4.020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5.20842" calcext:value-type="float">
            <text:p>5.20842</text:p>
          </table:table-cell>
          <table:table-cell table:formula="of:=[.D240]" office:value-type="float" office:value="6.88493333333333" calcext:value-type="float">
            <text:p>6.8849333333</text:p>
          </table:table-cell>
          <table:table-cell table:formula="of:=[.D365]" office:value-type="float" office:value="4.50287333333333" calcext:value-type="float">
            <text:p>4.5028733333</text:p>
          </table:table-cell>
          <table:table-cell table:formula="of:=[.D490]" office:value-type="float" office:value="5.32881" calcext:value-type="float">
            <text:p>5.3288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788" calcext:value-type="float">
            <text:p>5.3788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4.73770333333333" calcext:value-type="float">
            <text:p>4.737703333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5.41011" calcext:value-type="float">
            <text:p>5.41011</text:p>
          </table:table-cell>
          <table:table-cell table:formula="of:=[.D245]" office:value-type="float" office:value="6.68545666666666" calcext:value-type="float">
            <text:p>6.6854566667</text:p>
          </table:table-cell>
          <table:table-cell table:formula="of:=[.D370]" office:value-type="float" office:value="4.86912333333333" calcext:value-type="float">
            <text:p>4.8691233333</text:p>
          </table:table-cell>
          <table:table-cell table:formula="of:=[.D495]" office:value-type="float" office:value="6.31295333333333" calcext:value-type="float">
            <text:p>6.31295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2714" calcext:value-type="float">
            <text:p>5.027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5.12850333333333" calcext:value-type="float">
            <text:p>5.1285033333</text:p>
          </table:table-cell>
          <table:table-cell table:formula="of:=[.D250]" office:value-type="float" office:value="5.75965" calcext:value-type="float">
            <text:p>5.75965</text:p>
          </table:table-cell>
          <table:table-cell table:formula="of:=[.D375]" office:value-type="float" office:value="4.27736" calcext:value-type="float">
            <text:p>4.27736</text:p>
          </table:table-cell>
          <table:table-cell table:formula="of:=[.D500]" office:value-type="float" office:value="5.30406" calcext:value-type="float">
            <text:p>5.304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608" calcext:value-type="float">
            <text:p>4.3560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3598" calcext:value-type="float">
            <text:p>3.6359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9138" calcext:value-type="float">
            <text:p>5.49138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4.60883666666667" calcext:value-type="float">
            <text:p>4.6088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3195" calcext:value-type="float">
            <text:p>4.3319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1938" calcext:value-type="float">
            <text:p>4.3193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106" calcext:value-type="float">
            <text:p>5.111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178" calcext:value-type="float">
            <text:p>5.61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" calcext:value-type="float">
            <text:p>4.99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4.81100333333333" calcext:value-type="float">
            <text:p>4.811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838" calcext:value-type="float">
            <text:p>5.4083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5247" calcext:value-type="float">
            <text:p>4.8524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3618" calcext:value-type="float">
            <text:p>4.4361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265" calcext:value-type="float">
            <text:p>4.8326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286" calcext:value-type="float">
            <text:p>4.5728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4.75266" calcext:value-type="float">
            <text:p>4.75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149" calcext:value-type="float">
            <text:p>4.7714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967" calcext:value-type="float">
            <text:p>4.6796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66" calcext:value-type="float">
            <text:p>4.496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263" calcext:value-type="float">
            <text:p>4.712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4365" calcext:value-type="float">
            <text:p>4.44365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4.62963333333333" calcext:value-type="float">
            <text:p>4.6296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495" calcext:value-type="float">
            <text:p>4.7149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686" calcext:value-type="float">
            <text:p>5.146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662" calcext:value-type="float">
            <text:p>5.256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10494" calcext:value-type="float">
            <text:p>6.1049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169" calcext:value-type="float">
            <text:p>4.78169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5.06172333333333" calcext:value-type="float">
            <text:p>5.0617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3125" calcext:value-type="float">
            <text:p>4.3312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323" calcext:value-type="float">
            <text:p>4.723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814" calcext:value-type="float">
            <text:p>4.548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3809" calcext:value-type="float">
            <text:p>4.3380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582" calcext:value-type="float">
            <text:p>4.75582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4.53648666666667" calcext:value-type="float">
            <text:p>4.5364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3685" calcext:value-type="float">
            <text:p>4.136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076" calcext:value-type="float">
            <text:p>4.6507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0565" calcext:value-type="float">
            <text:p>6.0056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951" calcext:value-type="float">
            <text:p>4.4995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6258" calcext:value-type="float">
            <text:p>4.46258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4.53761666666667" calcext:value-type="float">
            <text:p>4.5376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562" calcext:value-type="float">
            <text:p>4.5856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7047" calcext:value-type="float">
            <text:p>5.5704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861" calcext:value-type="float">
            <text:p>4.6686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5409" calcext:value-type="float">
            <text:p>4.2540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7586" calcext:value-type="float">
            <text:p>5.87586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4.94156666666667" calcext:value-type="float">
            <text:p>4.9415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9886" calcext:value-type="float">
            <text:p>4.3988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34" calcext:value-type="float">
            <text:p>4.493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46" calcext:value-type="float">
            <text:p>4.800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73378" calcext:value-type="float">
            <text:p>6.7337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063" calcext:value-type="float">
            <text:p>4.47063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4.58816333333333" calcext:value-type="float">
            <text:p>4.5881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368" calcext:value-type="float">
            <text:p>5.1836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184" calcext:value-type="float">
            <text:p>4.5418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57" calcext:value-type="float">
            <text:p>5.0495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614" calcext:value-type="float">
            <text:p>4.5661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42521" calcext:value-type="float">
            <text:p>6.42521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4.93313" calcext:value-type="float">
            <text:p>4.93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878" calcext:value-type="float">
            <text:p>4.588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707" calcext:value-type="float">
            <text:p>4.3570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758" calcext:value-type="float">
            <text:p>4.5475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729" calcext:value-type="float">
            <text:p>4.867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962" calcext:value-type="float">
            <text:p>5.62962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4.66788333333333" calcext:value-type="float">
            <text:p>4.6678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943" calcext:value-type="float">
            <text:p>4.7094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6808" calcext:value-type="float">
            <text:p>4.4680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353" calcext:value-type="float">
            <text:p>5.163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453" calcext:value-type="float">
            <text:p>4.354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249" calcext:value-type="float">
            <text:p>5.52249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4.78034666666667" calcext:value-type="float">
            <text:p>4.7803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946" calcext:value-type="float">
            <text:p>4.689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6888" calcext:value-type="float">
            <text:p>6.6688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2507" calcext:value-type="float">
            <text:p>4.925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9029" calcext:value-type="float">
            <text:p>5.1902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474" calcext:value-type="float">
            <text:p>5.24474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5.12003333333333" calcext:value-type="float">
            <text:p>5.1200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269" calcext:value-type="float">
            <text:p>5.42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2912" calcext:value-type="float">
            <text:p>5.9291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8701" calcext:value-type="float">
            <text:p>6.2870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1283" calcext:value-type="float">
            <text:p>4.2128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3841" calcext:value-type="float">
            <text:p>5.73841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5.69814333333333" calcext:value-type="float">
            <text:p>5.6981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6558" calcext:value-type="float">
            <text:p>5.6655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274" calcext:value-type="float">
            <text:p>4.6327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527" calcext:value-type="float">
            <text:p>5.6052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861" calcext:value-type="float">
            <text:p>5.1486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5217" calcext:value-type="float">
            <text:p>7.5217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5.47315333333333" calcext:value-type="float">
            <text:p>5.4731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801" calcext:value-type="float">
            <text:p>4.7580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03" calcext:value-type="float">
            <text:p>4.629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808" calcext:value-type="float">
            <text:p>4.48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9573" calcext:value-type="float">
            <text:p>5.1957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5483" calcext:value-type="float">
            <text:p>5.15483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4.84729" calcext:value-type="float">
            <text:p>4.84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77" calcext:value-type="float">
            <text:p>4.477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7796" calcext:value-type="float">
            <text:p>4.3779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7838" calcext:value-type="float">
            <text:p>4.378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0702" calcext:value-type="float">
            <text:p>5.807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5199" calcext:value-type="float">
            <text:p>5.75199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4.86935666666667" calcext:value-type="float">
            <text:p>4.8693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397" calcext:value-type="float">
            <text:p>4.3639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63" calcext:value-type="float">
            <text:p>4.96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142" calcext:value-type="float">
            <text:p>5.72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084" calcext:value-type="float">
            <text:p>4.9408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4493" calcext:value-type="float">
            <text:p>5.74493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5.20842" calcext:value-type="float">
            <text:p>5.20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516" calcext:value-type="float">
            <text:p>5.751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3101" calcext:value-type="float">
            <text:p>6.2310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735" calcext:value-type="float">
            <text:p>5.3973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38" calcext:value-type="float">
            <text:p>5.0813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203" calcext:value-type="float">
            <text:p>4.99203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5.41011" calcext:value-type="float">
            <text:p>5.4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9162" calcext:value-type="float">
            <text:p>5.4916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8595" calcext:value-type="float">
            <text:p>4.2859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97" calcext:value-type="float">
            <text:p>5.2159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748" calcext:value-type="float">
            <text:p>5.8474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792" calcext:value-type="float">
            <text:p>4.67792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5.12850333333333" calcext:value-type="float">
            <text:p>5.1285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053" calcext:value-type="float">
            <text:p>4.000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419" calcext:value-type="float">
            <text:p>9.64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287" calcext:value-type="float">
            <text:p>10.72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5188" calcext:value-type="float">
            <text:p>5.151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1144" calcext:value-type="float">
            <text:p>19.1144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8.50749333333333" calcext:value-type="float">
            <text:p>8.5074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8225" calcext:value-type="float">
            <text:p>8.682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1889" calcext:value-type="float">
            <text:p>5.6188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3172" calcext:value-type="float">
            <text:p>4.9317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537" calcext:value-type="float">
            <text:p>8.365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8399" calcext:value-type="float">
            <text:p>4.88399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6.30532666666667" calcext:value-type="float">
            <text:p>6.3053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7755" calcext:value-type="float">
            <text:p>3.8775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19" calcext:value-type="float">
            <text:p>8.2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438" calcext:value-type="float">
            <text:p>6.0243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6719" calcext:value-type="float">
            <text:p>5.167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2195" calcext:value-type="float">
            <text:p>6.82195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6.00450666666667" calcext:value-type="float">
            <text:p>6.0045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2972" calcext:value-type="float">
            <text:p>4.929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299" calcext:value-type="float">
            <text:p>5.6629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3471" calcext:value-type="float">
            <text:p>6.7347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9747" calcext:value-type="float">
            <text:p>4.5974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3629" calcext:value-type="float">
            <text:p>7.63629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5.77580666666667" calcext:value-type="float">
            <text:p>5.7758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43" calcext:value-type="float">
            <text:p>4.714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3708" calcext:value-type="float">
            <text:p>6.1370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2217" calcext:value-type="float">
            <text:p>7.7221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9494" calcext:value-type="float">
            <text:p>6.2949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2776" calcext:value-type="float">
            <text:p>6.72776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6.38659333333333" calcext:value-type="float">
            <text:p>6.3865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4616" calcext:value-type="float">
            <text:p>5.9461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3546" calcext:value-type="float">
            <text:p>6.1354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46" calcext:value-type="float">
            <text:p>5.314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8939" calcext:value-type="float">
            <text:p>6.7893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1461" calcext:value-type="float">
            <text:p>7.21461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6.29033666666667" calcext:value-type="float">
            <text:p>6.2903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601" calcext:value-type="float">
            <text:p>5.016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573" calcext:value-type="float">
            <text:p>5.3357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8785" calcext:value-type="float">
            <text:p>5.387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5788" calcext:value-type="float">
            <text:p>8.0578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568" calcext:value-type="float">
            <text:p>6.6568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5.79346" calcext:value-type="float">
            <text:p>5.79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5457" calcext:value-type="float">
            <text:p>4.9545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068" calcext:value-type="float">
            <text:p>5.406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0934" calcext:value-type="float">
            <text:p>6.9093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9" calcext:value-type="float">
            <text:p>6.09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937" calcext:value-type="float">
            <text:p>6.04937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5.85035666666667" calcext:value-type="float">
            <text:p>5.8503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5606" calcext:value-type="float">
            <text:p>5.1560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4409" calcext:value-type="float">
            <text:p>5.444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7002" calcext:value-type="float">
            <text:p>6.670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4001" calcext:value-type="float">
            <text:p>7.1400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6301" calcext:value-type="float">
            <text:p>5.86301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5.99237333333333" calcext:value-type="float">
            <text:p>5.9923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1316" calcext:value-type="float">
            <text:p>5.413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5058" calcext:value-type="float">
            <text:p>5.8505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227" calcext:value-type="float">
            <text:p>6.842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0682" calcext:value-type="float">
            <text:p>8.6068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3448" calcext:value-type="float">
            <text:p>10.3448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7.09989" calcext:value-type="float">
            <text:p>7.09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199" calcext:value-type="float">
            <text:p>5.3119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74" calcext:value-type="float">
            <text:p>5.607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3806" calcext:value-type="float">
            <text:p>6.8380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881" calcext:value-type="float">
            <text:p>6.9688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3174" calcext:value-type="float">
            <text:p>7.63174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6.47142333333333" calcext:value-type="float">
            <text:p>6.4714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688" calcext:value-type="float">
            <text:p>6.4668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5139" calcext:value-type="float">
            <text:p>5.6513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9144" calcext:value-type="float">
            <text:p>8.3914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9892" calcext:value-type="float">
            <text:p>5.4989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1" calcext:value-type="float">
            <text:p>6.94481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6.35436" calcext:value-type="float">
            <text:p>6.35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2389" calcext:value-type="float">
            <text:p>4.623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2573" calcext:value-type="float">
            <text:p>8.8257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379" calcext:value-type="float">
            <text:p>5.9037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6789" calcext:value-type="float">
            <text:p>6.667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5303" calcext:value-type="float">
            <text:p>7.35303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6.64157" calcext:value-type="float">
            <text:p>6.6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666" calcext:value-type="float">
            <text:p>6.1066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546" calcext:value-type="float">
            <text:p>5.605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29" calcext:value-type="float">
            <text:p>6.0262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8898" calcext:value-type="float">
            <text:p>6.4889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1566" calcext:value-type="float">
            <text:p>8.21566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6.20731" calcext:value-type="float">
            <text:p>6.20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163" calcext:value-type="float">
            <text:p>6.471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195" calcext:value-type="float">
            <text:p>5.9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3245" calcext:value-type="float">
            <text:p>6.4324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901" calcext:value-type="float">
            <text:p>5.6690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604" calcext:value-type="float">
            <text:p>6.03604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6.12933" calcext:value-type="float">
            <text:p>6.12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6294" calcext:value-type="float">
            <text:p>7.8629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535" calcext:value-type="float">
            <text:p>5.6053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7863" calcext:value-type="float">
            <text:p>7.578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7519" calcext:value-type="float">
            <text:p>5.175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1494" calcext:value-type="float">
            <text:p>5.81494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6.33297333333333" calcext:value-type="float">
            <text:p>6.3329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4114" calcext:value-type="float">
            <text:p>7.2411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486" calcext:value-type="float">
            <text:p>5.1248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3941" calcext:value-type="float">
            <text:p>5.539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0413" calcext:value-type="float">
            <text:p>6.9041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152" calcext:value-type="float">
            <text:p>6.84152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6.42835333333333" calcext:value-type="float">
            <text:p>6.4283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5967" calcext:value-type="float">
            <text:p>7.7596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1383" calcext:value-type="float">
            <text:p>7.613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9289" calcext:value-type="float">
            <text:p>7.8928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5489" calcext:value-type="float">
            <text:p>7.9548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5671" calcext:value-type="float">
            <text:p>5.95671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7.75546333333333" calcext:value-type="float">
            <text:p>7.7554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54" calcext:value-type="float">
            <text:p>7.45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0169" calcext:value-type="float">
            <text:p>5.601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3791" calcext:value-type="float">
            <text:p>7.4379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2071" calcext:value-type="float">
            <text:p>6.7207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324" calcext:value-type="float">
            <text:p>6.7324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6.96367333333333" calcext:value-type="float">
            <text:p>6.9636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8712" calcext:value-type="float">
            <text:p>8.487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989" calcext:value-type="float">
            <text:p>5.1298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218" calcext:value-type="float">
            <text:p>7.2321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675" calcext:value-type="float">
            <text:p>6.036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8" calcext:value-type="float">
            <text:p>6.098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6.45564333333333" calcext:value-type="float">
            <text:p>6.4556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769" calcext:value-type="float">
            <text:p>7.6776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3316" calcext:value-type="float">
            <text:p>5.433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5416" calcext:value-type="float">
            <text:p>5.854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016" calcext:value-type="float">
            <text:p>6.90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457" calcext:value-type="float">
            <text:p>5.75457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6.17011" calcext:value-type="float">
            <text:p>6.17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155" calcext:value-type="float">
            <text:p>7.51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37" calcext:value-type="float">
            <text:p>5.902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9699" calcext:value-type="float">
            <text:p>5.3969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446" calcext:value-type="float">
            <text:p>5.754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4732" calcext:value-type="float">
            <text:p>7.24732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6.30138333333333" calcext:value-type="float">
            <text:p>6.3013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812" calcext:value-type="float">
            <text:p>9.081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5526" calcext:value-type="float">
            <text:p>5.8552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1007" calcext:value-type="float">
            <text:p>6.0100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9494" calcext:value-type="float">
            <text:p>6.7949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979" calcext:value-type="float">
            <text:p>7.84979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6.88493333333333" calcext:value-type="float">
            <text:p>6.884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4321" calcext:value-type="float">
            <text:p>5.9432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361" calcext:value-type="float">
            <text:p>6.43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7" calcext:value-type="float">
            <text:p>8.4373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5929" calcext:value-type="float">
            <text:p>5.959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098" calcext:value-type="float">
            <text:p>7.66098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6.68545666666666" calcext:value-type="float">
            <text:p>6.6854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9529" calcext:value-type="float">
            <text:p>5.795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26" calcext:value-type="float">
            <text:p>4.972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706" calcext:value-type="float">
            <text:p>5.9970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695" calcext:value-type="float">
            <text:p>9.6569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866" calcext:value-type="float">
            <text:p>5.4866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5.75965" calcext:value-type="float">
            <text:p>5.75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878" calcext:value-type="float">
            <text:p>3.068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27" calcext:value-type="float">
            <text:p>3.10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1" calcext:value-type="float">
            <text:p>4.014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8575" calcext:value-type="float">
            <text:p>4.685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8285" calcext:value-type="float">
            <text:p>4.68285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3.93335333333333" calcext:value-type="float">
            <text:p>3.9333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573" calcext:value-type="float">
            <text:p>3.165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892" calcext:value-type="float">
            <text:p>4.689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98" calcext:value-type="float">
            <text:p>4.551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3486" calcext:value-type="float">
            <text:p>6.33486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4.13563666666667" calcext:value-type="float">
            <text:p>4.1356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72" calcext:value-type="float">
            <text:p>3.0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4685" calcext:value-type="float">
            <text:p>4.94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0762" calcext:value-type="float">
            <text:p>4.3076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334" calcext:value-type="float">
            <text:p>4.8334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3.04700666666667" calcext:value-type="float">
            <text:p>3.0470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141" calcext:value-type="float">
            <text:p>3.0714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1502" calcext:value-type="float">
            <text:p>3.6150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815" calcext:value-type="float">
            <text:p>4.268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802" calcext:value-type="float">
            <text:p>4.31802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2.62772333333333" calcext:value-type="float">
            <text:p>2.6277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746" calcext:value-type="float">
            <text:p>3.374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9516" calcext:value-type="float">
            <text:p>4.5951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37" calcext:value-type="float">
            <text:p>4.3413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9545" calcext:value-type="float">
            <text:p>4.095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984" calcext:value-type="float">
            <text:p>4.43984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4.29222" calcext:value-type="float">
            <text:p>4.29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8731" calcext:value-type="float">
            <text:p>3.6873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996" calcext:value-type="float">
            <text:p>3.169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11" calcext:value-type="float">
            <text:p>5.6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19" calcext:value-type="float">
            <text:p>3.261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5542" calcext:value-type="float">
            <text:p>5.05542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4.00154333333333" calcext:value-type="float">
            <text:p>4.0015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623" calcext:value-type="float">
            <text:p>6.96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1106" calcext:value-type="float">
            <text:p>3.611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35" calcext:value-type="float">
            <text:p>3.0923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4578" calcext:value-type="float">
            <text:p>3.845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764" calcext:value-type="float">
            <text:p>4.51764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3.99149333333333" calcext:value-type="float">
            <text:p>3.9914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04" calcext:value-type="float">
            <text:p>4.640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436" calcext:value-type="float">
            <text:p>3.1043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95" calcext:value-type="float">
            <text:p>4.1259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47" calcext:value-type="float">
            <text:p>3.9514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8233" calcext:value-type="float">
            <text:p>4.58233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4.21991666666667" calcext:value-type="float">
            <text:p>4.2199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8724" calcext:value-type="float">
            <text:p>3.2872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847" calcext:value-type="float">
            <text:p>4.8184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848" calcext:value-type="float">
            <text:p>3.328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954" calcext:value-type="float">
            <text:p>4.395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397" calcext:value-type="float">
            <text:p>4.38397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4.03595" calcext:value-type="float">
            <text:p>4.0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9244" calcext:value-type="float">
            <text:p>3.3924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9041" calcext:value-type="float">
            <text:p>4.4904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222" calcext:value-type="float">
            <text:p>4.3122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866" calcext:value-type="float">
            <text:p>4.4186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975" calcext:value-type="float">
            <text:p>3.99975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4.24354333333333" calcext:value-type="float">
            <text:p>4.2435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365" calcext:value-type="float">
            <text:p>3.153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392" calcext:value-type="float">
            <text:p>4.3239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7764" calcext:value-type="float">
            <text:p>6.2776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7869" calcext:value-type="float">
            <text:p>3.878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038" calcext:value-type="float">
            <text:p>4.55038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4.25099666666667" calcext:value-type="float">
            <text:p>4.2509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2867" calcext:value-type="float">
            <text:p>4.228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6577" calcext:value-type="float">
            <text:p>3.3657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4794" calcext:value-type="float">
            <text:p>3.1479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163" calcext:value-type="float">
            <text:p>4.0116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0293" calcext:value-type="float">
            <text:p>5.30293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3.86869" calcext:value-type="float">
            <text:p>3.86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3086" calcext:value-type="float">
            <text:p>3.2308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2889" calcext:value-type="float">
            <text:p>3.628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3963" calcext:value-type="float">
            <text:p>4.9396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297" calcext:value-type="float">
            <text:p>4.4329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0567" calcext:value-type="float">
            <text:p>4.50567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4.18917666666667" calcext:value-type="float">
            <text:p>4.1891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0333" calcext:value-type="float">
            <text:p>3.203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9092" calcext:value-type="float">
            <text:p>3.4909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7778" calcext:value-type="float">
            <text:p>3.1777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1712" calcext:value-type="float">
            <text:p>6.3171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4607" calcext:value-type="float">
            <text:p>3.84607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3.51344" calcext:value-type="float">
            <text:p>3.51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427" calcext:value-type="float">
            <text:p>3.1342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6409" calcext:value-type="float">
            <text:p>3.4640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146" calcext:value-type="float">
            <text:p>3.814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435" calcext:value-type="float">
            <text:p>5.1643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9858" calcext:value-type="float">
            <text:p>4.49858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3.92575666666667" calcext:value-type="float">
            <text:p>3.9257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6355" calcext:value-type="float">
            <text:p>10.635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6808" calcext:value-type="float">
            <text:p>4.4680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9.4378" calcext:value-type="float">
            <text:p>19.43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062" calcext:value-type="float">
            <text:p>4.9906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0035" calcext:value-type="float">
            <text:p>4.60035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6.74215666666667" calcext:value-type="float">
            <text:p>6.7421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3251" calcext:value-type="float">
            <text:p>3.9325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714" calcext:value-type="float">
            <text:p>4.3171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8861" calcext:value-type="float">
            <text:p>4.2886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5723" calcext:value-type="float">
            <text:p>5.7572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538" calcext:value-type="float">
            <text:p>3.8538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4.17942" calcext:value-type="float">
            <text:p>4.17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22" calcext:value-type="float">
            <text:p>3.2792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01.672" calcext:value-type="float">
            <text:p>201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6978" calcext:value-type="float">
            <text:p>4.4697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639" calcext:value-type="float">
            <text:p>4.3563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81" calcext:value-type="float">
            <text:p>5.681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4.83572333333333" calcext:value-type="float">
            <text:p>4.8357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1348" calcext:value-type="float">
            <text:p>10.134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9844" calcext:value-type="float">
            <text:p>4.798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009" calcext:value-type="float">
            <text:p>4.3100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813" calcext:value-type="float">
            <text:p>5.381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722" calcext:value-type="float">
            <text:p>4.35722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4.84565333333333" calcext:value-type="float">
            <text:p>4.8456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4.305" calcext:value-type="float">
            <text:p>354.30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785" calcext:value-type="float">
            <text:p>4.77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70212" calcext:value-type="float">
            <text:p>7.702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466" calcext:value-type="float">
            <text:p>4.6946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9517" calcext:value-type="float">
            <text:p>5.89517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6.12526333333333" calcext:value-type="float">
            <text:p>6.1252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966" calcext:value-type="float">
            <text:p>6.39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6026" calcext:value-type="float">
            <text:p>3.960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572" calcext:value-type="float">
            <text:p>4.857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7476" calcext:value-type="float">
            <text:p>4.274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5039" calcext:value-type="float">
            <text:p>5.35039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4.82745" calcext:value-type="float">
            <text:p>4.82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.6013" calcext:value-type="float">
            <text:p>23.601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0738" calcext:value-type="float">
            <text:p>5.207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4971" calcext:value-type="float">
            <text:p>4.0497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6581" calcext:value-type="float">
            <text:p>3.9658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815" calcext:value-type="float">
            <text:p>4.38815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4.54841333333334" calcext:value-type="float">
            <text:p>4.5484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5742" calcext:value-type="float">
            <text:p>4.757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39" calcext:value-type="float">
            <text:p>4.203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473" calcext:value-type="float">
            <text:p>4.547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399" calcext:value-type="float">
            <text:p>4.993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429" calcext:value-type="float">
            <text:p>3.95429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4.50287333333333" calcext:value-type="float">
            <text:p>4.5028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4762" calcext:value-type="float">
            <text:p>5.147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177" calcext:value-type="float">
            <text:p>4.5717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7.8108" calcext:value-type="float">
            <text:p>27.81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8143" calcext:value-type="float">
            <text:p>4.0814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798" calcext:value-type="float">
            <text:p>4.88798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4.86912333333333" calcext:value-type="float">
            <text:p>4.8691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6713" calcext:value-type="float">
            <text:p>3.3671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8208" calcext:value-type="float">
            <text:p>3.7820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3856" calcext:value-type="float">
            <text:p>4.8385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144" calcext:value-type="float">
            <text:p>4.2114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0506" calcext:value-type="float">
            <text:p>4.90506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4.27736" calcext:value-type="float">
            <text:p>4.27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1809" calcext:value-type="float">
            <text:p>4.018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412" calcext:value-type="float">
            <text:p>5.034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6561" calcext:value-type="float">
            <text:p>5.165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81882" calcext:value-type="float">
            <text:p>6.818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988" calcext:value-type="float">
            <text:p>6.50988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5.56987" calcext:value-type="float">
            <text:p>5.56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838" calcext:value-type="float">
            <text:p>5.008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6" calcext:value-type="float">
            <text:p>4.3207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2848" calcext:value-type="float">
            <text:p>7.228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4588" calcext:value-type="float">
            <text:p>5.5458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7694" calcext:value-type="float">
            <text:p>8.37694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5.92758" calcext:value-type="float">
            <text:p>5.92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559" calcext:value-type="float">
            <text:p>5.0655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405" calcext:value-type="float">
            <text:p>4.984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439" calcext:value-type="float">
            <text:p>5.2443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0214" calcext:value-type="float">
            <text:p>7.002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7965" calcext:value-type="float">
            <text:p>8.37965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5.77070666666667" calcext:value-type="float">
            <text:p>5.7707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87556" calcext:value-type="float">
            <text:p>3.8755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7799" calcext:value-type="float">
            <text:p>6.5779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555" calcext:value-type="float">
            <text:p>6.5355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5879" calcext:value-type="float">
            <text:p>7.3587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1302" calcext:value-type="float">
            <text:p>5.11302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6.07552" calcext:value-type="float">
            <text:p>6.07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6028" calcext:value-type="float">
            <text:p>4.2602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1287" calcext:value-type="float">
            <text:p>6.3128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2926" calcext:value-type="float">
            <text:p>4.729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9613" calcext:value-type="float">
            <text:p>6.1961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8553" calcext:value-type="float">
            <text:p>6.08553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5.67030666666667" calcext:value-type="float">
            <text:p>5.6703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344" calcext:value-type="float">
            <text:p>5.533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1868" calcext:value-type="float">
            <text:p>4.2186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297" calcext:value-type="float">
            <text:p>5.5229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4292" calcext:value-type="float">
            <text:p>7.429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5962" calcext:value-type="float">
            <text:p>5.55962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5.53867666666667" calcext:value-type="float">
            <text:p>5.5386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9309" calcext:value-type="float">
            <text:p>7.2930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254" calcext:value-type="float">
            <text:p>5.2425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2162" calcext:value-type="float">
            <text:p>4.7216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248" calcext:value-type="float">
            <text:p>5.062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8258" calcext:value-type="float">
            <text:p>6.08258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5.46253333333333" calcext:value-type="float">
            <text:p>5.4625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13" calcext:value-type="float">
            <text:p>5.142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5374" calcext:value-type="float">
            <text:p>4.2537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6172" calcext:value-type="float">
            <text:p>5.3617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303" calcext:value-type="float">
            <text:p>6.1030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37" calcext:value-type="float">
            <text:p>5.9237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5.47585" calcext:value-type="float">
            <text:p>5.47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4751" calcext:value-type="float">
            <text:p>4.9475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4428" calcext:value-type="float">
            <text:p>4.844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415" calcext:value-type="float">
            <text:p>5.264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4225" calcext:value-type="float">
            <text:p>5.7422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97793" calcext:value-type="float">
            <text:p>7.97793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5.31797" calcext:value-type="float">
            <text:p>5.31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0184" calcext:value-type="float">
            <text:p>5.3018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5393" calcext:value-type="float">
            <text:p>4.7539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2597" calcext:value-type="float">
            <text:p>4.9259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15" calcext:value-type="float">
            <text:p>7.1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1648" calcext:value-type="float">
            <text:p>6.31648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5.51476333333333" calcext:value-type="float">
            <text:p>5.5147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969" calcext:value-type="float">
            <text:p>4.749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993" calcext:value-type="float">
            <text:p>4.889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3413" calcext:value-type="float">
            <text:p>7.1341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7958" calcext:value-type="float">
            <text:p>6.77958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6.13798666666667" calcext:value-type="float">
            <text:p>6.1379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706" calcext:value-type="float">
            <text:p>4.8870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602" calcext:value-type="float">
            <text:p>5.660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4582" calcext:value-type="float">
            <text:p>5.545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55" calcext:value-type="float">
            <text:p>5.068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6281" calcext:value-type="float">
            <text:p>6.16281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5.42485666666667" calcext:value-type="float">
            <text:p>5.4248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67" calcext:value-type="float">
            <text:p>5.131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222" calcext:value-type="float">
            <text:p>7.022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178" calcext:value-type="float">
            <text:p>5.8117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1372" calcext:value-type="float">
            <text:p>5.413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5726" calcext:value-type="float">
            <text:p>6.25726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5.82758666666667" calcext:value-type="float">
            <text:p>5.8275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3855" calcext:value-type="float">
            <text:p>5.738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9306" calcext:value-type="float">
            <text:p>4.6930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131" calcext:value-type="float">
            <text:p>5.65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8112" calcext:value-type="float">
            <text:p>7.0811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378" calcext:value-type="float">
            <text:p>5.57378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5.65454666666667" calcext:value-type="float">
            <text:p>5.6545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5665" calcext:value-type="float">
            <text:p>5.2566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954" calcext:value-type="float">
            <text:p>6.5095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9136" calcext:value-type="float">
            <text:p>6.2913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76" calcext:value-type="float">
            <text:p>4.810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9813" calcext:value-type="float">
            <text:p>7.09813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6.01918333333333" calcext:value-type="float">
            <text:p>6.0191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3051" calcext:value-type="float">
            <text:p>6.6305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8215" calcext:value-type="float">
            <text:p>5.582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8176" calcext:value-type="float">
            <text:p>4.481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0968" calcext:value-type="float">
            <text:p>4.8096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1364" calcext:value-type="float">
            <text:p>5.31364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5.23515666666667" calcext:value-type="float">
            <text:p>5.2351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7621" calcext:value-type="float">
            <text:p>5.7762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0111" calcext:value-type="float">
            <text:p>4.701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6607" calcext:value-type="float">
            <text:p>5.5660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81" calcext:value-type="float">
            <text:p>4.868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442" calcext:value-type="float">
            <text:p>5.42442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5.28619666666667" calcext:value-type="float">
            <text:p>5.2861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8738" calcext:value-type="float">
            <text:p>6.687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4379" calcext:value-type="float">
            <text:p>5.9437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408" calcext:value-type="float">
            <text:p>4.940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305" calcext:value-type="float">
            <text:p>4.5430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4784" calcext:value-type="float">
            <text:p>7.24784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5.85732333333333" calcext:value-type="float">
            <text:p>5.8573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4777" calcext:value-type="float">
            <text:p>5.547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869" calcext:value-type="float">
            <text:p>5.228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698" calcext:value-type="float">
            <text:p>6.1069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462" calcext:value-type="float">
            <text:p>6.346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212" calcext:value-type="float">
            <text:p>4.49212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5.62781333333333" calcext:value-type="float">
            <text:p>5.6278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84891" calcext:value-type="float">
            <text:p>6.8489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30395" calcext:value-type="float">
            <text:p>6.303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3389" calcext:value-type="float">
            <text:p>7.7338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776" calcext:value-type="float">
            <text:p>5.7177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3226" calcext:value-type="float">
            <text:p>6.03226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6.39504" calcext:value-type="float">
            <text:p>6.39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0515" calcext:value-type="float">
            <text:p>4.805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302" calcext:value-type="float">
            <text:p>4.883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689" calcext:value-type="float">
            <text:p>5.2968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3279" calcext:value-type="float">
            <text:p>7.232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5" calcext:value-type="float">
            <text:p>5.22325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5.13438666666667" calcext:value-type="float">
            <text:p>5.1343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81579" calcext:value-type="float">
            <text:p>9.8157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4965" calcext:value-type="float">
            <text:p>5.7496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352" calcext:value-type="float">
            <text:p>4.9135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7459" calcext:value-type="float">
            <text:p>6.77459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6.00028666666667" calcext:value-type="float">
            <text:p>6.0002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94191" calcext:value-type="float">
            <text:p>7.9419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7362" calcext:value-type="float">
            <text:p>5.6736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327" calcext:value-type="float">
            <text:p>5.33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5489" calcext:value-type="float">
            <text:p>4.8548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011" calcext:value-type="float">
            <text:p>4.98011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5.32881" calcext:value-type="float">
            <text:p>5.32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142" calcext:value-type="float">
            <text:p>6.2114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3521" calcext:value-type="float">
            <text:p>5.7352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794" calcext:value-type="float">
            <text:p>5.7679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9654" calcext:value-type="float">
            <text:p>7.096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95" calcext:value-type="float">
            <text:p>6.9595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6.31295333333333" calcext:value-type="float">
            <text:p>6.3129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3853" calcext:value-type="float">
            <text:p>4.7385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35" calcext:value-type="float">
            <text:p>5.1983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0982" calcext:value-type="float">
            <text:p>6.6098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0181" calcext:value-type="float">
            <text:p>5.8018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02" calcext:value-type="float">
            <text:p>4.91202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5.30406" calcext:value-type="float">
            <text:p>5.304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／00／00</text:date>, <text:time style:data-style-name="N2" text:time-value="13:26:40.591052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3:29:58.843298378</dc:date>
    <meta:generator>LibreOffice/4.2.8.2$Linux_X86_64 LibreOffice_project/420m0$Build-2</meta:generator>
    <meta:editing-duration>PT7H10M4S</meta:editing-duration>
    <meta:editing-cycles>48</meta:editing-cycles>
    <meta:document-statistic meta:table-count="3" meta:cell-count="46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2.13">
                <text:p>1022.13</text:p>
                <draw:g>
                  <svg:desc>throught.G2:throught.G26</svg:desc>
                </draw:g>
              </table:table-cell>
              <table:table-cell office:value-type="float" office:value="698.061666666667">
                <text:p>698.061666666667</text:p>
                <draw:g>
                  <svg:desc>throught.H2:throught.H26</svg:desc>
                </draw:g>
              </table:table-cell>
              <table:table-cell office:value-type="float" office:value="1016.05">
                <text:p>1016.05</text:p>
                <draw:g>
                  <svg:desc>throught.I2:throught.I26</svg:desc>
                </draw:g>
              </table:table-cell>
              <table:table-cell office:value-type="float" office:value="913.760333333333">
                <text:p>913.760333333333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2.12333333333">
                <text:p>1022.12333333333</text:p>
              </table:table-cell>
              <table:table-cell office:value-type="float" office:value="648.662">
                <text:p>648.662</text:p>
              </table:table-cell>
              <table:table-cell office:value-type="float" office:value="1017.80666666667">
                <text:p>1017.80666666667</text:p>
              </table:table-cell>
              <table:table-cell office:value-type="float" office:value="855.943">
                <text:p>855.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22.1">
                <text:p>1022.1</text:p>
              </table:table-cell>
              <table:table-cell office:value-type="float" office:value="611.719333333333">
                <text:p>611.719333333333</text:p>
              </table:table-cell>
              <table:table-cell office:value-type="float" office:value="923.562333333333">
                <text:p>923.562333333333</text:p>
              </table:table-cell>
              <table:table-cell office:value-type="float" office:value="834.593">
                <text:p>834.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76.661">
                <text:p>976.661</text:p>
              </table:table-cell>
              <table:table-cell office:value-type="float" office:value="619.284333333333">
                <text:p>619.284333333333</text:p>
              </table:table-cell>
              <table:table-cell office:value-type="float" office:value="1001.802">
                <text:p>1001.802</text:p>
              </table:table-cell>
              <table:table-cell office:value-type="float" office:value="821.858">
                <text:p>821.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94.755666666667">
                <text:p>894.755666666667</text:p>
              </table:table-cell>
              <table:table-cell office:value-type="float" office:value="613.815333333333">
                <text:p>613.815333333333</text:p>
              </table:table-cell>
              <table:table-cell office:value-type="float" office:value="993.865666666667">
                <text:p>993.865666666667</text:p>
              </table:table-cell>
              <table:table-cell office:value-type="float" office:value="741.654333333333">
                <text:p>741.654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65.793333333334">
                <text:p>865.793333333334</text:p>
              </table:table-cell>
              <table:table-cell office:value-type="float" office:value="611.695333333333">
                <text:p>611.695333333333</text:p>
              </table:table-cell>
              <table:table-cell office:value-type="float" office:value="969.462333333333">
                <text:p>969.462333333333</text:p>
              </table:table-cell>
              <table:table-cell office:value-type="float" office:value="783.224">
                <text:p>783.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46.927333333333">
                <text:p>846.927333333333</text:p>
              </table:table-cell>
              <table:table-cell office:value-type="float" office:value="706.709666666667">
                <text:p>706.709666666667</text:p>
              </table:table-cell>
              <table:table-cell office:value-type="float" office:value="909.684333333333">
                <text:p>909.684333333333</text:p>
              </table:table-cell>
              <table:table-cell office:value-type="float" office:value="813.441">
                <text:p>813.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36.993333333333">
                <text:p>836.993333333333</text:p>
              </table:table-cell>
              <table:table-cell office:value-type="float" office:value="661.673333333333">
                <text:p>661.673333333333</text:p>
              </table:table-cell>
              <table:table-cell office:value-type="float" office:value="898.714">
                <text:p>898.714</text:p>
              </table:table-cell>
              <table:table-cell office:value-type="float" office:value="754.666333333333">
                <text:p>754.666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48.972">
                <text:p>848.972</text:p>
              </table:table-cell>
              <table:table-cell office:value-type="float" office:value="657.508666666667">
                <text:p>657.508666666667</text:p>
              </table:table-cell>
              <table:table-cell office:value-type="float" office:value="876.833333333333">
                <text:p>876.833333333333</text:p>
              </table:table-cell>
              <table:table-cell office:value-type="float" office:value="696.683">
                <text:p>696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56.44">
                <text:p>856.44</text:p>
              </table:table-cell>
              <table:table-cell office:value-type="float" office:value="641.104666666667">
                <text:p>641.104666666667</text:p>
              </table:table-cell>
              <table:table-cell office:value-type="float" office:value="960.105">
                <text:p>960.105</text:p>
              </table:table-cell>
              <table:table-cell office:value-type="float" office:value="721.542">
                <text:p>721.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25.542333333333">
                <text:p>825.542333333333</text:p>
              </table:table-cell>
              <table:table-cell office:value-type="float" office:value="657.450666666667">
                <text:p>657.450666666667</text:p>
              </table:table-cell>
              <table:table-cell office:value-type="float" office:value="949.182">
                <text:p>949.182</text:p>
              </table:table-cell>
              <table:table-cell office:value-type="float" office:value="732.494333333333">
                <text:p>732.494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797.495333333333">
                <text:p>797.495333333333</text:p>
              </table:table-cell>
              <table:table-cell office:value-type="float" office:value="669.844333333334">
                <text:p>669.844333333334</text:p>
              </table:table-cell>
              <table:table-cell office:value-type="float" office:value="831.251333333333">
                <text:p>831.251333333333</text:p>
              </table:table-cell>
              <table:table-cell office:value-type="float" office:value="703.301666666667">
                <text:p>703.30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97.246333333333">
                <text:p>797.246333333333</text:p>
              </table:table-cell>
              <table:table-cell office:value-type="float" office:value="623.675333333333">
                <text:p>623.675333333333</text:p>
              </table:table-cell>
              <table:table-cell office:value-type="float" office:value="862.854666666667">
                <text:p>862.854666666667</text:p>
              </table:table-cell>
              <table:table-cell office:value-type="float" office:value="782.39">
                <text:p>782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797.409">
                <text:p>797.409</text:p>
              </table:table-cell>
              <table:table-cell office:value-type="float" office:value="654.002333333333">
                <text:p>654.002333333333</text:p>
              </table:table-cell>
              <table:table-cell office:value-type="float" office:value="820.336333333333">
                <text:p>820.336333333333</text:p>
              </table:table-cell>
              <table:table-cell office:value-type="float" office:value="770.114">
                <text:p>770.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6.068666666667">
                <text:p>846.068666666667</text:p>
              </table:table-cell>
              <table:table-cell office:value-type="float" office:value="673.11">
                <text:p>673.11</text:p>
              </table:table-cell>
              <table:table-cell office:value-type="float" office:value="963.068666666667">
                <text:p>963.068666666667</text:p>
              </table:table-cell>
              <table:table-cell office:value-type="float" office:value="755.102">
                <text:p>755.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37.542">
                <text:p>837.542</text:p>
              </table:table-cell>
              <table:table-cell office:value-type="float" office:value="683.317">
                <text:p>683.317</text:p>
              </table:table-cell>
              <table:table-cell office:value-type="float" office:value="960.032666666667">
                <text:p>960.032666666667</text:p>
              </table:table-cell>
              <table:table-cell office:value-type="float" office:value="663.471">
                <text:p>663.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4.962333333333">
                <text:p>854.962333333333</text:p>
              </table:table-cell>
              <table:table-cell office:value-type="float" office:value="678.863666666667">
                <text:p>678.863666666667</text:p>
              </table:table-cell>
              <table:table-cell office:value-type="float" office:value="962.457">
                <text:p>962.457</text:p>
              </table:table-cell>
              <table:table-cell office:value-type="float" office:value="734.203">
                <text:p>734.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3.965">
                <text:p>843.965</text:p>
              </table:table-cell>
              <table:table-cell office:value-type="float" office:value="706.722666666667">
                <text:p>706.722666666667</text:p>
              </table:table-cell>
              <table:table-cell office:value-type="float" office:value="970.183333333333">
                <text:p>970.183333333333</text:p>
              </table:table-cell>
              <table:table-cell office:value-type="float" office:value="760.737">
                <text:p>760.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52.499666666667">
                <text:p>852.499666666667</text:p>
              </table:table-cell>
              <table:table-cell office:value-type="float" office:value="741.077333333333">
                <text:p>741.077333333333</text:p>
              </table:table-cell>
              <table:table-cell office:value-type="float" office:value="796.015">
                <text:p>796.015</text:p>
              </table:table-cell>
              <table:table-cell office:value-type="float" office:value="756.056333333333">
                <text:p>756.056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41.666333333333">
                <text:p>841.666333333333</text:p>
              </table:table-cell>
              <table:table-cell office:value-type="float" office:value="718.166">
                <text:p>718.166</text:p>
              </table:table-cell>
              <table:table-cell office:value-type="float" office:value="929.72">
                <text:p>929.72</text:p>
              </table:table-cell>
              <table:table-cell office:value-type="float" office:value="735.183333333333">
                <text:p>735.18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38.686333333333">
                <text:p>838.686333333333</text:p>
              </table:table-cell>
              <table:table-cell office:value-type="float" office:value="683.009">
                <text:p>683.009</text:p>
              </table:table-cell>
              <table:table-cell office:value-type="float" office:value="960.875666666667">
                <text:p>960.875666666667</text:p>
              </table:table-cell>
              <table:table-cell office:value-type="float" office:value="752.768666666667">
                <text:p>752.768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55.235">
                <text:p>855.235</text:p>
              </table:table-cell>
              <table:table-cell office:value-type="float" office:value="759.775">
                <text:p>759.775</text:p>
              </table:table-cell>
              <table:table-cell office:value-type="float" office:value="922.155666666667">
                <text:p>922.155666666667</text:p>
              </table:table-cell>
              <table:table-cell office:value-type="float" office:value="754.089333333333">
                <text:p>754.089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55.661">
                <text:p>855.661</text:p>
              </table:table-cell>
              <table:table-cell office:value-type="float" office:value="726.866">
                <text:p>726.866</text:p>
              </table:table-cell>
              <table:table-cell office:value-type="float" office:value="835.518">
                <text:p>835.518</text:p>
              </table:table-cell>
              <table:table-cell office:value-type="float" office:value="725.830666666667">
                <text:p>725.830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19.065666666667">
                <text:p>819.065666666667</text:p>
              </table:table-cell>
              <table:table-cell office:value-type="float" office:value="704.297333333333">
                <text:p>704.297333333333</text:p>
              </table:table-cell>
              <table:table-cell office:value-type="float" office:value="922.617">
                <text:p>922.617</text:p>
              </table:table-cell>
              <table:table-cell office:value-type="float" office:value="703.275">
                <text:p>703.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35.212333333333">
                <text:p>835.212333333333</text:p>
              </table:table-cell>
              <table:table-cell office:value-type="float" office:value="740.034333333333">
                <text:p>740.034333333333</text:p>
              </table:table-cell>
              <table:table-cell office:value-type="float" office:value="833.784666666667">
                <text:p>833.784666666667</text:p>
              </table:table-cell>
              <table:table-cell office:value-type="float" office:value="626.292">
                <text:p>626.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753867333333333">
                <text:p>0.753867333333333</text:p>
                <draw:g>
                  <svg:desc>PDR.G2:PDR.G26</svg:desc>
                </draw:g>
              </table:table-cell>
              <table:table-cell office:value-type="float" office:value="0.579466">
                <text:p>0.579466</text:p>
                <draw:g>
                  <svg:desc>PDR.H2:PDR.H26</svg:desc>
                </draw:g>
              </table:table-cell>
              <table:table-cell office:value-type="float" office:value="0.905612666666666">
                <text:p>0.905612666666666</text:p>
                <draw:g>
                  <svg:desc>PDR.I2:PDR.I26</svg:desc>
                </draw:g>
              </table:table-cell>
              <table:table-cell office:value-type="float" office:value="0.751266333333333">
                <text:p>0.751266333333333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2067">
                <text:p>0.882067</text:p>
              </table:table-cell>
              <table:table-cell office:value-type="float" office:value="0.708487333333334">
                <text:p>0.708487333333334</text:p>
              </table:table-cell>
              <table:table-cell office:value-type="float" office:value="0.737098">
                <text:p>0.737098</text:p>
              </table:table-cell>
              <table:table-cell office:value-type="float" office:value="0.835866">
                <text:p>0.8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38329666666667">
                <text:p>0.838329666666667</text:p>
              </table:table-cell>
              <table:table-cell office:value-type="float" office:value="0.690828">
                <text:p>0.690828</text:p>
              </table:table-cell>
              <table:table-cell office:value-type="float" office:value="0.780150666666667">
                <text:p>0.780150666666667</text:p>
              </table:table-cell>
              <table:table-cell office:value-type="float" office:value="0.713689333333333">
                <text:p>0.713689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19028333333333">
                <text:p>0.819028333333333</text:p>
              </table:table-cell>
              <table:table-cell office:value-type="float" office:value="0.629021333333333">
                <text:p>0.629021333333333</text:p>
              </table:table-cell>
              <table:table-cell office:value-type="float" office:value="0.809309">
                <text:p>0.809309</text:p>
              </table:table-cell>
              <table:table-cell office:value-type="float" office:value="0.653319666666667">
                <text:p>0.653319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794045">
                <text:p>0.794045</text:p>
              </table:table-cell>
              <table:table-cell office:value-type="float" office:value="0.600274">
                <text:p>0.600274</text:p>
              </table:table-cell>
              <table:table-cell office:value-type="float" office:value="0.917864666666667">
                <text:p>0.917864666666667</text:p>
              </table:table-cell>
              <table:table-cell office:value-type="float" office:value="0.749213">
                <text:p>0.749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15331666666667">
                <text:p>0.815331666666667</text:p>
              </table:table-cell>
              <table:table-cell office:value-type="float" office:value="0.542573666666667">
                <text:p>0.542573666666667</text:p>
              </table:table-cell>
              <table:table-cell office:value-type="float" office:value="0.528405333333333">
                <text:p>0.528405333333333</text:p>
              </table:table-cell>
              <table:table-cell office:value-type="float" office:value="0.733675666666667">
                <text:p>0.73367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854483">
                <text:p>0.854483</text:p>
              </table:table-cell>
              <table:table-cell office:value-type="float" office:value="0.581930333333333">
                <text:p>0.581930333333333</text:p>
              </table:table-cell>
              <table:table-cell office:value-type="float" office:value="0.610883">
                <text:p>0.610883</text:p>
              </table:table-cell>
              <table:table-cell office:value-type="float" office:value="0.766735">
                <text:p>0.766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826009666666667">
                <text:p>0.826009666666667</text:p>
              </table:table-cell>
              <table:table-cell office:value-type="float" office:value="0.563107666666667">
                <text:p>0.563107666666667</text:p>
              </table:table-cell>
              <table:table-cell office:value-type="float" office:value="0.768651666666667">
                <text:p>0.768651666666667</text:p>
              </table:table-cell>
              <table:table-cell office:value-type="float" office:value="0.690486">
                <text:p>0.690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810814666666666">
                <text:p>0.810814666666666</text:p>
              </table:table-cell>
              <table:table-cell office:value-type="float" office:value="0.555852">
                <text:p>0.555852</text:p>
              </table:table-cell>
              <table:table-cell office:value-type="float" office:value="0.874880333333333">
                <text:p>0.874880333333333</text:p>
              </table:table-cell>
              <table:table-cell office:value-type="float" office:value="0.711019666666666">
                <text:p>0.71101966666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9048666666667">
                <text:p>0.789048666666667</text:p>
              </table:table-cell>
              <table:table-cell office:value-type="float" office:value="0.523751">
                <text:p>0.523751</text:p>
              </table:table-cell>
              <table:table-cell office:value-type="float" office:value="0.901300333333333">
                <text:p>0.901300333333333</text:p>
              </table:table-cell>
              <table:table-cell office:value-type="float" office:value="0.670773333333333">
                <text:p>0.67077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26214666666667">
                <text:p>0.826214666666667</text:p>
              </table:table-cell>
              <table:table-cell office:value-type="float" office:value="0.587542666666667">
                <text:p>0.587542666666667</text:p>
              </table:table-cell>
              <table:table-cell office:value-type="float" office:value="0.896783">
                <text:p>0.896783</text:p>
              </table:table-cell>
              <table:table-cell office:value-type="float" office:value="0.596509333333333">
                <text:p>0.596509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846269666666667">
                <text:p>0.846269666666667</text:p>
              </table:table-cell>
              <table:table-cell office:value-type="float" office:value="0.594182">
                <text:p>0.594182</text:p>
              </table:table-cell>
              <table:table-cell office:value-type="float" office:value="0.535249666666667">
                <text:p>0.535249666666667</text:p>
              </table:table-cell>
              <table:table-cell office:value-type="float" office:value="0.765777333333333">
                <text:p>0.765777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849418">
                <text:p>0.849418</text:p>
              </table:table-cell>
              <table:table-cell office:value-type="float" office:value="0.626078">
                <text:p>0.626078</text:p>
              </table:table-cell>
              <table:table-cell office:value-type="float" office:value="0.719233333333333">
                <text:p>0.719233333333333</text:p>
              </table:table-cell>
              <table:table-cell office:value-type="float" office:value="0.734291333333333">
                <text:p>0.734291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799931333333333">
                <text:p>0.799931333333333</text:p>
              </table:table-cell>
              <table:table-cell office:value-type="float" office:value="0.623408333333333">
                <text:p>0.623408333333333</text:p>
              </table:table-cell>
              <table:table-cell office:value-type="float" office:value="0.374743333333333">
                <text:p>0.374743333333333</text:p>
              </table:table-cell>
              <table:table-cell office:value-type="float" office:value="0.741820666666666">
                <text:p>0.74182066666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812662666666667">
                <text:p>0.812662666666667</text:p>
              </table:table-cell>
              <table:table-cell office:value-type="float" office:value="0.617248333333333">
                <text:p>0.617248333333333</text:p>
              </table:table-cell>
              <table:table-cell office:value-type="float" office:value="0.544284666666667">
                <text:p>0.544284666666667</text:p>
              </table:table-cell>
              <table:table-cell office:value-type="float" office:value="0.685420666666666">
                <text:p>0.685420666666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781040666666667">
                <text:p>0.781040666666667</text:p>
              </table:table-cell>
              <table:table-cell office:value-type="float" office:value="0.665092333333333">
                <text:p>0.665092333333333</text:p>
              </table:table-cell>
              <table:table-cell office:value-type="float" office:value="0.567624666666667">
                <text:p>0.567624666666667</text:p>
              </table:table-cell>
              <table:table-cell office:value-type="float" office:value="0.739630666666667">
                <text:p>0.739630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91375666666667">
                <text:p>0.791375666666667</text:p>
              </table:table-cell>
              <table:table-cell office:value-type="float" office:value="0.651334666666666">
                <text:p>0.651334666666666</text:p>
              </table:table-cell>
              <table:table-cell office:value-type="float" office:value="0.484462666666667">
                <text:p>0.484462666666667</text:p>
              </table:table-cell>
              <table:table-cell office:value-type="float" office:value="0.703148666666667">
                <text:p>0.703148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786242333333333">
                <text:p>0.786242333333333</text:p>
              </table:table-cell>
              <table:table-cell office:value-type="float" office:value="0.650513333333333">
                <text:p>0.650513333333333</text:p>
              </table:table-cell>
              <table:table-cell office:value-type="float" office:value="0.473374666666667">
                <text:p>0.473374666666667</text:p>
              </table:table-cell>
              <table:table-cell office:value-type="float" office:value="0.653799">
                <text:p>0.653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795961666666667">
                <text:p>0.795961666666667</text:p>
              </table:table-cell>
              <table:table-cell office:value-type="float" office:value="0.630869">
                <text:p>0.630869</text:p>
              </table:table-cell>
              <table:table-cell office:value-type="float" office:value="0.381519333333333">
                <text:p>0.381519333333333</text:p>
              </table:table-cell>
              <table:table-cell office:value-type="float" office:value="0.730321666666667">
                <text:p>0.73032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563">
                <text:p>0.798563</text:p>
              </table:table-cell>
              <table:table-cell office:value-type="float" office:value="0.659959">
                <text:p>0.659959</text:p>
              </table:table-cell>
              <table:table-cell office:value-type="float" office:value="0.273237666666667">
                <text:p>0.273237666666667</text:p>
              </table:table-cell>
              <table:table-cell office:value-type="float" office:value="0.70089">
                <text:p>0.70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809856333333333">
                <text:p>0.809856333333333</text:p>
              </table:table-cell>
              <table:table-cell office:value-type="float" office:value="0.669062">
                <text:p>0.669062</text:p>
              </table:table-cell>
              <table:table-cell office:value-type="float" office:value="0.617864666666667">
                <text:p>0.617864666666667</text:p>
              </table:table-cell>
              <table:table-cell office:value-type="float" office:value="0.699178666666667">
                <text:p>0.699178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99589333333333">
                <text:p>0.799589333333333</text:p>
              </table:table-cell>
              <table:table-cell office:value-type="float" office:value="0.653662">
                <text:p>0.653662</text:p>
              </table:table-cell>
              <table:table-cell office:value-type="float" office:value="0.400068666666667">
                <text:p>0.400068666666667</text:p>
              </table:table-cell>
              <table:table-cell office:value-type="float" office:value="0.671663">
                <text:p>0.671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81519333333333">
                <text:p>0.781519333333333</text:p>
              </table:table-cell>
              <table:table-cell office:value-type="float" office:value="0.669062333333333">
                <text:p>0.669062333333333</text:p>
              </table:table-cell>
              <table:table-cell office:value-type="float" office:value="0.401848">
                <text:p>0.401848</text:p>
              </table:table-cell>
              <table:table-cell office:value-type="float" office:value="0.673853666666667">
                <text:p>0.673853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74264">
                <text:p>0.774264</text:p>
              </table:table-cell>
              <table:table-cell office:value-type="float" office:value="0.683299">
                <text:p>0.683299</text:p>
              </table:table-cell>
              <table:table-cell office:value-type="float" office:value="0.797604333333333">
                <text:p>0.797604333333333</text:p>
              </table:table-cell>
              <table:table-cell office:value-type="float" office:value="0.655852333333333">
                <text:p>0.655852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71047">
                <text:p>0.771047</text:p>
              </table:table-cell>
              <table:table-cell office:value-type="float" office:value="0.701026666666667">
                <text:p>0.701026666666667</text:p>
              </table:table-cell>
              <table:table-cell office:value-type="float" office:value="0.536892666666667">
                <text:p>0.536892666666667</text:p>
              </table:table-cell>
              <table:table-cell office:value-type="float" office:value="0.658248">
                <text:p>0.658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756cm" svg:y="0.379cm" svg:width="12.2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5.10212666666667">
                <text:p>5.10212666666667</text:p>
                <draw:g>
                  <svg:desc>Delay.G2:Delay.G26</svg:desc>
                </draw:g>
              </table:table-cell>
              <table:table-cell office:value-type="float" office:value="8.50749333333333">
                <text:p>8.50749333333333</text:p>
                <draw:g>
                  <svg:desc>Delay.H2:Delay.H26</svg:desc>
                </draw:g>
              </table:table-cell>
              <table:table-cell office:value-type="float" office:value="3.93335333333333">
                <text:p>3.93335333333333</text:p>
                <draw:g>
                  <svg:desc>Delay.I2:Delay.I26</svg:desc>
                </draw:g>
              </table:table-cell>
              <table:table-cell office:value-type="float" office:value="5.56987">
                <text:p>5.56987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01101">
                <text:p>5.01101</text:p>
              </table:table-cell>
              <table:table-cell office:value-type="float" office:value="6.30532666666667">
                <text:p>6.30532666666667</text:p>
              </table:table-cell>
              <table:table-cell office:value-type="float" office:value="4.13563666666667">
                <text:p>4.13563666666667</text:p>
              </table:table-cell>
              <table:table-cell office:value-type="float" office:value="5.92758">
                <text:p>5.92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81327">
                <text:p>4.81327</text:p>
              </table:table-cell>
              <table:table-cell office:value-type="float" office:value="6.00450666666667">
                <text:p>6.00450666666667</text:p>
              </table:table-cell>
              <table:table-cell office:value-type="float" office:value="3.04700666666667">
                <text:p>3.04700666666667</text:p>
              </table:table-cell>
              <table:table-cell office:value-type="float" office:value="5.77070666666667">
                <text:p>5.77070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9915666666667">
                <text:p>4.99915666666667</text:p>
              </table:table-cell>
              <table:table-cell office:value-type="float" office:value="5.77580666666667">
                <text:p>5.77580666666667</text:p>
              </table:table-cell>
              <table:table-cell office:value-type="float" office:value="2.62772333333333">
                <text:p>2.62772333333333</text:p>
              </table:table-cell>
              <table:table-cell office:value-type="float" office:value="6.07552">
                <text:p>6.0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73770333333333">
                <text:p>4.73770333333333</text:p>
              </table:table-cell>
              <table:table-cell office:value-type="float" office:value="6.38659333333333">
                <text:p>6.38659333333333</text:p>
              </table:table-cell>
              <table:table-cell office:value-type="float" office:value="4.29222">
                <text:p>4.29222</text:p>
              </table:table-cell>
              <table:table-cell office:value-type="float" office:value="5.67030666666667">
                <text:p>5.67030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60883666666667">
                <text:p>4.60883666666667</text:p>
              </table:table-cell>
              <table:table-cell office:value-type="float" office:value="6.29033666666667">
                <text:p>6.29033666666667</text:p>
              </table:table-cell>
              <table:table-cell office:value-type="float" office:value="4.00154333333333">
                <text:p>4.00154333333333</text:p>
              </table:table-cell>
              <table:table-cell office:value-type="float" office:value="5.53867666666667">
                <text:p>5.53867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81100333333333">
                <text:p>4.81100333333333</text:p>
              </table:table-cell>
              <table:table-cell office:value-type="float" office:value="5.79346">
                <text:p>5.79346</text:p>
              </table:table-cell>
              <table:table-cell office:value-type="float" office:value="3.99149333333333">
                <text:p>3.99149333333333</text:p>
              </table:table-cell>
              <table:table-cell office:value-type="float" office:value="5.46253333333333">
                <text:p>5.4625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75266">
                <text:p>4.75266</text:p>
              </table:table-cell>
              <table:table-cell office:value-type="float" office:value="5.85035666666667">
                <text:p>5.85035666666667</text:p>
              </table:table-cell>
              <table:table-cell office:value-type="float" office:value="4.21991666666667">
                <text:p>4.21991666666667</text:p>
              </table:table-cell>
              <table:table-cell office:value-type="float" office:value="5.47585">
                <text:p>5.47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.62963333333333">
                <text:p>4.62963333333333</text:p>
              </table:table-cell>
              <table:table-cell office:value-type="float" office:value="5.99237333333333">
                <text:p>5.99237333333333</text:p>
              </table:table-cell>
              <table:table-cell office:value-type="float" office:value="4.03595">
                <text:p>4.03595</text:p>
              </table:table-cell>
              <table:table-cell office:value-type="float" office:value="5.31797">
                <text:p>5.31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06172333333333">
                <text:p>5.06172333333333</text:p>
              </table:table-cell>
              <table:table-cell office:value-type="float" office:value="7.09989">
                <text:p>7.09989</text:p>
              </table:table-cell>
              <table:table-cell office:value-type="float" office:value="4.24354333333333">
                <text:p>4.24354333333333</text:p>
              </table:table-cell>
              <table:table-cell office:value-type="float" office:value="5.51476333333333">
                <text:p>5.51476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53648666666667">
                <text:p>4.53648666666667</text:p>
              </table:table-cell>
              <table:table-cell office:value-type="float" office:value="6.47142333333333">
                <text:p>6.47142333333333</text:p>
              </table:table-cell>
              <table:table-cell office:value-type="float" office:value="4.25099666666667">
                <text:p>4.25099666666667</text:p>
              </table:table-cell>
              <table:table-cell office:value-type="float" office:value="6.13798666666667">
                <text:p>6.13798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.53761666666667">
                <text:p>4.53761666666667</text:p>
              </table:table-cell>
              <table:table-cell office:value-type="float" office:value="6.35436">
                <text:p>6.35436</text:p>
              </table:table-cell>
              <table:table-cell office:value-type="float" office:value="3.86869">
                <text:p>3.86869</text:p>
              </table:table-cell>
              <table:table-cell office:value-type="float" office:value="5.42485666666667">
                <text:p>5.42485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.94156666666667">
                <text:p>4.94156666666667</text:p>
              </table:table-cell>
              <table:table-cell office:value-type="float" office:value="6.64157">
                <text:p>6.64157</text:p>
              </table:table-cell>
              <table:table-cell office:value-type="float" office:value="4.18917666666667">
                <text:p>4.18917666666667</text:p>
              </table:table-cell>
              <table:table-cell office:value-type="float" office:value="5.82758666666667">
                <text:p>5.82758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.58816333333333">
                <text:p>4.58816333333333</text:p>
              </table:table-cell>
              <table:table-cell office:value-type="float" office:value="6.20731">
                <text:p>6.20731</text:p>
              </table:table-cell>
              <table:table-cell office:value-type="float" office:value="3.51344">
                <text:p>3.51344</text:p>
              </table:table-cell>
              <table:table-cell office:value-type="float" office:value="5.65454666666667">
                <text:p>5.65454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.93313">
                <text:p>4.93313</text:p>
              </table:table-cell>
              <table:table-cell office:value-type="float" office:value="6.12933">
                <text:p>6.12933</text:p>
              </table:table-cell>
              <table:table-cell office:value-type="float" office:value="3.92575666666667">
                <text:p>3.92575666666667</text:p>
              </table:table-cell>
              <table:table-cell office:value-type="float" office:value="6.01918333333333">
                <text:p>6.01918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.66788333333333">
                <text:p>4.66788333333333</text:p>
              </table:table-cell>
              <table:table-cell office:value-type="float" office:value="6.33297333333333">
                <text:p>6.33297333333333</text:p>
              </table:table-cell>
              <table:table-cell office:value-type="float" office:value="6.74215666666667">
                <text:p>6.74215666666667</text:p>
              </table:table-cell>
              <table:table-cell office:value-type="float" office:value="5.23515666666667">
                <text:p>5.2351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78034666666667">
                <text:p>4.78034666666667</text:p>
              </table:table-cell>
              <table:table-cell office:value-type="float" office:value="6.42835333333333">
                <text:p>6.42835333333333</text:p>
              </table:table-cell>
              <table:table-cell office:value-type="float" office:value="4.17942">
                <text:p>4.17942</text:p>
              </table:table-cell>
              <table:table-cell office:value-type="float" office:value="5.28619666666667">
                <text:p>5.28619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12003333333333">
                <text:p>5.12003333333333</text:p>
              </table:table-cell>
              <table:table-cell office:value-type="float" office:value="7.75546333333333">
                <text:p>7.75546333333333</text:p>
              </table:table-cell>
              <table:table-cell office:value-type="float" office:value="4.83572333333333">
                <text:p>4.83572333333333</text:p>
              </table:table-cell>
              <table:table-cell office:value-type="float" office:value="5.85732333333333">
                <text:p>5.85732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69814333333333">
                <text:p>5.69814333333333</text:p>
              </table:table-cell>
              <table:table-cell office:value-type="float" office:value="6.96367333333333">
                <text:p>6.96367333333333</text:p>
              </table:table-cell>
              <table:table-cell office:value-type="float" office:value="4.84565333333333">
                <text:p>4.84565333333333</text:p>
              </table:table-cell>
              <table:table-cell office:value-type="float" office:value="5.62781333333333">
                <text:p>5.62781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5.47315333333333">
                <text:p>5.47315333333333</text:p>
              </table:table-cell>
              <table:table-cell office:value-type="float" office:value="6.45564333333333">
                <text:p>6.45564333333333</text:p>
              </table:table-cell>
              <table:table-cell office:value-type="float" office:value="6.12526333333333">
                <text:p>6.12526333333333</text:p>
              </table:table-cell>
              <table:table-cell office:value-type="float" office:value="6.39504">
                <text:p>6.39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84729">
                <text:p>4.84729</text:p>
              </table:table-cell>
              <table:table-cell office:value-type="float" office:value="6.17011">
                <text:p>6.17011</text:p>
              </table:table-cell>
              <table:table-cell office:value-type="float" office:value="4.82745">
                <text:p>4.82745</text:p>
              </table:table-cell>
              <table:table-cell office:value-type="float" office:value="5.13438666666667">
                <text:p>5.13438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4.86935666666667">
                <text:p>4.86935666666667</text:p>
              </table:table-cell>
              <table:table-cell office:value-type="float" office:value="6.30138333333333">
                <text:p>6.30138333333333</text:p>
              </table:table-cell>
              <table:table-cell office:value-type="float" office:value="4.54841333333334">
                <text:p>4.54841333333334</text:p>
              </table:table-cell>
              <table:table-cell office:value-type="float" office:value="6.00028666666667">
                <text:p>6.00028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20842">
                <text:p>5.20842</text:p>
              </table:table-cell>
              <table:table-cell office:value-type="float" office:value="6.88493333333333">
                <text:p>6.88493333333333</text:p>
              </table:table-cell>
              <table:table-cell office:value-type="float" office:value="4.50287333333333">
                <text:p>4.50287333333333</text:p>
              </table:table-cell>
              <table:table-cell office:value-type="float" office:value="5.32881">
                <text:p>5.32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5.41011">
                <text:p>5.41011</text:p>
              </table:table-cell>
              <table:table-cell office:value-type="float" office:value="6.68545666666666">
                <text:p>6.68545666666666</text:p>
              </table:table-cell>
              <table:table-cell office:value-type="float" office:value="4.86912333333333">
                <text:p>4.86912333333333</text:p>
              </table:table-cell>
              <table:table-cell office:value-type="float" office:value="6.31295333333333">
                <text:p>6.31295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12850333333333">
                <text:p>5.12850333333333</text:p>
              </table:table-cell>
              <table:table-cell office:value-type="float" office:value="5.75965">
                <text:p>5.75965</text:p>
              </table:table-cell>
              <table:table-cell office:value-type="float" office:value="4.27736">
                <text:p>4.27736</text:p>
              </table:table-cell>
              <table:table-cell office:value-type="float" office:value="5.30406">
                <text:p>5.304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